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01pt"/>
    </style:style>
    <style:style style:name="co2" style:family="table-column">
      <style:table-column-properties fo:break-before="auto" style:column-width="76.65pt"/>
    </style:style>
    <style:style style:name="co3" style:family="table-column">
      <style:table-column-properties fo:break-before="auto" style:column-width="100.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nergyVals" table:style-name="ta1">
        <table:shapes>
          <draw:frame draw:z-index="0" draw:style-name="gr1" draw:text-style-name="P1" svg:width="453.51pt" svg:height="255.09pt" svg:x="361.39pt" svg:y="2.83pt">
            <loext:p draw:notify-on-update-of-ranges="EnergyVals.A1:EnergyVals.A251 EnergyVals.B1:EnergyVals.B251 EnergyVals.C1:EnergyVals.C251 EnergyVals.D1:EnergyVals.D251 EnergyVals.E1:EnergyVals.E25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7028555056" calcext:value-type="float">
            <text:p>11.7028555056</text:p>
          </table:table-cell>
          <table:table-cell office:value-type="float" office:value="0.0000000000703718139108" calcext:value-type="float">
            <text:p>7.03718139108E-11</text:p>
          </table:table-cell>
          <table:table-cell office:value-type="float" office:value="11.7028555056" calcext:value-type="float">
            <text:p>11.7028555056</text:p>
          </table:table-cell>
          <table:table-cell office:value-type="float" office:value="11.1541905914" calcext:value-type="float">
            <text:p>11.1541905914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1.7028555338" calcext:value-type="float">
            <text:p>11.7028555338</text:p>
          </table:table-cell>
          <table:table-cell office:value-type="float" office:value="-2.85168031591E-017" calcext:value-type="float">
            <text:p>-2.85168031591E-17</text:p>
          </table:table-cell>
          <table:table-cell office:value-type="float" office:value="11.7028555338" calcext:value-type="float">
            <text:p>11.7028555338</text:p>
          </table:table-cell>
          <table:table-cell office:value-type="float" office:value="11.4279338648" calcext:value-type="float">
            <text:p>11.4279338648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1.7028555474" calcext:value-type="float">
            <text:p>11.7028555474</text:p>
          </table:table-cell>
          <table:table-cell office:value-type="float" office:value="-4.17794350162E-017" calcext:value-type="float">
            <text:p>-4.17794350162E-17</text:p>
          </table:table-cell>
          <table:table-cell office:value-type="float" office:value="11.7028555474" calcext:value-type="float">
            <text:p>11.7028555474</text:p>
          </table:table-cell>
          <table:table-cell office:value-type="float" office:value="11.7083952751" calcext:value-type="float">
            <text:p>11.7083952751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11.702855558" calcext:value-type="float">
            <text:p>11.702855558</text:p>
          </table:table-cell>
          <table:table-cell office:value-type="float" office:value="-4.34945156286E-017" calcext:value-type="float">
            <text:p>-4.34945156286E-17</text:p>
          </table:table-cell>
          <table:table-cell office:value-type="float" office:value="11.702855558" calcext:value-type="float">
            <text:p>11.702855558</text:p>
          </table:table-cell>
          <table:table-cell office:value-type="float" office:value="11.9957396972" calcext:value-type="float">
            <text:p>11.9957396972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1.7028555664" calcext:value-type="float">
            <text:p>11.7028555664</text:p>
          </table:table-cell>
          <table:table-cell office:value-type="float" office:value="-3.76927235189E-017" calcext:value-type="float">
            <text:p>-3.76927235189E-17</text:p>
          </table:table-cell>
          <table:table-cell office:value-type="float" office:value="11.7028555664" calcext:value-type="float">
            <text:p>11.7028555664</text:p>
          </table:table-cell>
          <table:table-cell office:value-type="float" office:value="12.2901360521" calcext:value-type="float">
            <text:p>12.2901360521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1.7028391052" calcext:value-type="float">
            <text:p>11.7028391052</text:p>
          </table:table-cell>
          <table:table-cell office:value-type="float" office:value="0.000660731149407" calcext:value-type="float">
            <text:p>0.0006607311</text:p>
          </table:table-cell>
          <table:table-cell office:value-type="float" office:value="11.7021783741" calcext:value-type="float">
            <text:p>11.7021783741</text:p>
          </table:table-cell>
          <table:table-cell office:value-type="float" office:value="12.5917574065" calcext:value-type="float">
            <text:p>12.5917574065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1.7027872906" calcext:value-type="float">
            <text:p>11.7027872906</text:p>
          </table:table-cell>
          <table:table-cell office:value-type="float" office:value="0.00631432261477" calcext:value-type="float">
            <text:p>0.0063143226</text:p>
          </table:table-cell>
          <table:table-cell office:value-type="float" office:value="11.696472968" calcext:value-type="float">
            <text:p>11.696472968</text:p>
          </table:table-cell>
          <table:table-cell office:value-type="float" office:value="12.9007810745" calcext:value-type="float">
            <text:p>12.9007810745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11.7027166364" calcext:value-type="float">
            <text:p>11.7027166364</text:p>
          </table:table-cell>
          <table:table-cell office:value-type="float" office:value="0.0208066097173" calcext:value-type="float">
            <text:p>0.0208066097</text:p>
          </table:table-cell>
          <table:table-cell office:value-type="float" office:value="11.6819100267" calcext:value-type="float">
            <text:p>11.6819100267</text:p>
          </table:table-cell>
          <table:table-cell office:value-type="float" office:value="13.2173887218" calcext:value-type="float">
            <text:p>13.2173887218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1.702640472" calcext:value-type="float">
            <text:p>11.702640472</text:p>
          </table:table-cell>
          <table:table-cell office:value-type="float" office:value="0.0458367884044" calcext:value-type="float">
            <text:p>0.0458367884</text:p>
          </table:table-cell>
          <table:table-cell office:value-type="float" office:value="11.6568036836" calcext:value-type="float">
            <text:p>11.6568036836</text:p>
          </table:table-cell>
          <table:table-cell office:value-type="float" office:value="13.5417664725" calcext:value-type="float">
            <text:p>13.5417664725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11.7025686959" calcext:value-type="float">
            <text:p>11.7025686959</text:p>
          </table:table-cell>
          <table:table-cell office:value-type="float" office:value="0.0814650325796" calcext:value-type="float">
            <text:p>0.0814650326</text:p>
          </table:table-cell>
          <table:table-cell office:value-type="float" office:value="11.6211036633" calcext:value-type="float">
            <text:p>11.6211036633</text:p>
          </table:table-cell>
          <table:table-cell office:value-type="float" office:value="13.8741050184" calcext:value-type="float">
            <text:p>13.8741050184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1.7025082387" calcext:value-type="float">
            <text:p>11.7025082387</text:p>
          </table:table-cell>
          <table:table-cell office:value-type="float" office:value="0.126561309238" calcext:value-type="float">
            <text:p>0.1265613092</text:p>
          </table:table-cell>
          <table:table-cell office:value-type="float" office:value="11.5759469295" calcext:value-type="float">
            <text:p>11.5759469295</text:p>
          </table:table-cell>
          <table:table-cell office:value-type="float" office:value="14.2145997313" calcext:value-type="float">
            <text:p>14.2145997313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11.7024635019" calcext:value-type="float">
            <text:p>11.7024635019</text:p>
          </table:table-cell>
          <table:table-cell office:value-type="float" office:value="0.179192862569" calcext:value-type="float">
            <text:p>0.1791928626</text:p>
          </table:table-cell>
          <table:table-cell office:value-type="float" office:value="11.5232706393" calcext:value-type="float">
            <text:p>11.5232706393</text:p>
          </table:table-cell>
          <table:table-cell office:value-type="float" office:value="14.5634507778" calcext:value-type="float">
            <text:p>14.5634507778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1.7024367413" calcext:value-type="float">
            <text:p>11.7024367413</text:p>
          </table:table-cell>
          <table:table-cell office:value-type="float" office:value="0.23695398859" calcext:value-type="float">
            <text:p>0.2369539886</text:p>
          </table:table-cell>
          <table:table-cell office:value-type="float" office:value="11.4654827527" calcext:value-type="float">
            <text:p>11.4654827527</text:p>
          </table:table-cell>
          <table:table-cell office:value-type="float" office:value="14.9208632369" calcext:value-type="float">
            <text:p>14.9208632369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1.7024284824" calcext:value-type="float">
            <text:p>11.7024284824</text:p>
          </table:table-cell>
          <table:table-cell office:value-type="float" office:value="0.297241685827" calcext:value-type="float">
            <text:p>0.2972416858</text:p>
          </table:table-cell>
          <table:table-cell office:value-type="float" office:value="11.4051867965" calcext:value-type="float">
            <text:p>11.4051867965</text:p>
          </table:table-cell>
          <table:table-cell office:value-type="float" office:value="15.2870472205" calcext:value-type="float">
            <text:p>15.2870472205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1.7024378026" calcext:value-type="float">
            <text:p>11.7024378026</text:p>
          </table:table-cell>
          <table:table-cell office:value-type="float" office:value="0.357480823419" calcext:value-type="float">
            <text:p>0.3574808234</text:p>
          </table:table-cell>
          <table:table-cell office:value-type="float" office:value="11.3449569792" calcext:value-type="float">
            <text:p>11.3449569792</text:p>
          </table:table-cell>
          <table:table-cell office:value-type="float" office:value="15.6622179971" calcext:value-type="float">
            <text:p>15.6622179971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1.7024627114" calcext:value-type="float">
            <text:p>11.7024627114</text:p>
          </table:table-cell>
          <table:table-cell office:value-type="float" office:value="0.415302380496" calcext:value-type="float">
            <text:p>0.4153023805</text:p>
          </table:table-cell>
          <table:table-cell office:value-type="float" office:value="11.2871603309" calcext:value-type="float">
            <text:p>11.2871603309</text:p>
          </table:table-cell>
          <table:table-cell office:value-type="float" office:value="16.0465961184" calcext:value-type="float">
            <text:p>16.0465961184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1.7025004023" calcext:value-type="float">
            <text:p>11.7025004023</text:p>
          </table:table-cell>
          <table:table-cell office:value-type="float" office:value="0.468678428466" calcext:value-type="float">
            <text:p>0.4686784285</text:p>
          </table:table-cell>
          <table:table-cell office:value-type="float" office:value="11.2338219739" calcext:value-type="float">
            <text:p>11.2338219739</text:p>
          </table:table-cell>
          <table:table-cell office:value-type="float" office:value="16.4404075485" calcext:value-type="float">
            <text:p>16.4404075485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11.7025475348" calcext:value-type="float">
            <text:p>11.7025475348</text:p>
          </table:table-cell>
          <table:table-cell office:value-type="float" office:value="0.516017405862" calcext:value-type="float">
            <text:p>0.5160174059</text:p>
          </table:table-cell>
          <table:table-cell office:value-type="float" office:value="11.186530129" calcext:value-type="float">
            <text:p>11.186530129</text:p>
          </table:table-cell>
          <table:table-cell office:value-type="float" office:value="16.8438837973" calcext:value-type="float">
            <text:p>16.8438837973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1.7026004874" calcext:value-type="float">
            <text:p>11.7026004874</text:p>
          </table:table-cell>
          <table:table-cell office:value-type="float" office:value="0.556223326175" calcext:value-type="float">
            <text:p>0.5562233262</text:p>
          </table:table-cell>
          <table:table-cell office:value-type="float" office:value="11.1463771612" calcext:value-type="float">
            <text:p>11.1463771612</text:p>
          </table:table-cell>
          <table:table-cell office:value-type="float" office:value="17.2572620563" calcext:value-type="float">
            <text:p>17.2572620563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11.7026555427" calcext:value-type="float">
            <text:p>11.7026555427</text:p>
          </table:table-cell>
          <table:table-cell office:value-type="float" office:value="0.588722538444" calcext:value-type="float">
            <text:p>0.5887225384</text:p>
          </table:table-cell>
          <table:table-cell office:value-type="float" office:value="11.1139330043" calcext:value-type="float">
            <text:p>11.1139330043</text:p>
          </table:table-cell>
          <table:table-cell office:value-type="float" office:value="17.6807853382" calcext:value-type="float">
            <text:p>17.6807853382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1.7027091171" calcext:value-type="float">
            <text:p>11.7027091171</text:p>
          </table:table-cell>
          <table:table-cell office:value-type="float" office:value="0.613461592535" calcext:value-type="float">
            <text:p>0.6134615925</text:p>
          </table:table-cell>
          <table:table-cell office:value-type="float" office:value="11.0892475246" calcext:value-type="float">
            <text:p>11.0892475246</text:p>
          </table:table-cell>
          <table:table-cell office:value-type="float" office:value="18.1147026193" calcext:value-type="float">
            <text:p>18.1147026193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11.7027579078" calcext:value-type="float">
            <text:p>11.7027579078</text:p>
          </table:table-cell>
          <table:table-cell office:value-type="float" office:value="0.630879805493" calcext:value-type="float">
            <text:p>0.6308798055</text:p>
          </table:table-cell>
          <table:table-cell office:value-type="float" office:value="11.0718781023" calcext:value-type="float">
            <text:p>11.0718781023</text:p>
          </table:table-cell>
          <table:table-cell office:value-type="float" office:value="18.5592689867" calcext:value-type="float">
            <text:p>18.5592689867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1.702799004" calcext:value-type="float">
            <text:p>11.702799004</text:p>
          </table:table-cell>
          <table:table-cell office:value-type="float" office:value="0.641860347744" calcext:value-type="float">
            <text:p>0.6418603477</text:p>
          </table:table-cell>
          <table:table-cell office:value-type="float" office:value="11.0609386562" calcext:value-type="float">
            <text:p>11.0609386562</text:p>
          </table:table-cell>
          <table:table-cell office:value-type="float" office:value="19.0147457873" calcext:value-type="float">
            <text:p>19.0147457873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11.7028300447" calcext:value-type="float">
            <text:p>11.7028300447</text:p>
          </table:table-cell>
          <table:table-cell office:value-type="float" office:value="0.647663101199" calcext:value-type="float">
            <text:p>0.6476631012</text:p>
          </table:table-cell>
          <table:table-cell office:value-type="float" office:value="11.0551669435" calcext:value-type="float">
            <text:p>11.0551669435</text:p>
          </table:table-cell>
          <table:table-cell office:value-type="float" office:value="19.4814007823" calcext:value-type="float">
            <text:p>19.4814007823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1.7028492756" calcext:value-type="float">
            <text:p>11.7028492756</text:p>
          </table:table-cell>
          <table:table-cell office:value-type="float" office:value="0.649843156633" calcext:value-type="float">
            <text:p>0.6498431566</text:p>
          </table:table-cell>
          <table:table-cell office:value-type="float" office:value="11.0530061189" calcext:value-type="float">
            <text:p>11.0530061189</text:p>
          </table:table-cell>
          <table:table-cell office:value-type="float" office:value="19.9595083041" calcext:value-type="float">
            <text:p>19.959508304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1.7028791512" calcext:value-type="float">
            <text:p>11.7028791512</text:p>
          </table:table-cell>
          <table:table-cell office:value-type="float" office:value="0.650219580148" calcext:value-type="float">
            <text:p>0.6502195801</text:p>
          </table:table-cell>
          <table:table-cell office:value-type="float" office:value="11.052659571" calcext:value-type="float">
            <text:p>11.052659571</text:p>
          </table:table-cell>
          <table:table-cell office:value-type="float" office:value="20.4493494175" calcext:value-type="float">
            <text:p>20.4493494175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3.0835030864" calcext:value-type="float">
            <text:p>13.0835030864</text:p>
          </table:table-cell>
          <table:table-cell office:value-type="float" office:value="0.358067021141" calcext:value-type="float">
            <text:p>0.3580670211</text:p>
          </table:table-cell>
          <table:table-cell office:value-type="float" office:value="12.7254360652" calcext:value-type="float">
            <text:p>12.7254360652</text:p>
          </table:table-cell>
          <table:table-cell office:value-type="float" office:value="20.9512120854" calcext:value-type="float">
            <text:p>20.9512120854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13.0849160799" calcext:value-type="float">
            <text:p>13.0849160799</text:p>
          </table:table-cell>
          <table:table-cell office:value-type="float" office:value="0.376969752589" calcext:value-type="float">
            <text:p>0.3769697526</text:p>
          </table:table-cell>
          <table:table-cell office:value-type="float" office:value="12.7079463274" calcext:value-type="float">
            <text:p>12.7079463274</text:p>
          </table:table-cell>
          <table:table-cell office:value-type="float" office:value="21.4653913377" calcext:value-type="float">
            <text:p>21.4653913377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3.0869925008" calcext:value-type="float">
            <text:p>13.0869925008</text:p>
          </table:table-cell>
          <table:table-cell office:value-type="float" office:value="0.423779203192" calcext:value-type="float">
            <text:p>0.4237792032</text:p>
          </table:table-cell>
          <table:table-cell office:value-type="float" office:value="12.6632132976" calcext:value-type="float">
            <text:p>12.6632132976</text:p>
          </table:table-cell>
          <table:table-cell office:value-type="float" office:value="21.9921894448" calcext:value-type="float">
            <text:p>21.9921894448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13.089323159" calcext:value-type="float">
            <text:p>13.089323159</text:p>
          </table:table-cell>
          <table:table-cell office:value-type="float" office:value="0.504754555134" calcext:value-type="float">
            <text:p>0.5047545551</text:p>
          </table:table-cell>
          <table:table-cell office:value-type="float" office:value="12.5845686038" calcext:value-type="float">
            <text:p>12.5845686038</text:p>
          </table:table-cell>
          <table:table-cell office:value-type="float" office:value="22.5319160954" calcext:value-type="float">
            <text:p>22.5319160954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3.0914126936" calcext:value-type="float">
            <text:p>13.0914126936</text:p>
          </table:table-cell>
          <table:table-cell office:value-type="float" office:value="0.618511997024" calcext:value-type="float">
            <text:p>0.618511997</text:p>
          </table:table-cell>
          <table:table-cell office:value-type="float" office:value="12.4729006966" calcext:value-type="float">
            <text:p>12.4729006966</text:p>
          </table:table-cell>
          <table:table-cell office:value-type="float" office:value="23.0848885785" calcext:value-type="float">
            <text:p>23.0848885785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13.0927523398" calcext:value-type="float">
            <text:p>13.0927523398</text:p>
          </table:table-cell>
          <table:table-cell office:value-type="float" office:value="0.755415232921" calcext:value-type="float">
            <text:p>0.7554152329</text:p>
          </table:table-cell>
          <table:table-cell office:value-type="float" office:value="12.3373371069" calcext:value-type="float">
            <text:p>12.3373371069</text:p>
          </table:table-cell>
          <table:table-cell office:value-type="float" office:value="23.6514319699" calcext:value-type="float">
            <text:p>23.6514319699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3.0929083349" calcext:value-type="float">
            <text:p>13.0929083349</text:p>
          </table:table-cell>
          <table:table-cell office:value-type="float" office:value="0.898561901253" calcext:value-type="float">
            <text:p>0.8985619013</text:p>
          </table:table-cell>
          <table:table-cell office:value-type="float" office:value="12.1943464337" calcext:value-type="float">
            <text:p>12.1943464337</text:p>
          </table:table-cell>
          <table:table-cell office:value-type="float" office:value="24.2318793233" calcext:value-type="float">
            <text:p>24.2318793233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13.0916655056" calcext:value-type="float">
            <text:p>13.0916655056</text:p>
          </table:table-cell>
          <table:table-cell office:value-type="float" office:value="1.02682764295" calcext:value-type="float">
            <text:p>1.026827643</text:p>
          </table:table-cell>
          <table:table-cell office:value-type="float" office:value="12.0648378627" calcext:value-type="float">
            <text:p>12.0648378627</text:p>
          </table:table-cell>
          <table:table-cell office:value-type="float" office:value="24.8265718662" calcext:value-type="float">
            <text:p>24.8265718662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3.0891359022" calcext:value-type="float">
            <text:p>13.0891359022</text:p>
          </table:table-cell>
          <table:table-cell office:value-type="float" office:value="1.12027006315" calcext:value-type="float">
            <text:p>1.1202700632</text:p>
          </table:table-cell>
          <table:table-cell office:value-type="float" office:value="11.9688658391" calcext:value-type="float">
            <text:p>11.9688658391</text:p>
          </table:table-cell>
          <table:table-cell office:value-type="float" office:value="25.4358592004" calcext:value-type="float">
            <text:p>25.4358592004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3.0859362261" calcext:value-type="float">
            <text:p>13.0859362261</text:p>
          </table:table-cell>
          <table:table-cell office:value-type="float" office:value="1.1683991022" calcext:value-type="float">
            <text:p>1.1683991022</text:p>
          </table:table-cell>
          <table:table-cell office:value-type="float" office:value="11.9175371239" calcext:value-type="float">
            <text:p>11.9175371239</text:p>
          </table:table-cell>
          <table:table-cell office:value-type="float" office:value="26.0600995074" calcext:value-type="float">
            <text:p>26.0600995074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3.0833864532" calcext:value-type="float">
            <text:p>13.0833864532</text:p>
          </table:table-cell>
          <table:table-cell office:value-type="float" office:value="1.18165009467" calcext:value-type="float">
            <text:p>1.1816500947</text:p>
          </table:table-cell>
          <table:table-cell office:value-type="float" office:value="11.9017363585" calcext:value-type="float">
            <text:p>11.9017363585</text:p>
          </table:table-cell>
          <table:table-cell office:value-type="float" office:value="26.6996597594" calcext:value-type="float">
            <text:p>26.6996597594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13.0829880916" calcext:value-type="float">
            <text:p>13.0829880916</text:p>
          </table:table-cell>
          <table:table-cell office:value-type="float" office:value="1.19516455156" calcext:value-type="float">
            <text:p>1.1951645516</text:p>
          </table:table-cell>
          <table:table-cell office:value-type="float" office:value="11.8878235401" calcext:value-type="float">
            <text:p>11.8878235401</text:p>
          </table:table-cell>
          <table:table-cell office:value-type="float" office:value="27.3549159343" calcext:value-type="float">
            <text:p>27.3549159343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3.0829852797" calcext:value-type="float">
            <text:p>13.0829852797</text:p>
          </table:table-cell>
          <table:table-cell office:value-type="float" office:value="1.21106132124" calcext:value-type="float">
            <text:p>1.2110613212</text:p>
          </table:table-cell>
          <table:table-cell office:value-type="float" office:value="11.8719239585" calcext:value-type="float">
            <text:p>11.8719239585</text:p>
          </table:table-cell>
          <table:table-cell office:value-type="float" office:value="28.0262532376" calcext:value-type="float">
            <text:p>28.0262532376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13.0829841341" calcext:value-type="float">
            <text:p>13.0829841341</text:p>
          </table:table-cell>
          <table:table-cell office:value-type="float" office:value="1.22738266608" calcext:value-type="float">
            <text:p>1.2273826661</text:p>
          </table:table-cell>
          <table:table-cell office:value-type="float" office:value="11.855601468" calcext:value-type="float">
            <text:p>11.855601468</text:p>
          </table:table-cell>
          <table:table-cell office:value-type="float" office:value="28.7140663281" calcext:value-type="float">
            <text:p>28.7140663281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3.0829845806" calcext:value-type="float">
            <text:p>13.0829845806</text:p>
          </table:table-cell>
          <table:table-cell office:value-type="float" office:value="1.24390058402" calcext:value-type="float">
            <text:p>1.243900584</text:p>
          </table:table-cell>
          <table:table-cell office:value-type="float" office:value="11.8390839966" calcext:value-type="float">
            <text:p>11.8390839966</text:p>
          </table:table-cell>
          <table:table-cell office:value-type="float" office:value="29.4187595503" calcext:value-type="float">
            <text:p>29.4187595503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13.0829864268" calcext:value-type="float">
            <text:p>13.0829864268</text:p>
          </table:table-cell>
          <table:table-cell office:value-type="float" office:value="1.26039297523" calcext:value-type="float">
            <text:p>1.2603929752</text:p>
          </table:table-cell>
          <table:table-cell office:value-type="float" office:value="11.8225934516" calcext:value-type="float">
            <text:p>11.8225934516</text:p>
          </table:table-cell>
          <table:table-cell office:value-type="float" office:value="30.1407471722" calcext:value-type="float">
            <text:p>30.1407471722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3.082989507" calcext:value-type="float">
            <text:p>13.082989507</text:p>
          </table:table-cell>
          <table:table-cell office:value-type="float" office:value="1.27664855718" calcext:value-type="float">
            <text:p>1.2766485572</text:p>
          </table:table-cell>
          <table:table-cell office:value-type="float" office:value="11.8063409498" calcext:value-type="float">
            <text:p>11.8063409498</text:p>
          </table:table-cell>
          <table:table-cell office:value-type="float" office:value="30.8804536284" calcext:value-type="float">
            <text:p>30.8804536284</text:p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13.0829936124" calcext:value-type="float">
            <text:p>13.0829936124</text:p>
          </table:table-cell>
          <table:table-cell office:value-type="float" office:value="1.29247100404" calcext:value-type="float">
            <text:p>1.292471004</text:p>
          </table:table-cell>
          <table:table-cell office:value-type="float" office:value="11.7905226083" calcext:value-type="float">
            <text:p>11.7905226083</text:p>
          </table:table-cell>
          <table:table-cell office:value-type="float" office:value="31.6383137699" calcext:value-type="float">
            <text:p>31.6383137699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3.0829985413" calcext:value-type="float">
            <text:p>13.0829985413</text:p>
          </table:table-cell>
          <table:table-cell office:value-type="float" office:value="1.30768222773" calcext:value-type="float">
            <text:p>1.3076822277</text:p>
          </table:table-cell>
          <table:table-cell office:value-type="float" office:value="11.7753163136" calcext:value-type="float">
            <text:p>11.7753163136</text:p>
          </table:table-cell>
          <table:table-cell office:value-type="float" office:value="32.41477312" calcext:value-type="float">
            <text:p>32.41477312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13.0830040555" calcext:value-type="float">
            <text:p>13.0830040555</text:p>
          </table:table-cell>
          <table:table-cell office:value-type="float" office:value="1.32212530894" calcext:value-type="float">
            <text:p>1.3221253089</text:p>
          </table:table-cell>
          <table:table-cell office:value-type="float" office:value="11.7608787466" calcext:value-type="float">
            <text:p>11.7608787466</text:p>
          </table:table-cell>
          <table:table-cell office:value-type="float" office:value="33.2102881354" calcext:value-type="float">
            <text:p>33.2102881354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3.0830097073" calcext:value-type="float">
            <text:p>13.0830097073</text:p>
          </table:table-cell>
          <table:table-cell office:value-type="float" office:value="1.33566872655" calcext:value-type="float">
            <text:p>1.3356687266</text:p>
          </table:table-cell>
          <table:table-cell office:value-type="float" office:value="11.7473409808" calcext:value-type="float">
            <text:p>11.7473409808</text:p>
          </table:table-cell>
          <table:table-cell office:value-type="float" office:value="34.0253264755" calcext:value-type="float">
            <text:p>34.0253264755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13.0830159731" calcext:value-type="float">
            <text:p>13.0830159731</text:p>
          </table:table-cell>
          <table:table-cell office:value-type="float" office:value="1.34819653556" calcext:value-type="float">
            <text:p>1.3481965356</text:p>
          </table:table-cell>
          <table:table-cell office:value-type="float" office:value="11.7348194375" calcext:value-type="float">
            <text:p>11.7348194375</text:p>
          </table:table-cell>
          <table:table-cell office:value-type="float" office:value="34.8603672767" calcext:value-type="float">
            <text:p>34.8603672767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3.0830217843" calcext:value-type="float">
            <text:p>13.0830217843</text:p>
          </table:table-cell>
          <table:table-cell office:value-type="float" office:value="1.35963109256" calcext:value-type="float">
            <text:p>1.3596310926</text:p>
          </table:table-cell>
          <table:table-cell office:value-type="float" office:value="11.7233906917" calcext:value-type="float">
            <text:p>11.7233906917</text:p>
          </table:table-cell>
          <table:table-cell office:value-type="float" office:value="35.7159014343" calcext:value-type="float">
            <text:p>35.7159014343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13.0830274016" calcext:value-type="float">
            <text:p>13.0830274016</text:p>
          </table:table-cell>
          <table:table-cell office:value-type="float" office:value="1.36991450722" calcext:value-type="float">
            <text:p>1.3699145072</text:p>
          </table:table-cell>
          <table:table-cell office:value-type="float" office:value="11.7131128944" calcext:value-type="float">
            <text:p>11.7131128944</text:p>
          </table:table-cell>
          <table:table-cell office:value-type="float" office:value="36.5924318908" calcext:value-type="float">
            <text:p>36.5924318908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2.9770271382" calcext:value-type="float">
            <text:p>22.9770271382</text:p>
          </table:table-cell>
          <table:table-cell office:value-type="float" office:value="2.98554446003" calcext:value-type="float">
            <text:p>2.98554446</text:p>
          </table:table-cell>
          <table:table-cell office:value-type="float" office:value="19.9914826781" calcext:value-type="float">
            <text:p>19.9914826781</text:p>
          </table:table-cell>
          <table:table-cell office:value-type="float" office:value="37.4904739321" calcext:value-type="float">
            <text:p>37.4904739321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22.9756891412" calcext:value-type="float">
            <text:p>22.9756891412</text:p>
          </table:table-cell>
          <table:table-cell office:value-type="float" office:value="3.03777720749" calcext:value-type="float">
            <text:p>3.0377772075</text:p>
          </table:table-cell>
          <table:table-cell office:value-type="float" office:value="19.9379119338" calcext:value-type="float">
            <text:p>19.9379119338</text:p>
          </table:table-cell>
          <table:table-cell office:value-type="float" office:value="38.41055549" calcext:value-type="float">
            <text:p>38.41055549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22.9746852302" calcext:value-type="float">
            <text:p>22.9746852302</text:p>
          </table:table-cell>
          <table:table-cell office:value-type="float" office:value="3.08121859678" calcext:value-type="float">
            <text:p>3.0812185968</text:p>
          </table:table-cell>
          <table:table-cell office:value-type="float" office:value="19.8934666335" calcext:value-type="float">
            <text:p>19.8934666335</text:p>
          </table:table-cell>
          <table:table-cell office:value-type="float" office:value="39.3532174525" calcext:value-type="float">
            <text:p>39.3532174525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22.9739049265" calcext:value-type="float">
            <text:p>22.9739049265</text:p>
          </table:table-cell>
          <table:table-cell office:value-type="float" office:value="3.11491225975" calcext:value-type="float">
            <text:p>3.1149122598</text:p>
          </table:table-cell>
          <table:table-cell office:value-type="float" office:value="19.8589926668" calcext:value-type="float">
            <text:p>19.8589926668</text:p>
          </table:table-cell>
          <table:table-cell office:value-type="float" office:value="40.3190139822" calcext:value-type="float">
            <text:p>40.3190139822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22.9732711506" calcext:value-type="float">
            <text:p>22.9732711506</text:p>
          </table:table-cell>
          <table:table-cell office:value-type="float" office:value="3.13927668004" calcext:value-type="float">
            <text:p>3.13927668</text:p>
          </table:table-cell>
          <table:table-cell office:value-type="float" office:value="19.8339944706" calcext:value-type="float">
            <text:p>19.8339944706</text:p>
          </table:table-cell>
          <table:table-cell office:value-type="float" office:value="41.3085128416" calcext:value-type="float">
            <text:p>41.3085128416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22.9727686247" calcext:value-type="float">
            <text:p>22.9727686247</text:p>
          </table:table-cell>
          <table:table-cell office:value-type="float" office:value="3.15517893833" calcext:value-type="float">
            <text:p>3.1551789383</text:p>
          </table:table-cell>
          <table:table-cell office:value-type="float" office:value="19.8175896864" calcext:value-type="float">
            <text:p>19.8175896864</text:p>
          </table:table-cell>
          <table:table-cell office:value-type="float" office:value="42.3222957273" calcext:value-type="float">
            <text:p>42.3222957273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22.9723954389" calcext:value-type="float">
            <text:p>22.9723954389</text:p>
          </table:table-cell>
          <table:table-cell office:value-type="float" office:value="3.16378035096" calcext:value-type="float">
            <text:p>3.163780351</text:p>
          </table:table-cell>
          <table:table-cell office:value-type="float" office:value="19.8086150879" calcext:value-type="float">
            <text:p>19.8086150879</text:p>
          </table:table-cell>
          <table:table-cell office:value-type="float" office:value="43.3609586115" calcext:value-type="float">
            <text:p>43.3609586115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22.9722581075" calcext:value-type="float">
            <text:p>22.9722581075</text:p>
          </table:table-cell>
          <table:table-cell office:value-type="float" office:value="3.16594890145" calcext:value-type="float">
            <text:p>3.1659489015</text:p>
          </table:table-cell>
          <table:table-cell office:value-type="float" office:value="19.8063092061" calcext:value-type="float">
            <text:p>19.8063092061</text:p>
          </table:table-cell>
          <table:table-cell office:value-type="float" office:value="44.4251120928" calcext:value-type="float">
            <text:p>44.4251120928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2.9788874517" calcext:value-type="float">
            <text:p>22.9788874517</text:p>
          </table:table-cell>
          <table:table-cell office:value-type="float" office:value="3.1836275808" calcext:value-type="float">
            <text:p>3.1836275808</text:p>
          </table:table-cell>
          <table:table-cell office:value-type="float" office:value="19.795259871" calcext:value-type="float">
            <text:p>19.795259871</text:p>
          </table:table-cell>
          <table:table-cell office:value-type="float" office:value="45.5153817548" calcext:value-type="float">
            <text:p>45.5153817548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22.9920027759" calcext:value-type="float">
            <text:p>22.9920027759</text:p>
          </table:table-cell>
          <table:table-cell office:value-type="float" office:value="3.33514244586" calcext:value-type="float">
            <text:p>3.3351424459</text:p>
          </table:table-cell>
          <table:table-cell office:value-type="float" office:value="19.6568603301" calcext:value-type="float">
            <text:p>19.6568603301</text:p>
          </table:table-cell>
          <table:table-cell office:value-type="float" office:value="46.6324085341" calcext:value-type="float">
            <text:p>46.6324085341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3.0026516613" calcext:value-type="float">
            <text:p>23.0026516613</text:p>
          </table:table-cell>
          <table:table-cell office:value-type="float" office:value="3.67721067785" calcext:value-type="float">
            <text:p>3.6772106779</text:p>
          </table:table-cell>
          <table:table-cell office:value-type="float" office:value="19.3254409835" calcext:value-type="float">
            <text:p>19.3254409835</text:p>
          </table:table-cell>
          <table:table-cell office:value-type="float" office:value="47.776849097" calcext:value-type="float">
            <text:p>47.776849097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23.0015191276" calcext:value-type="float">
            <text:p>23.0015191276</text:p>
          </table:table-cell>
          <table:table-cell office:value-type="float" office:value="4.11297865293" calcext:value-type="float">
            <text:p>4.1129786529</text:p>
          </table:table-cell>
          <table:table-cell office:value-type="float" office:value="18.8885404747" calcext:value-type="float">
            <text:p>18.8885404747</text:p>
          </table:table-cell>
          <table:table-cell office:value-type="float" office:value="48.9493762255" calcext:value-type="float">
            <text:p>48.9493762255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2.9862206815" calcext:value-type="float">
            <text:p>22.9862206815</text:p>
          </table:table-cell>
          <table:table-cell office:value-type="float" office:value="4.42301768937" calcext:value-type="float">
            <text:p>4.4230176894</text:p>
          </table:table-cell>
          <table:table-cell office:value-type="float" office:value="18.5632029921" calcext:value-type="float">
            <text:p>18.5632029921</text:p>
          </table:table-cell>
          <table:table-cell office:value-type="float" office:value="50.1506792129" calcext:value-type="float">
            <text:p>50.1506792129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22.9714128852" calcext:value-type="float">
            <text:p>22.9714128852</text:p>
          </table:table-cell>
          <table:table-cell office:value-type="float" office:value="4.48137110398" calcext:value-type="float">
            <text:p>4.481371104</text:p>
          </table:table-cell>
          <table:table-cell office:value-type="float" office:value="18.4900417812" calcext:value-type="float">
            <text:p>18.4900417812</text:p>
          </table:table-cell>
          <table:table-cell office:value-type="float" office:value="51.3814642689" calcext:value-type="float">
            <text:p>51.3814642689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2.9712357418" calcext:value-type="float">
            <text:p>22.9712357418</text:p>
          </table:table-cell>
          <table:table-cell office:value-type="float" office:value="4.47512624838" calcext:value-type="float">
            <text:p>4.4751262484</text:p>
          </table:table-cell>
          <table:table-cell office:value-type="float" office:value="18.4961094935" calcext:value-type="float">
            <text:p>18.4961094935</text:p>
          </table:table-cell>
          <table:table-cell office:value-type="float" office:value="52.6424549348" calcext:value-type="float">
            <text:p>52.6424549348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22.9711296438" calcext:value-type="float">
            <text:p>22.9711296438</text:p>
          </table:table-cell>
          <table:table-cell office:value-type="float" office:value="4.46557737346" calcext:value-type="float">
            <text:p>4.4655773735</text:p>
          </table:table-cell>
          <table:table-cell office:value-type="float" office:value="18.5055522703" calcext:value-type="float">
            <text:p>18.5055522703</text:p>
          </table:table-cell>
          <table:table-cell office:value-type="float" office:value="53.9343925089" calcext:value-type="float">
            <text:p>53.9343925089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2.9710246102" calcext:value-type="float">
            <text:p>22.9710246102</text:p>
          </table:table-cell>
          <table:table-cell office:value-type="float" office:value="4.45465533908" calcext:value-type="float">
            <text:p>4.4546553391</text:p>
          </table:table-cell>
          <table:table-cell office:value-type="float" office:value="18.5163692711" calcext:value-type="float">
            <text:p>18.5163692711</text:p>
          </table:table-cell>
          <table:table-cell office:value-type="float" office:value="55.2580364824" calcext:value-type="float">
            <text:p>55.2580364824</text:p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22.9709183603" calcext:value-type="float">
            <text:p>22.9709183603</text:p>
          </table:table-cell>
          <table:table-cell office:value-type="float" office:value="4.44272171029" calcext:value-type="float">
            <text:p>4.4427217103</text:p>
          </table:table-cell>
          <table:table-cell office:value-type="float" office:value="18.52819665" calcext:value-type="float">
            <text:p>18.52819665</text:p>
          </table:table-cell>
          <table:table-cell office:value-type="float" office:value="56.6141649854" calcext:value-type="float">
            <text:p>56.6141649854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2.9708129823" calcext:value-type="float">
            <text:p>22.9708129823</text:p>
          </table:table-cell>
          <table:table-cell office:value-type="float" office:value="4.43018532345" calcext:value-type="float">
            <text:p>4.4301853235</text:p>
          </table:table-cell>
          <table:table-cell office:value-type="float" office:value="18.5406276588" calcext:value-type="float">
            <text:p>18.5406276588</text:p>
          </table:table-cell>
          <table:table-cell office:value-type="float" office:value="58.0035752449" calcext:value-type="float">
            <text:p>58.0035752449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22.9707126077" calcext:value-type="float">
            <text:p>22.9707126077</text:p>
          </table:table-cell>
          <table:table-cell office:value-type="float" office:value="4.41736205677" calcext:value-type="float">
            <text:p>4.4173620568</text:p>
          </table:table-cell>
          <table:table-cell office:value-type="float" office:value="18.5533505509" calcext:value-type="float">
            <text:p>18.5533505509</text:p>
          </table:table-cell>
          <table:table-cell office:value-type="float" office:value="59.4270840533" calcext:value-type="float">
            <text:p>59.4270840533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2.9706226319" calcext:value-type="float">
            <text:p>22.9706226319</text:p>
          </table:table-cell>
          <table:table-cell office:value-type="float" office:value="4.40440931977" calcext:value-type="float">
            <text:p>4.4044093198</text:p>
          </table:table-cell>
          <table:table-cell office:value-type="float" office:value="18.5662133121" calcext:value-type="float">
            <text:p>18.5662133121</text:p>
          </table:table-cell>
          <table:table-cell office:value-type="float" office:value="60.8855282483" calcext:value-type="float">
            <text:p>60.8855282483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22.9698030323" calcext:value-type="float">
            <text:p>22.9698030323</text:p>
          </table:table-cell>
          <table:table-cell office:value-type="float" office:value="4.39922625731" calcext:value-type="float">
            <text:p>4.3992262573</text:p>
          </table:table-cell>
          <table:table-cell office:value-type="float" office:value="18.570576775" calcext:value-type="float">
            <text:p>18.570576775</text:p>
          </table:table-cell>
          <table:table-cell office:value-type="float" office:value="62.3797652052" calcext:value-type="float">
            <text:p>62.3797652052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2.9692143568" calcext:value-type="float">
            <text:p>22.9692143568</text:p>
          </table:table-cell>
          <table:table-cell office:value-type="float" office:value="4.40405953106" calcext:value-type="float">
            <text:p>4.4040595311</text:p>
          </table:table-cell>
          <table:table-cell office:value-type="float" office:value="18.5651548257" calcext:value-type="float">
            <text:p>18.5651548257</text:p>
          </table:table-cell>
          <table:table-cell office:value-type="float" office:value="63.9106733407" calcext:value-type="float">
            <text:p>63.9106733407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22.9687727643" calcext:value-type="float">
            <text:p>22.9687727643</text:p>
          </table:table-cell>
          <table:table-cell office:value-type="float" office:value="4.41410719552" calcext:value-type="float">
            <text:p>4.4141071955</text:p>
          </table:table-cell>
          <table:table-cell office:value-type="float" office:value="18.5546655688" calcext:value-type="float">
            <text:p>18.5546655688</text:p>
          </table:table-cell>
          <table:table-cell office:value-type="float" office:value="65.4791526295" calcext:value-type="float">
            <text:p>65.4791526295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22.9684105425" calcext:value-type="float">
            <text:p>22.9684105425</text:p>
          </table:table-cell>
          <table:table-cell office:value-type="float" office:value="4.42903385258" calcext:value-type="float">
            <text:p>4.4290338526</text:p>
          </table:table-cell>
          <table:table-cell office:value-type="float" office:value="18.5393766899" calcext:value-type="float">
            <text:p>18.5393766899</text:p>
          </table:table-cell>
          <table:table-cell office:value-type="float" office:value="67.0861251332" calcext:value-type="float">
            <text:p>67.0861251332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22.9680990501" calcext:value-type="float">
            <text:p>22.9680990501</text:p>
          </table:table-cell>
          <table:table-cell office:value-type="float" office:value="4.44839498161" calcext:value-type="float">
            <text:p>4.4483949816</text:p>
          </table:table-cell>
          <table:table-cell office:value-type="float" office:value="18.5197040685" calcext:value-type="float">
            <text:p>18.5197040685</text:p>
          </table:table-cell>
          <table:table-cell office:value-type="float" office:value="68.7325355422" calcext:value-type="float">
            <text:p>68.7325355422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49.4622582338" calcext:value-type="float">
            <text:p>49.4622582338</text:p>
          </table:table-cell>
          <table:table-cell office:value-type="float" office:value="11.0356334639" calcext:value-type="float">
            <text:p>11.0356334639</text:p>
          </table:table-cell>
          <table:table-cell office:value-type="float" office:value="38.42662477" calcext:value-type="float">
            <text:p>38.42662477</text:p>
          </table:table-cell>
          <table:table-cell office:value-type="float" office:value="70.4193517316" calcext:value-type="float">
            <text:p>70.4193517316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49.4617171572" calcext:value-type="float">
            <text:p>49.4617171572</text:p>
          </table:table-cell>
          <table:table-cell office:value-type="float" office:value="11.0330417146" calcext:value-type="float">
            <text:p>11.0330417146</text:p>
          </table:table-cell>
          <table:table-cell office:value-type="float" office:value="38.4286754426" calcext:value-type="float">
            <text:p>38.4286754426</text:p>
          </table:table-cell>
          <table:table-cell office:value-type="float" office:value="72.1475653296" calcext:value-type="float">
            <text:p>72.1475653296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49.4605707754" calcext:value-type="float">
            <text:p>49.4605707754</text:p>
          </table:table-cell>
          <table:table-cell office:value-type="float" office:value="11.028950353" calcext:value-type="float">
            <text:p>11.028950353</text:p>
          </table:table-cell>
          <table:table-cell office:value-type="float" office:value="38.4316204224" calcext:value-type="float">
            <text:p>38.4316204224</text:p>
          </table:table-cell>
          <table:table-cell office:value-type="float" office:value="73.9181923007" calcext:value-type="float">
            <text:p>73.9181923007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49.4599767637" calcext:value-type="float">
            <text:p>49.4599767637</text:p>
          </table:table-cell>
          <table:table-cell office:value-type="float" office:value="11.0245323433" calcext:value-type="float">
            <text:p>11.0245323433</text:p>
          </table:table-cell>
          <table:table-cell office:value-type="float" office:value="38.4354444204" calcext:value-type="float">
            <text:p>38.4354444204</text:p>
          </table:table-cell>
          <table:table-cell office:value-type="float" office:value="75.732273543" calcext:value-type="float">
            <text:p>75.732273543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49.459501888" calcext:value-type="float">
            <text:p>49.459501888</text:p>
          </table:table-cell>
          <table:table-cell office:value-type="float" office:value="11.0186403673" calcext:value-type="float">
            <text:p>11.0186403673</text:p>
          </table:table-cell>
          <table:table-cell office:value-type="float" office:value="38.4408615208" calcext:value-type="float">
            <text:p>38.4408615208</text:p>
          </table:table-cell>
          <table:table-cell office:value-type="float" office:value="77.5908755001" calcext:value-type="float">
            <text:p>77.5908755001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49.4590981852" calcext:value-type="float">
            <text:p>49.4590981852</text:p>
          </table:table-cell>
          <table:table-cell office:value-type="float" office:value="11.0075785718" calcext:value-type="float">
            <text:p>11.0075785718</text:p>
          </table:table-cell>
          <table:table-cell office:value-type="float" office:value="38.4515196134" calcext:value-type="float">
            <text:p>38.4515196134</text:p>
          </table:table-cell>
          <table:table-cell office:value-type="float" office:value="79.4950907878" calcext:value-type="float">
            <text:p>79.4950907878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49.4584725308" calcext:value-type="float">
            <text:p>49.4584725308</text:p>
          </table:table-cell>
          <table:table-cell office:value-type="float" office:value="10.9746176833" calcext:value-type="float">
            <text:p>10.9746176833</text:p>
          </table:table-cell>
          <table:table-cell office:value-type="float" office:value="38.4838548475" calcext:value-type="float">
            <text:p>38.4838548475</text:p>
          </table:table-cell>
          <table:table-cell office:value-type="float" office:value="81.4460388368" calcext:value-type="float">
            <text:p>81.4460388368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49.4578660884" calcext:value-type="float">
            <text:p>49.4578660884</text:p>
          </table:table-cell>
          <table:table-cell office:value-type="float" office:value="10.7370451605" calcext:value-type="float">
            <text:p>10.7370451605</text:p>
          </table:table-cell>
          <table:table-cell office:value-type="float" office:value="38.7208209279" calcext:value-type="float">
            <text:p>38.7208209279</text:p>
          </table:table-cell>
          <table:table-cell office:value-type="float" office:value="83.4448665504" calcext:value-type="float">
            <text:p>83.4448665504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49.457477862" calcext:value-type="float">
            <text:p>49.457477862</text:p>
          </table:table-cell>
          <table:table-cell office:value-type="float" office:value="10.5336768529" calcext:value-type="float">
            <text:p>10.5336768529</text:p>
          </table:table-cell>
          <table:table-cell office:value-type="float" office:value="38.9238010091" calcext:value-type="float">
            <text:p>38.9238010091</text:p>
          </table:table-cell>
          <table:table-cell office:value-type="float" office:value="85.4927489791" calcext:value-type="float">
            <text:p>85.4927489791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49.4573938874" calcext:value-type="float">
            <text:p>49.4573938874</text:p>
          </table:table-cell>
          <table:table-cell office:value-type="float" office:value="10.4727214303" calcext:value-type="float">
            <text:p>10.4727214303</text:p>
          </table:table-cell>
          <table:table-cell office:value-type="float" office:value="38.9846724571" calcext:value-type="float">
            <text:p>38.9846724571</text:p>
          </table:table-cell>
          <table:table-cell office:value-type="float" office:value="87.5908900111" calcext:value-type="float">
            <text:p>87.5908900111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49.4569014594" calcext:value-type="float">
            <text:p>49.4569014594</text:p>
          </table:table-cell>
          <table:table-cell office:value-type="float" office:value="10.4746624002" calcext:value-type="float">
            <text:p>10.4746624002</text:p>
          </table:table-cell>
          <table:table-cell office:value-type="float" office:value="38.9822390593" calcext:value-type="float">
            <text:p>38.9822390593</text:p>
          </table:table-cell>
          <table:table-cell office:value-type="float" office:value="89.7405230801" calcext:value-type="float">
            <text:p>89.7405230801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49.462210057" calcext:value-type="float">
            <text:p>49.462210057</text:p>
          </table:table-cell>
          <table:table-cell office:value-type="float" office:value="10.5172173372" calcext:value-type="float">
            <text:p>10.5172173372</text:p>
          </table:table-cell>
          <table:table-cell office:value-type="float" office:value="38.9449927198" calcext:value-type="float">
            <text:p>38.9449927198</text:p>
          </table:table-cell>
          <table:table-cell office:value-type="float" office:value="91.9429118903" calcext:value-type="float">
            <text:p>91.9429118903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49.4583428251" calcext:value-type="float">
            <text:p>49.4583428251</text:p>
          </table:table-cell>
          <table:table-cell office:value-type="float" office:value="10.5461143426" calcext:value-type="float">
            <text:p>10.5461143426</text:p>
          </table:table-cell>
          <table:table-cell office:value-type="float" office:value="38.9122284825" calcext:value-type="float">
            <text:p>38.9122284825</text:p>
          </table:table-cell>
          <table:table-cell office:value-type="float" office:value="94.1993511596" calcext:value-type="float">
            <text:p>94.1993511596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49.4553494355" calcext:value-type="float">
            <text:p>49.4553494355</text:p>
          </table:table-cell>
          <table:table-cell office:value-type="float" office:value="10.5358876629" calcext:value-type="float">
            <text:p>10.5358876629</text:p>
          </table:table-cell>
          <table:table-cell office:value-type="float" office:value="38.9194617725" calcext:value-type="float">
            <text:p>38.9194617725</text:p>
          </table:table-cell>
          <table:table-cell office:value-type="float" office:value="96.5111673804" calcext:value-type="float">
            <text:p>96.5111673804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9.4531656504" calcext:value-type="float">
            <text:p>49.4531656504</text:p>
          </table:table-cell>
          <table:table-cell office:value-type="float" office:value="10.5117258919" calcext:value-type="float">
            <text:p>10.5117258919</text:p>
          </table:table-cell>
          <table:table-cell office:value-type="float" office:value="38.9414397585" calcext:value-type="float">
            <text:p>38.9414397585</text:p>
          </table:table-cell>
          <table:table-cell office:value-type="float" office:value="98.8797195997" calcext:value-type="float">
            <text:p>98.8797195997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49.493563154" calcext:value-type="float">
            <text:p>49.493563154</text:p>
          </table:table-cell>
          <table:table-cell office:value-type="float" office:value="10.8129378978" calcext:value-type="float">
            <text:p>10.8129378978</text:p>
          </table:table-cell>
          <table:table-cell office:value-type="float" office:value="38.6806252562" calcext:value-type="float">
            <text:p>38.6806252562</text:p>
          </table:table-cell>
          <table:table-cell office:value-type="float" office:value="101.306400218" calcext:value-type="float">
            <text:p>101.306400218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49.5560575093" calcext:value-type="float">
            <text:p>49.5560575093</text:p>
          </table:table-cell>
          <table:table-cell office:value-type="float" office:value="12.401239499" calcext:value-type="float">
            <text:p>12.401239499</text:p>
          </table:table-cell>
          <table:table-cell office:value-type="float" office:value="37.1548180103" calcext:value-type="float">
            <text:p>37.1548180103</text:p>
          </table:table-cell>
          <table:table-cell office:value-type="float" office:value="103.792635806" calcext:value-type="float">
            <text:p>103.792635806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49.4881161427" calcext:value-type="float">
            <text:p>49.4881161427</text:p>
          </table:table-cell>
          <table:table-cell office:value-type="float" office:value="14.0778073887" calcext:value-type="float">
            <text:p>14.0778073887</text:p>
          </table:table-cell>
          <table:table-cell office:value-type="float" office:value="35.410308754" calcext:value-type="float">
            <text:p>35.410308754</text:p>
          </table:table-cell>
          <table:table-cell office:value-type="float" office:value="106.339887949" calcext:value-type="float">
            <text:p>106.339887949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49.4506515429" calcext:value-type="float">
            <text:p>49.4506515429</text:p>
          </table:table-cell>
          <table:table-cell office:value-type="float" office:value="14.2299916197" calcext:value-type="float">
            <text:p>14.2299916197</text:p>
          </table:table-cell>
          <table:table-cell office:value-type="float" office:value="35.2206599231" calcext:value-type="float">
            <text:p>35.2206599231</text:p>
          </table:table-cell>
          <table:table-cell office:value-type="float" office:value="108.949654098" calcext:value-type="float">
            <text:p>108.949654098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49.450274547" calcext:value-type="float">
            <text:p>49.450274547</text:p>
          </table:table-cell>
          <table:table-cell office:value-type="float" office:value="14.2269891842" calcext:value-type="float">
            <text:p>14.2269891842</text:p>
          </table:table-cell>
          <table:table-cell office:value-type="float" office:value="35.2232853628" calcext:value-type="float">
            <text:p>35.2232853628</text:p>
          </table:table-cell>
          <table:table-cell office:value-type="float" office:value="111.623468455" calcext:value-type="float">
            <text:p>111.623468455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49.4499291775" calcext:value-type="float">
            <text:p>49.4499291775</text:p>
          </table:table-cell>
          <table:table-cell office:value-type="float" office:value="14.2207115767" calcext:value-type="float">
            <text:p>14.2207115767</text:p>
          </table:table-cell>
          <table:table-cell office:value-type="float" office:value="35.2292176008" calcext:value-type="float">
            <text:p>35.2292176008</text:p>
          </table:table-cell>
          <table:table-cell office:value-type="float" office:value="114.362902876" calcext:value-type="float">
            <text:p>114.362902876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49.4495922792" calcext:value-type="float">
            <text:p>49.4495922792</text:p>
          </table:table-cell>
          <table:table-cell office:value-type="float" office:value="14.2106979803" calcext:value-type="float">
            <text:p>14.2106979803</text:p>
          </table:table-cell>
          <table:table-cell office:value-type="float" office:value="35.2388942989" calcext:value-type="float">
            <text:p>35.2388942989</text:p>
          </table:table-cell>
          <table:table-cell office:value-type="float" office:value="117.169567791" calcext:value-type="float">
            <text:p>117.169567791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49.4473173442" calcext:value-type="float">
            <text:p>49.4473173442</text:p>
          </table:table-cell>
          <table:table-cell office:value-type="float" office:value="14.1657714758" calcext:value-type="float">
            <text:p>14.1657714758</text:p>
          </table:table-cell>
          <table:table-cell office:value-type="float" office:value="35.2815458684" calcext:value-type="float">
            <text:p>35.2815458684</text:p>
          </table:table-cell>
          <table:table-cell office:value-type="float" office:value="120.045113154" calcext:value-type="float">
            <text:p>120.045113154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49.445441825" calcext:value-type="float">
            <text:p>49.445441825</text:p>
          </table:table-cell>
          <table:table-cell office:value-type="float" office:value="14.080649027" calcext:value-type="float">
            <text:p>14.080649027</text:p>
          </table:table-cell>
          <table:table-cell office:value-type="float" office:value="35.364792798" calcext:value-type="float">
            <text:p>35.364792798</text:p>
          </table:table-cell>
          <table:table-cell office:value-type="float" office:value="122.991229411" calcext:value-type="float">
            <text:p>122.9912294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.2693106249" calcext:value-type="float">
            <text:p>97.2693106249</text:p>
          </table:table-cell>
          <table:table-cell office:value-type="float" office:value="26.5053148918" calcext:value-type="float">
            <text:p>26.5053148918</text:p>
          </table:table-cell>
          <table:table-cell office:value-type="float" office:value="70.7639957331" calcext:value-type="float">
            <text:p>70.7639957331</text:p>
          </table:table-cell>
          <table:table-cell office:value-type="float" office:value="126.009648494" calcext:value-type="float">
            <text:p>126.009648494</text:p>
          </table:table-cell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97.2678171197" calcext:value-type="float">
            <text:p>97.2678171197</text:p>
          </table:table-cell>
          <table:table-cell office:value-type="float" office:value="26.5004637026" calcext:value-type="float">
            <text:p>26.5004637026</text:p>
          </table:table-cell>
          <table:table-cell office:value-type="float" office:value="70.7673534171" calcext:value-type="float">
            <text:p>70.7673534171</text:p>
          </table:table-cell>
          <table:table-cell office:value-type="float" office:value="129.102144841" calcext:value-type="float">
            <text:p>129.102144841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97.267785062" calcext:value-type="float">
            <text:p>97.267785062</text:p>
          </table:table-cell>
          <table:table-cell office:value-type="float" office:value="26.5236015987" calcext:value-type="float">
            <text:p>26.5236015987</text:p>
          </table:table-cell>
          <table:table-cell office:value-type="float" office:value="70.7441834633" calcext:value-type="float">
            <text:p>70.7441834633</text:p>
          </table:table-cell>
          <table:table-cell office:value-type="float" office:value="132.270536438" calcext:value-type="float">
            <text:p>132.270536438</text:p>
          </table:table-cell>
        </table:table-row>
        <table:table-row table:style-name="ro1">
          <table:table-cell office:value-type="float" office:value="1.03" calcext:value-type="float">
            <text:p>1.03</text:p>
          </table:table-cell>
          <table:table-cell office:value-type="float" office:value="97.2657346884" calcext:value-type="float">
            <text:p>97.2657346884</text:p>
          </table:table-cell>
          <table:table-cell office:value-type="float" office:value="26.5496215334" calcext:value-type="float">
            <text:p>26.5496215334</text:p>
          </table:table-cell>
          <table:table-cell office:value-type="float" office:value="70.716113155" calcext:value-type="float">
            <text:p>70.716113155</text:p>
          </table:table-cell>
          <table:table-cell office:value-type="float" office:value="135.516685885" calcext:value-type="float">
            <text:p>135.516685885</text:p>
          </table:table-cell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float" office:value="97.2615150671" calcext:value-type="float">
            <text:p>97.2615150671</text:p>
          </table:table-cell>
          <table:table-cell office:value-type="float" office:value="26.4244230902" calcext:value-type="float">
            <text:p>26.4244230902</text:p>
          </table:table-cell>
          <table:table-cell office:value-type="float" office:value="70.8370919769" calcext:value-type="float">
            <text:p>70.8370919769</text:p>
          </table:table-cell>
          <table:table-cell office:value-type="float" office:value="138.842501496" calcext:value-type="float">
            <text:p>138.842501496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97.2617971653" calcext:value-type="float">
            <text:p>97.2617971653</text:p>
          </table:table-cell>
          <table:table-cell office:value-type="float" office:value="25.7307665007" calcext:value-type="float">
            <text:p>25.7307665007</text:p>
          </table:table-cell>
          <table:table-cell office:value-type="float" office:value="71.5310306647" calcext:value-type="float">
            <text:p>71.5310306647</text:p>
          </table:table-cell>
          <table:table-cell office:value-type="float" office:value="142.249938417" calcext:value-type="float">
            <text:p>142.249938417</text:p>
          </table:table-cell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float" office:value="97.2612495626" calcext:value-type="float">
            <text:p>97.2612495626</text:p>
          </table:table-cell>
          <table:table-cell office:value-type="float" office:value="25.7001883156" calcext:value-type="float">
            <text:p>25.7001883156</text:p>
          </table:table-cell>
          <table:table-cell office:value-type="float" office:value="71.5610612471" calcext:value-type="float">
            <text:p>71.5610612471</text:p>
          </table:table-cell>
          <table:table-cell office:value-type="float" office:value="145.740999778" calcext:value-type="float">
            <text:p>145.740999778</text:p>
          </table:table-cell>
        </table:table-row>
        <table:table-row table:style-name="ro1">
          <table:table-cell office:value-type="float" office:value="1.07" calcext:value-type="float">
            <text:p>1.07</text:p>
          </table:table-cell>
          <table:table-cell office:value-type="float" office:value="97.2626010326" calcext:value-type="float">
            <text:p>97.2626010326</text:p>
          </table:table-cell>
          <table:table-cell office:value-type="float" office:value="25.7181618998" calcext:value-type="float">
            <text:p>25.7181618998</text:p>
          </table:table-cell>
          <table:table-cell office:value-type="float" office:value="71.5444391328" calcext:value-type="float">
            <text:p>71.5444391328</text:p>
          </table:table-cell>
          <table:table-cell office:value-type="float" office:value="149.317737867" calcext:value-type="float">
            <text:p>149.317737867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97.2639089098" calcext:value-type="float">
            <text:p>97.2639089098</text:p>
          </table:table-cell>
          <table:table-cell office:value-type="float" office:value="25.7950737137" calcext:value-type="float">
            <text:p>25.7950737137</text:p>
          </table:table-cell>
          <table:table-cell office:value-type="float" office:value="71.4688351961" calcext:value-type="float">
            <text:p>71.4688351961</text:p>
          </table:table-cell>
          <table:table-cell office:value-type="float" office:value="152.982255342" calcext:value-type="float">
            <text:p>152.982255342</text:p>
          </table:table-cell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float" office:value="97.2633287217" calcext:value-type="float">
            <text:p>97.2633287217</text:p>
          </table:table-cell>
          <table:table-cell office:value-type="float" office:value="25.8510469381" calcext:value-type="float">
            <text:p>25.8510469381</text:p>
          </table:table-cell>
          <table:table-cell office:value-type="float" office:value="71.4122817836" calcext:value-type="float">
            <text:p>71.4122817836</text:p>
          </table:table-cell>
          <table:table-cell office:value-type="float" office:value="156.736706462" calcext:value-type="float">
            <text:p>156.736706462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97.2591360552" calcext:value-type="float">
            <text:p>97.2591360552</text:p>
          </table:table-cell>
          <table:table-cell office:value-type="float" office:value="25.893174312" calcext:value-type="float">
            <text:p>25.893174312</text:p>
          </table:table-cell>
          <table:table-cell office:value-type="float" office:value="71.3659617432" calcext:value-type="float">
            <text:p>71.3659617432</text:p>
          </table:table-cell>
          <table:table-cell office:value-type="float" office:value="160.583298354" calcext:value-type="float">
            <text:p>160.583298354</text:p>
          </table:table-cell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97.2574334387" calcext:value-type="float">
            <text:p>97.2574334387</text:p>
          </table:table-cell>
          <table:table-cell office:value-type="float" office:value="25.6750548649" calcext:value-type="float">
            <text:p>25.6750548649</text:p>
          </table:table-cell>
          <table:table-cell office:value-type="float" office:value="71.5823785738" calcext:value-type="float">
            <text:p>71.5823785738</text:p>
          </table:table-cell>
          <table:table-cell office:value-type="float" office:value="164.524292313" calcext:value-type="float">
            <text:p>164.524292313</text:p>
          </table:table-cell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97.2551464959" calcext:value-type="float">
            <text:p>97.2551464959</text:p>
          </table:table-cell>
          <table:table-cell office:value-type="float" office:value="25.1511467382" calcext:value-type="float">
            <text:p>25.1511467382</text:p>
          </table:table-cell>
          <table:table-cell office:value-type="float" office:value="72.1039997577" calcext:value-type="float">
            <text:p>72.1039997577</text:p>
          </table:table-cell>
          <table:table-cell office:value-type="float" office:value="168.562005132" calcext:value-type="float">
            <text:p>168.562005132</text:p>
          </table:table-cell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float" office:value="97.255311331" calcext:value-type="float">
            <text:p>97.255311331</text:p>
          </table:table-cell>
          <table:table-cell office:value-type="float" office:value="25.1515589341" calcext:value-type="float">
            <text:p>25.1515589341</text:p>
          </table:table-cell>
          <table:table-cell office:value-type="float" office:value="72.1037523969" calcext:value-type="float">
            <text:p>72.1037523969</text:p>
          </table:table-cell>
          <table:table-cell office:value-type="float" office:value="172.698810459" calcext:value-type="float">
            <text:p>172.698810459</text:p>
          </table:table-cell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97.2590700699" calcext:value-type="float">
            <text:p>97.2590700699</text:p>
          </table:table-cell>
          <table:table-cell office:value-type="float" office:value="25.2895410037" calcext:value-type="float">
            <text:p>25.2895410037</text:p>
          </table:table-cell>
          <table:table-cell office:value-type="float" office:value="71.9695290662" calcext:value-type="float">
            <text:p>71.9695290662</text:p>
          </table:table-cell>
          <table:table-cell office:value-type="float" office:value="176.937140197" calcext:value-type="float">
            <text:p>176.937140197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97.2452685596" calcext:value-type="float">
            <text:p>97.2452685596</text:p>
          </table:table-cell>
          <table:table-cell office:value-type="float" office:value="25.2491411191" calcext:value-type="float">
            <text:p>25.2491411191</text:p>
          </table:table-cell>
          <table:table-cell office:value-type="float" office:value="71.9961274405" calcext:value-type="float">
            <text:p>71.9961274405</text:p>
          </table:table-cell>
          <table:table-cell office:value-type="float" office:value="181.279485933" calcext:value-type="float">
            <text:p>181.279485933</text:p>
          </table:table-cell>
        </table:table-row>
        <table:table-row table:style-name="ro1">
          <table:table-cell office:value-type="float" office:value="1.16" calcext:value-type="float">
            <text:p>1.16</text:p>
          </table:table-cell>
          <table:table-cell office:value-type="float" office:value="97.5719404026" calcext:value-type="float">
            <text:p>97.5719404026</text:p>
          </table:table-cell>
          <table:table-cell office:value-type="float" office:value="28.303067024" calcext:value-type="float">
            <text:p>28.303067024</text:p>
          </table:table-cell>
          <table:table-cell office:value-type="float" office:value="69.2688733786" calcext:value-type="float">
            <text:p>69.2688733786</text:p>
          </table:table-cell>
          <table:table-cell office:value-type="float" office:value="185.728400399" calcext:value-type="float">
            <text:p>185.728400399</text:p>
          </table:table-cell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97.2381055289" calcext:value-type="float">
            <text:p>97.2381055289</text:p>
          </table:table-cell>
          <table:table-cell office:value-type="float" office:value="32.5894205496" calcext:value-type="float">
            <text:p>32.5894205496</text:p>
          </table:table-cell>
          <table:table-cell office:value-type="float" office:value="64.6486849793" calcext:value-type="float">
            <text:p>64.6486849793</text:p>
          </table:table-cell>
          <table:table-cell office:value-type="float" office:value="190.286498979" calcext:value-type="float">
            <text:p>190.286498979</text:p>
          </table:table-cell>
        </table:table-row>
        <table:table-row table:style-name="ro1">
          <table:table-cell office:value-type="float" office:value="1.18" calcext:value-type="float">
            <text:p>1.18</text:p>
          </table:table-cell>
          <table:table-cell office:value-type="float" office:value="97.2358308792" calcext:value-type="float">
            <text:p>97.2358308792</text:p>
          </table:table-cell>
          <table:table-cell office:value-type="float" office:value="32.5996470838" calcext:value-type="float">
            <text:p>32.5996470838</text:p>
          </table:table-cell>
          <table:table-cell office:value-type="float" office:value="64.6361837954" calcext:value-type="float">
            <text:p>64.6361837954</text:p>
          </table:table-cell>
          <table:table-cell office:value-type="float" office:value="194.95646124" calcext:value-type="float">
            <text:p>194.95646124</text:p>
          </table:table-cell>
        </table:table-row>
        <table:table-row table:style-name="ro1">
          <table:table-cell office:value-type="float" office:value="1.19" calcext:value-type="float">
            <text:p>1.19</text:p>
          </table:table-cell>
          <table:table-cell office:value-type="float" office:value="97.2339349102" calcext:value-type="float">
            <text:p>97.2339349102</text:p>
          </table:table-cell>
          <table:table-cell office:value-type="float" office:value="32.5966324971" calcext:value-type="float">
            <text:p>32.5966324971</text:p>
          </table:table-cell>
          <table:table-cell office:value-type="float" office:value="64.6373024131" calcext:value-type="float">
            <text:p>64.6373024131</text:p>
          </table:table-cell>
          <table:table-cell office:value-type="float" office:value="199.741032512" calcext:value-type="float">
            <text:p>199.741032512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97.223724779" calcext:value-type="float">
            <text:p>97.223724779</text:p>
          </table:table-cell>
          <table:table-cell office:value-type="float" office:value="32.4717024506" calcext:value-type="float">
            <text:p>32.4717024506</text:p>
          </table:table-cell>
          <table:table-cell office:value-type="float" office:value="64.7520223284" calcext:value-type="float">
            <text:p>64.7520223284</text:p>
          </table:table-cell>
          <table:table-cell office:value-type="float" office:value="204.643025501" calcext:value-type="float">
            <text:p>204.643025501</text:p>
          </table:table-cell>
        </table:table-row>
        <table:table-row table:style-name="ro1">
          <table:table-cell office:value-type="float" office:value="1.21" calcext:value-type="float">
            <text:p>1.21</text:p>
          </table:table-cell>
          <table:table-cell office:value-type="float" office:value="97.216614864" calcext:value-type="float">
            <text:p>97.216614864</text:p>
          </table:table-cell>
          <table:table-cell office:value-type="float" office:value="32.4161041438" calcext:value-type="float">
            <text:p>32.4161041438</text:p>
          </table:table-cell>
          <table:table-cell office:value-type="float" office:value="64.8005107202" calcext:value-type="float">
            <text:p>64.8005107202</text:p>
          </table:table-cell>
          <table:table-cell office:value-type="float" office:value="209.66532194" calcext:value-type="float">
            <text:p>209.66532194</text:p>
          </table:table-cell>
        </table:table-row>
        <table:table-row table:style-name="ro1">
          <table:table-cell office:value-type="float" office:value="1.22" calcext:value-type="float">
            <text:p>1.22</text:p>
          </table:table-cell>
          <table:table-cell office:value-type="float" office:value="97.2112962299" calcext:value-type="float">
            <text:p>97.2112962299</text:p>
          </table:table-cell>
          <table:table-cell office:value-type="float" office:value="32.4083597483" calcext:value-type="float">
            <text:p>32.4083597483</text:p>
          </table:table-cell>
          <table:table-cell office:value-type="float" office:value="64.8029364816" calcext:value-type="float">
            <text:p>64.8029364816</text:p>
          </table:table-cell>
          <table:table-cell office:value-type="float" office:value="214.810874284" calcext:value-type="float">
            <text:p>214.810874284</text:p>
          </table:table-cell>
        </table:table-row>
        <table:table-row table:style-name="ro1">
          <table:table-cell office:value-type="float" office:value="1.23" calcext:value-type="float">
            <text:p>1.23</text:p>
          </table:table-cell>
          <table:table-cell office:value-type="float" office:value="97.2065592093" calcext:value-type="float">
            <text:p>97.2065592093</text:p>
          </table:table-cell>
          <table:table-cell office:value-type="float" office:value="32.3819128587" calcext:value-type="float">
            <text:p>32.3819128587</text:p>
          </table:table-cell>
          <table:table-cell office:value-type="float" office:value="64.8246463506" calcext:value-type="float">
            <text:p>64.8246463506</text:p>
          </table:table-cell>
          <table:table-cell office:value-type="float" office:value="220.082707449" calcext:value-type="float">
            <text:p>220.082707449</text:p>
          </table:table-cell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float" office:value="97.2022489383" calcext:value-type="float">
            <text:p>97.2022489383</text:p>
          </table:table-cell>
          <table:table-cell office:value-type="float" office:value="32.360851424" calcext:value-type="float">
            <text:p>32.360851424</text:p>
          </table:table-cell>
          <table:table-cell office:value-type="float" office:value="64.8413975142" calcext:value-type="float">
            <text:p>64.8413975142</text:p>
          </table:table-cell>
          <table:table-cell office:value-type="float" office:value="225.483920587" calcext:value-type="float">
            <text:p>225.483920587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97.2037420781" calcext:value-type="float">
            <text:p>97.2037420781</text:p>
          </table:table-cell>
          <table:table-cell office:value-type="float" office:value="32.3595772445" calcext:value-type="float">
            <text:p>32.3595772445</text:p>
          </table:table-cell>
          <table:table-cell office:value-type="float" office:value="64.8441648336" calcext:value-type="float">
            <text:p>64.8441648336</text:p>
          </table:table-cell>
          <table:table-cell office:value-type="float" office:value="231.017688906" calcext:value-type="float">
            <text:p>231.017688906</text:p>
          </table:table-cell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206.435363103" calcext:value-type="float">
            <text:p>206.435363103</text:p>
          </table:table-cell>
          <table:table-cell office:value-type="float" office:value="69.1472625269" calcext:value-type="float">
            <text:p>69.1472625269</text:p>
          </table:table-cell>
          <table:table-cell office:value-type="float" office:value="137.288100576" calcext:value-type="float">
            <text:p>137.288100576</text:p>
          </table:table-cell>
          <table:table-cell office:value-type="float" office:value="236.687265542" calcext:value-type="float">
            <text:p>236.687265542</text:p>
          </table:table-cell>
        </table:table-row>
        <table:table-row table:style-name="ro1">
          <table:table-cell office:value-type="float" office:value="1.27" calcext:value-type="float">
            <text:p>1.27</text:p>
          </table:table-cell>
          <table:table-cell office:value-type="float" office:value="206.429724023" calcext:value-type="float">
            <text:p>206.429724023</text:p>
          </table:table-cell>
          <table:table-cell office:value-type="float" office:value="69.1512704117" calcext:value-type="float">
            <text:p>69.1512704117</text:p>
          </table:table-cell>
          <table:table-cell office:value-type="float" office:value="137.278453611" calcext:value-type="float">
            <text:p>137.278453611</text:p>
          </table:table-cell>
          <table:table-cell office:value-type="float" office:value="242.495983469" calcext:value-type="float">
            <text:p>242.495983469</text:p>
          </table:table-cell>
        </table:table-row>
        <table:table-row table:style-name="ro1">
          <table:table-cell office:value-type="float" office:value="1.28" calcext:value-type="float">
            <text:p>1.28</text:p>
          </table:table-cell>
          <table:table-cell office:value-type="float" office:value="206.427597603" calcext:value-type="float">
            <text:p>206.427597603</text:p>
          </table:table-cell>
          <table:table-cell office:value-type="float" office:value="69.1164472661" calcext:value-type="float">
            <text:p>69.1164472661</text:p>
          </table:table-cell>
          <table:table-cell office:value-type="float" office:value="137.311150337" calcext:value-type="float">
            <text:p>137.311150337</text:p>
          </table:table-cell>
          <table:table-cell office:value-type="float" office:value="248.447257455" calcext:value-type="float">
            <text:p>248.447257455</text:p>
          </table:table-cell>
        </table:table-row>
        <table:table-row table:style-name="ro1">
          <table:table-cell office:value-type="float" office:value="1.29" calcext:value-type="float">
            <text:p>1.29</text:p>
          </table:table-cell>
          <table:table-cell office:value-type="float" office:value="206.42109926" calcext:value-type="float">
            <text:p>206.42109926</text:p>
          </table:table-cell>
          <table:table-cell office:value-type="float" office:value="69.1010690383" calcext:value-type="float">
            <text:p>69.1010690383</text:p>
          </table:table-cell>
          <table:table-cell office:value-type="float" office:value="137.320030222" calcext:value-type="float">
            <text:p>137.320030222</text:p>
          </table:table-cell>
          <table:table-cell office:value-type="float" office:value="254.544586075" calcext:value-type="float">
            <text:p>254.544586075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206.412810589" calcext:value-type="float">
            <text:p>206.412810589</text:p>
          </table:table-cell>
          <table:table-cell office:value-type="float" office:value="68.2616642556" calcext:value-type="float">
            <text:p>68.2616642556</text:p>
          </table:table-cell>
          <table:table-cell office:value-type="float" office:value="138.151146333" calcext:value-type="float">
            <text:p>138.151146333</text:p>
          </table:table-cell>
          <table:table-cell office:value-type="float" office:value="260.791553764" calcext:value-type="float">
            <text:p>260.791553764</text:p>
          </table:table-cell>
        </table:table-row>
        <table:table-row table:style-name="ro1">
          <table:table-cell office:value-type="float" office:value="1.31" calcext:value-type="float">
            <text:p>1.31</text:p>
          </table:table-cell>
          <table:table-cell office:value-type="float" office:value="206.41031797" calcext:value-type="float">
            <text:p>206.41031797</text:p>
          </table:table-cell>
          <table:table-cell office:value-type="float" office:value="67.9474337279" calcext:value-type="float">
            <text:p>67.9474337279</text:p>
          </table:table-cell>
          <table:table-cell office:value-type="float" office:value="138.462884242" calcext:value-type="float">
            <text:p>138.462884242</text:p>
          </table:table-cell>
          <table:table-cell office:value-type="float" office:value="267.191832926" calcext:value-type="float">
            <text:p>267.191832926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206.402213664" calcext:value-type="float">
            <text:p>206.402213664</text:p>
          </table:table-cell>
          <table:table-cell office:value-type="float" office:value="67.8397743448" calcext:value-type="float">
            <text:p>67.8397743448</text:p>
          </table:table-cell>
          <table:table-cell office:value-type="float" office:value="138.56243932" calcext:value-type="float">
            <text:p>138.56243932</text:p>
          </table:table-cell>
          <table:table-cell office:value-type="float" office:value="273.74918609" calcext:value-type="float">
            <text:p>273.74918609</text:p>
          </table:table-cell>
        </table:table-row>
        <table:table-row table:style-name="ro1">
          <table:table-cell office:value-type="float" office:value="1.33" calcext:value-type="float">
            <text:p>1.33</text:p>
          </table:table-cell>
          <table:table-cell office:value-type="float" office:value="206.396326064" calcext:value-type="float">
            <text:p>206.396326064</text:p>
          </table:table-cell>
          <table:table-cell office:value-type="float" office:value="67.9887554753" calcext:value-type="float">
            <text:p>67.9887554753</text:p>
          </table:table-cell>
          <table:table-cell office:value-type="float" office:value="138.407570589" calcext:value-type="float">
            <text:p>138.407570589</text:p>
          </table:table-cell>
          <table:table-cell office:value-type="float" office:value="280.467468128" calcext:value-type="float">
            <text:p>280.467468128</text:p>
          </table:table-cell>
        </table:table-row>
        <table:table-row table:style-name="ro1">
          <table:table-cell office:value-type="float" office:value="1.34" calcext:value-type="float">
            <text:p>1.34</text:p>
          </table:table-cell>
          <table:table-cell office:value-type="float" office:value="206.391499939" calcext:value-type="float">
            <text:p>206.391499939</text:p>
          </table:table-cell>
          <table:table-cell office:value-type="float" office:value="67.9730656374" calcext:value-type="float">
            <text:p>67.9730656374</text:p>
          </table:table-cell>
          <table:table-cell office:value-type="float" office:value="138.418434301" calcext:value-type="float">
            <text:p>138.418434301</text:p>
          </table:table-cell>
          <table:table-cell office:value-type="float" office:value="287.350628513" calcext:value-type="float">
            <text:p>287.350628513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206.38593145" calcext:value-type="float">
            <text:p>206.38593145</text:p>
          </table:table-cell>
          <table:table-cell office:value-type="float" office:value="67.9120819501" calcext:value-type="float">
            <text:p>67.9120819501</text:p>
          </table:table-cell>
          <table:table-cell office:value-type="float" office:value="138.4738495" calcext:value-type="float">
            <text:p>138.4738495</text:p>
          </table:table-cell>
          <table:table-cell office:value-type="float" office:value="294.402713648" calcext:value-type="float">
            <text:p>294.402713648</text:p>
          </table:table-cell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206.393594278" calcext:value-type="float">
            <text:p>206.393594278</text:p>
          </table:table-cell>
          <table:table-cell office:value-type="float" office:value="67.9293275676" calcext:value-type="float">
            <text:p>67.9293275676</text:p>
          </table:table-cell>
          <table:table-cell office:value-type="float" office:value="138.46426671" calcext:value-type="float">
            <text:p>138.46426671</text:p>
          </table:table-cell>
          <table:table-cell office:value-type="float" office:value="301.627869241" calcext:value-type="float">
            <text:p>301.627869241</text:p>
          </table:table-cell>
        </table:table-row>
        <table:table-row table:style-name="ro1">
          <table:table-cell office:value-type="float" office:value="1.37" calcext:value-type="float">
            <text:p>1.37</text:p>
          </table:table-cell>
          <table:table-cell office:value-type="float" office:value="206.377173851" calcext:value-type="float">
            <text:p>206.377173851</text:p>
          </table:table-cell>
          <table:table-cell office:value-type="float" office:value="68.2097205696" calcext:value-type="float">
            <text:p>68.2097205696</text:p>
          </table:table-cell>
          <table:table-cell office:value-type="float" office:value="138.167453281" calcext:value-type="float">
            <text:p>138.167453281</text:p>
          </table:table-cell>
          <table:table-cell office:value-type="float" office:value="309.030342742" calcext:value-type="float">
            <text:p>309.030342742</text:p>
          </table:table-cell>
        </table:table-row>
        <table:table-row table:style-name="ro1">
          <table:table-cell office:value-type="float" office:value="1.38" calcext:value-type="float">
            <text:p>1.38</text:p>
          </table:table-cell>
          <table:table-cell office:value-type="float" office:value="206.374490636" calcext:value-type="float">
            <text:p>206.374490636</text:p>
          </table:table-cell>
          <table:table-cell office:value-type="float" office:value="68.0752771383" calcext:value-type="float">
            <text:p>68.0752771383</text:p>
          </table:table-cell>
          <table:table-cell office:value-type="float" office:value="138.299213498" calcext:value-type="float">
            <text:p>138.299213498</text:p>
          </table:table-cell>
          <table:table-cell office:value-type="float" office:value="316.614485842" calcext:value-type="float">
            <text:p>316.614485842</text:p>
          </table:table-cell>
        </table:table-row>
        <table:table-row table:style-name="ro1">
          <table:table-cell office:value-type="float" office:value="1.39" calcext:value-type="float">
            <text:p>1.39</text:p>
          </table:table-cell>
          <table:table-cell office:value-type="float" office:value="206.363999054" calcext:value-type="float">
            <text:p>206.363999054</text:p>
          </table:table-cell>
          <table:table-cell office:value-type="float" office:value="66.4623884432" calcext:value-type="float">
            <text:p>66.4623884432</text:p>
          </table:table-cell>
          <table:table-cell office:value-type="float" office:value="139.90161061" calcext:value-type="float">
            <text:p>139.90161061</text:p>
          </table:table-cell>
          <table:table-cell office:value-type="float" office:value="324.384757029" calcext:value-type="float">
            <text:p>324.384757029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206.362141974" calcext:value-type="float">
            <text:p>206.362141974</text:p>
          </table:table-cell>
          <table:table-cell office:value-type="float" office:value="66.3125049116" calcext:value-type="float">
            <text:p>66.3125049116</text:p>
          </table:table-cell>
          <table:table-cell office:value-type="float" office:value="140.049637062" calcext:value-type="float">
            <text:p>140.049637062</text:p>
          </table:table-cell>
          <table:table-cell office:value-type="float" office:value="332.34572421" calcext:value-type="float">
            <text:p>332.34572421</text:p>
          </table:table-cell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float" office:value="206.366295851" calcext:value-type="float">
            <text:p>206.366295851</text:p>
          </table:table-cell>
          <table:table-cell office:value-type="float" office:value="66.485649088" calcext:value-type="float">
            <text:p>66.485649088</text:p>
          </table:table-cell>
          <table:table-cell office:value-type="float" office:value="139.880646763" calcext:value-type="float">
            <text:p>139.880646763</text:p>
          </table:table-cell>
          <table:table-cell office:value-type="float" office:value="340.502067398" calcext:value-type="float">
            <text:p>340.502067398</text:p>
          </table:table-cell>
        </table:table-row>
        <table:table-row table:style-name="ro1">
          <table:table-cell office:value-type="float" office:value="1.42" calcext:value-type="float">
            <text:p>1.42</text:p>
          </table:table-cell>
          <table:table-cell office:value-type="float" office:value="206.356427528" calcext:value-type="float">
            <text:p>206.356427528</text:p>
          </table:table-cell>
          <table:table-cell office:value-type="float" office:value="66.7427306732" calcext:value-type="float">
            <text:p>66.7427306732</text:p>
          </table:table-cell>
          <table:table-cell office:value-type="float" office:value="139.613696854" calcext:value-type="float">
            <text:p>139.613696854</text:p>
          </table:table-cell>
          <table:table-cell office:value-type="float" office:value="348.858581461" calcext:value-type="float">
            <text:p>348.858581461</text:p>
          </table:table-cell>
        </table:table-row>
        <table:table-row table:style-name="ro1">
          <table:table-cell office:value-type="float" office:value="1.43" calcext:value-type="float">
            <text:p>1.43</text:p>
          </table:table-cell>
          <table:table-cell office:value-type="float" office:value="206.342262353" calcext:value-type="float">
            <text:p>206.342262353</text:p>
          </table:table-cell>
          <table:table-cell office:value-type="float" office:value="65.9065846575" calcext:value-type="float">
            <text:p>65.9065846575</text:p>
          </table:table-cell>
          <table:table-cell office:value-type="float" office:value="140.435677695" calcext:value-type="float">
            <text:p>140.435677695</text:p>
          </table:table-cell>
          <table:table-cell office:value-type="float" office:value="357.42017894" calcext:value-type="float">
            <text:p>357.42017894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206.357255379" calcext:value-type="float">
            <text:p>206.357255379</text:p>
          </table:table-cell>
          <table:table-cell office:value-type="float" office:value="66.6177991013" calcext:value-type="float">
            <text:p>66.6177991013</text:p>
          </table:table-cell>
          <table:table-cell office:value-type="float" office:value="139.739456277" calcext:value-type="float">
            <text:p>139.739456277</text:p>
          </table:table-cell>
          <table:table-cell office:value-type="float" office:value="366.191892939" calcext:value-type="float">
            <text:p>366.191892939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207.258738236" calcext:value-type="float">
            <text:p>207.258738236</text:p>
          </table:table-cell>
          <table:table-cell office:value-type="float" office:value="69.6061761177" calcext:value-type="float">
            <text:p>69.6061761177</text:p>
          </table:table-cell>
          <table:table-cell office:value-type="float" office:value="137.652562118" calcext:value-type="float">
            <text:p>137.652562118</text:p>
          </table:table-cell>
          <table:table-cell office:value-type="float" office:value="375.178880085" calcext:value-type="float">
            <text:p>375.178880085</text:p>
          </table:table-cell>
        </table:table-row>
        <table:table-row table:style-name="ro1">
          <table:table-cell office:value-type="float" office:value="1.46" calcext:value-type="float">
            <text:p>1.46</text:p>
          </table:table-cell>
          <table:table-cell office:value-type="float" office:value="206.312916278" calcext:value-type="float">
            <text:p>206.312916278</text:p>
          </table:table-cell>
          <table:table-cell office:value-type="float" office:value="77.5188938259" calcext:value-type="float">
            <text:p>77.5188938259</text:p>
          </table:table-cell>
          <table:table-cell office:value-type="float" office:value="128.794022452" calcext:value-type="float">
            <text:p>128.794022452</text:p>
          </table:table-cell>
          <table:table-cell office:value-type="float" office:value="384.386423556" calcext:value-type="float">
            <text:p>384.386423556</text:p>
          </table:table-cell>
        </table:table-row>
        <table:table-row table:style-name="ro1">
          <table:table-cell office:value-type="float" office:value="1.47" calcext:value-type="float">
            <text:p>1.47</text:p>
          </table:table-cell>
          <table:table-cell office:value-type="float" office:value="206.277466899" calcext:value-type="float">
            <text:p>206.277466899</text:p>
          </table:table-cell>
          <table:table-cell office:value-type="float" office:value="76.6076465946" calcext:value-type="float">
            <text:p>76.6076465946</text:p>
          </table:table-cell>
          <table:table-cell office:value-type="float" office:value="129.669820305" calcext:value-type="float">
            <text:p>129.669820305</text:p>
          </table:table-cell>
          <table:table-cell office:value-type="float" office:value="393.819936187" calcext:value-type="float">
            <text:p>393.819936187</text:p>
          </table:table-cell>
        </table:table-row>
        <table:table-row table:style-name="ro1">
          <table:table-cell office:value-type="float" office:value="1.48" calcext:value-type="float">
            <text:p>1.48</text:p>
          </table:table-cell>
          <table:table-cell office:value-type="float" office:value="206.237932022" calcext:value-type="float">
            <text:p>206.237932022</text:p>
          </table:table-cell>
          <table:table-cell office:value-type="float" office:value="76.369530567" calcext:value-type="float">
            <text:p>76.369530567</text:p>
          </table:table-cell>
          <table:table-cell office:value-type="float" office:value="129.868401455" calcext:value-type="float">
            <text:p>129.868401455</text:p>
          </table:table-cell>
          <table:table-cell office:value-type="float" office:value="403.484963657" calcext:value-type="float">
            <text:p>403.484963657</text:p>
          </table:table-cell>
        </table:table-row>
        <table:table-row table:style-name="ro1">
          <table:table-cell office:value-type="float" office:value="1.49" calcext:value-type="float">
            <text:p>1.49</text:p>
          </table:table-cell>
          <table:table-cell office:value-type="float" office:value="206.213210976" calcext:value-type="float">
            <text:p>206.213210976</text:p>
          </table:table-cell>
          <table:table-cell office:value-type="float" office:value="76.3481868064" calcext:value-type="float">
            <text:p>76.3481868064</text:p>
          </table:table-cell>
          <table:table-cell office:value-type="float" office:value="129.86502417" calcext:value-type="float">
            <text:p>129.86502417</text:p>
          </table:table-cell>
          <table:table-cell office:value-type="float" office:value="413.387187742" calcext:value-type="float">
            <text:p>413.387187742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423.532429661" calcext:value-type="float">
            <text:p>423.532429661</text:p>
          </table:table-cell>
          <table:table-cell office:value-type="float" office:value="155.899340177" calcext:value-type="float">
            <text:p>155.899340177</text:p>
          </table:table-cell>
          <table:table-cell office:value-type="float" office:value="267.633089484" calcext:value-type="float">
            <text:p>267.633089484</text:p>
          </table:table-cell>
          <table:table-cell office:value-type="float" office:value="423.532429661" calcext:value-type="float">
            <text:p>423.532429661</text:p>
          </table:table-cell>
        </table:table-row>
        <table:table-row table:style-name="ro1">
          <table:table-cell office:value-type="float" office:value="1.51" calcext:value-type="float">
            <text:p>1.51</text:p>
          </table:table-cell>
          <table:table-cell office:value-type="float" office:value="423.494314136" calcext:value-type="float">
            <text:p>423.494314136</text:p>
          </table:table-cell>
          <table:table-cell office:value-type="float" office:value="155.908980125" calcext:value-type="float">
            <text:p>155.908980125</text:p>
          </table:table-cell>
          <table:table-cell office:value-type="float" office:value="267.585334011" calcext:value-type="float">
            <text:p>267.585334011</text:p>
          </table:table-cell>
          <table:table-cell office:value-type="float" office:value="433.926653494" calcext:value-type="float">
            <text:p>433.926653494</text:p>
          </table:table-cell>
        </table:table-row>
        <table:table-row table:style-name="ro1">
          <table:table-cell office:value-type="float" office:value="1.52" calcext:value-type="float">
            <text:p>1.52</text:p>
          </table:table-cell>
          <table:table-cell office:value-type="float" office:value="423.478163558" calcext:value-type="float">
            <text:p>423.478163558</text:p>
          </table:table-cell>
          <table:table-cell office:value-type="float" office:value="156.017194135" calcext:value-type="float">
            <text:p>156.017194135</text:p>
          </table:table-cell>
          <table:table-cell office:value-type="float" office:value="267.460969423" calcext:value-type="float">
            <text:p>267.460969423</text:p>
          </table:table-cell>
          <table:table-cell office:value-type="float" office:value="444.575969693" calcext:value-type="float">
            <text:p>444.575969693</text:p>
          </table:table-cell>
        </table:table-row>
        <table:table-row table:style-name="ro1">
          <table:table-cell office:value-type="float" office:value="1.53" calcext:value-type="float">
            <text:p>1.53</text:p>
          </table:table-cell>
          <table:table-cell office:value-type="float" office:value="423.433744655" calcext:value-type="float">
            <text:p>423.433744655</text:p>
          </table:table-cell>
          <table:table-cell office:value-type="float" office:value="153.492086413" calcext:value-type="float">
            <text:p>153.492086413</text:p>
          </table:table-cell>
          <table:table-cell office:value-type="float" office:value="269.941658243" calcext:value-type="float">
            <text:p>269.941658243</text:p>
          </table:table-cell>
          <table:table-cell office:value-type="float" office:value="455.486638668" calcext:value-type="float">
            <text:p>455.486638668</text:p>
          </table:table-cell>
        </table:table-row>
        <table:table-row table:style-name="ro1">
          <table:table-cell office:value-type="float" office:value="1.54" calcext:value-type="float">
            <text:p>1.54</text:p>
          </table:table-cell>
          <table:table-cell office:value-type="float" office:value="423.425773089" calcext:value-type="float">
            <text:p>423.425773089</text:p>
          </table:table-cell>
          <table:table-cell office:value-type="float" office:value="153.423518112" calcext:value-type="float">
            <text:p>153.423518112</text:p>
          </table:table-cell>
          <table:table-cell office:value-type="float" office:value="270.002254977" calcext:value-type="float">
            <text:p>270.002254977</text:p>
          </table:table-cell>
          <table:table-cell office:value-type="float" office:value="466.665074471" calcext:value-type="float">
            <text:p>466.665074471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423.367697669" calcext:value-type="float">
            <text:p>423.367697669</text:p>
          </table:table-cell>
          <table:table-cell office:value-type="float" office:value="153.54053148" calcext:value-type="float">
            <text:p>153.54053148</text:p>
          </table:table-cell>
          <table:table-cell office:value-type="float" office:value="269.827166189" calcext:value-type="float">
            <text:p>269.827166189</text:p>
          </table:table-cell>
          <table:table-cell office:value-type="float" office:value="478.117848568" calcext:value-type="float">
            <text:p>478.117848568</text:p>
          </table:table-cell>
        </table:table-row>
        <table:table-row table:style-name="ro1">
          <table:table-cell office:value-type="float" office:value="1.56" calcext:value-type="float">
            <text:p>1.56</text:p>
          </table:table-cell>
          <table:table-cell office:value-type="float" office:value="423.364298615" calcext:value-type="float">
            <text:p>423.364298615</text:p>
          </table:table-cell>
          <table:table-cell office:value-type="float" office:value="153.50876447" calcext:value-type="float">
            <text:p>153.50876447</text:p>
          </table:table-cell>
          <table:table-cell office:value-type="float" office:value="269.855534145" calcext:value-type="float">
            <text:p>269.855534145</text:p>
          </table:table-cell>
          <table:table-cell office:value-type="float" office:value="489.851693697" calcext:value-type="float">
            <text:p>489.851693697</text:p>
          </table:table-cell>
        </table:table-row>
        <table:table-row table:style-name="ro1">
          <table:table-cell office:value-type="float" office:value="1.57" calcext:value-type="float">
            <text:p>1.57</text:p>
          </table:table-cell>
          <table:table-cell office:value-type="float" office:value="423.309460436" calcext:value-type="float">
            <text:p>423.309460436</text:p>
          </table:table-cell>
          <table:table-cell office:value-type="float" office:value="153.665265194" calcext:value-type="float">
            <text:p>153.665265194</text:p>
          </table:table-cell>
          <table:table-cell office:value-type="float" office:value="269.644195242" calcext:value-type="float">
            <text:p>269.644195242</text:p>
          </table:table-cell>
          <table:table-cell office:value-type="float" office:value="501.873507832" calcext:value-type="float">
            <text:p>501.873507832</text:p>
          </table:table-cell>
        </table:table-row>
        <table:table-row table:style-name="ro1">
          <table:table-cell office:value-type="float" office:value="1.58" calcext:value-type="float">
            <text:p>1.58</text:p>
          </table:table-cell>
          <table:table-cell office:value-type="float" office:value="423.275612979" calcext:value-type="float">
            <text:p>423.275612979</text:p>
          </table:table-cell>
          <table:table-cell office:value-type="float" office:value="153.589174072" calcext:value-type="float">
            <text:p>153.589174072</text:p>
          </table:table-cell>
          <table:table-cell office:value-type="float" office:value="269.686438908" calcext:value-type="float">
            <text:p>269.686438908</text:p>
          </table:table-cell>
          <table:table-cell office:value-type="float" office:value="514.190358234" calcext:value-type="float">
            <text:p>514.190358234</text:p>
          </table:table-cell>
        </table:table-row>
        <table:table-row table:style-name="ro1">
          <table:table-cell office:value-type="float" office:value="1.59" calcext:value-type="float">
            <text:p>1.59</text:p>
          </table:table-cell>
          <table:table-cell office:value-type="float" office:value="423.25422294" calcext:value-type="float">
            <text:p>423.25422294</text:p>
          </table:table-cell>
          <table:table-cell office:value-type="float" office:value="153.094437722" calcext:value-type="float">
            <text:p>153.094437722</text:p>
          </table:table-cell>
          <table:table-cell office:value-type="float" office:value="270.159785218" calcext:value-type="float">
            <text:p>270.159785218</text:p>
          </table:table-cell>
          <table:table-cell office:value-type="float" office:value="526.809485608" calcext:value-type="float">
            <text:p>526.809485608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423.208759152" calcext:value-type="float">
            <text:p>423.208759152</text:p>
          </table:table-cell>
          <table:table-cell office:value-type="float" office:value="150.775467434" calcext:value-type="float">
            <text:p>150.775467434</text:p>
          </table:table-cell>
          <table:table-cell office:value-type="float" office:value="272.433291719" calcext:value-type="float">
            <text:p>272.433291719</text:p>
          </table:table-cell>
          <table:table-cell office:value-type="float" office:value="539.738308356" calcext:value-type="float">
            <text:p>539.738308356</text:p>
          </table:table-cell>
        </table:table-row>
        <table:table-row table:style-name="ro1">
          <table:table-cell office:value-type="float" office:value="1.61" calcext:value-type="float">
            <text:p>1.61</text:p>
          </table:table-cell>
          <table:table-cell office:value-type="float" office:value="423.274892515" calcext:value-type="float">
            <text:p>423.274892515</text:p>
          </table:table-cell>
          <table:table-cell office:value-type="float" office:value="151.037082223" calcext:value-type="float">
            <text:p>151.037082223</text:p>
          </table:table-cell>
          <table:table-cell office:value-type="float" office:value="272.237810292" calcext:value-type="float">
            <text:p>272.237810292</text:p>
          </table:table-cell>
          <table:table-cell office:value-type="float" office:value="552.984426942" calcext:value-type="float">
            <text:p>552.984426942</text:p>
          </table:table-cell>
        </table:table-row>
        <table:table-row table:style-name="ro1">
          <table:table-cell office:value-type="float" office:value="1.62" calcext:value-type="float">
            <text:p>1.62</text:p>
          </table:table-cell>
          <table:table-cell office:value-type="float" office:value="423.14396209" calcext:value-type="float">
            <text:p>423.14396209</text:p>
          </table:table-cell>
          <table:table-cell office:value-type="float" office:value="151.200554876" calcext:value-type="float">
            <text:p>151.200554876</text:p>
          </table:table-cell>
          <table:table-cell office:value-type="float" office:value="271.943407214" calcext:value-type="float">
            <text:p>271.943407214</text:p>
          </table:table-cell>
          <table:table-cell office:value-type="float" office:value="566.555628361" calcext:value-type="float">
            <text:p>566.555628361</text:p>
          </table:table-cell>
        </table:table-row>
        <table:table-row table:style-name="ro1">
          <table:table-cell office:value-type="float" office:value="1.63" calcext:value-type="float">
            <text:p>1.63</text:p>
          </table:table-cell>
          <table:table-cell office:value-type="float" office:value="423.16661051" calcext:value-type="float">
            <text:p>423.16661051</text:p>
          </table:table-cell>
          <table:table-cell office:value-type="float" office:value="151.529446357" calcext:value-type="float">
            <text:p>151.529446357</text:p>
          </table:table-cell>
          <table:table-cell office:value-type="float" office:value="271.637164153" calcext:value-type="float">
            <text:p>271.637164153</text:p>
          </table:table-cell>
          <table:table-cell office:value-type="float" office:value="580.45989071" calcext:value-type="float">
            <text:p>580.45989071</text:p>
          </table:table-cell>
        </table:table-row>
        <table:table-row table:style-name="ro1">
          <table:table-cell office:value-type="float" office:value="1.64" calcext:value-type="float">
            <text:p>1.64</text:p>
          </table:table-cell>
          <table:table-cell office:value-type="float" office:value="423.069915179" calcext:value-type="float">
            <text:p>423.069915179</text:p>
          </table:table-cell>
          <table:table-cell office:value-type="float" office:value="151.811660869" calcext:value-type="float">
            <text:p>151.811660869</text:p>
          </table:table-cell>
          <table:table-cell office:value-type="float" office:value="271.258254311" calcext:value-type="float">
            <text:p>271.258254311</text:p>
          </table:table-cell>
          <table:table-cell office:value-type="float" office:value="594.705387886" calcext:value-type="float">
            <text:p>594.705387886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423.025456842" calcext:value-type="float">
            <text:p>423.025456842</text:p>
          </table:table-cell>
          <table:table-cell office:value-type="float" office:value="149.176800162" calcext:value-type="float">
            <text:p>149.176800162</text:p>
          </table:table-cell>
          <table:table-cell office:value-type="float" office:value="273.848656679" calcext:value-type="float">
            <text:p>273.848656679</text:p>
          </table:table-cell>
          <table:table-cell office:value-type="float" office:value="609.300494385" calcext:value-type="float">
            <text:p>609.300494385</text:p>
          </table:table-cell>
        </table:table-row>
        <table:table-row table:style-name="ro1">
          <table:table-cell office:value-type="float" office:value="1.66" calcext:value-type="float">
            <text:p>1.66</text:p>
          </table:table-cell>
          <table:table-cell office:value-type="float" office:value="422.996980487" calcext:value-type="float">
            <text:p>422.996980487</text:p>
          </table:table-cell>
          <table:table-cell office:value-type="float" office:value="150.059024051" calcext:value-type="float">
            <text:p>150.059024051</text:p>
          </table:table-cell>
          <table:table-cell office:value-type="float" office:value="272.937956437" calcext:value-type="float">
            <text:p>272.937956437</text:p>
          </table:table-cell>
          <table:table-cell office:value-type="float" office:value="624.25379023" calcext:value-type="float">
            <text:p>624.25379023</text:p>
          </table:table-cell>
        </table:table-row>
        <table:table-row table:style-name="ro1">
          <table:table-cell office:value-type="float" office:value="1.67" calcext:value-type="float">
            <text:p>1.67</text:p>
          </table:table-cell>
          <table:table-cell office:value-type="float" office:value="423.119519814" calcext:value-type="float">
            <text:p>423.119519814</text:p>
          </table:table-cell>
          <table:table-cell office:value-type="float" office:value="148.789764745" calcext:value-type="float">
            <text:p>148.789764745</text:p>
          </table:table-cell>
          <table:table-cell office:value-type="float" office:value="274.329755069" calcext:value-type="float">
            <text:p>274.329755069</text:p>
          </table:table-cell>
          <table:table-cell office:value-type="float" office:value="639.574066011" calcext:value-type="float">
            <text:p>639.574066011</text:p>
          </table:table-cell>
        </table:table-row>
        <table:table-row table:style-name="ro1">
          <table:table-cell office:value-type="float" office:value="1.68" calcext:value-type="float">
            <text:p>1.68</text:p>
          </table:table-cell>
          <table:table-cell office:value-type="float" office:value="423.468731915" calcext:value-type="float">
            <text:p>423.468731915</text:p>
          </table:table-cell>
          <table:table-cell office:value-type="float" office:value="169.498536506" calcext:value-type="float">
            <text:p>169.498536506</text:p>
          </table:table-cell>
          <table:table-cell office:value-type="float" office:value="253.970195409" calcext:value-type="float">
            <text:p>253.970195409</text:p>
          </table:table-cell>
          <table:table-cell office:value-type="float" office:value="655.270328056" calcext:value-type="float">
            <text:p>655.270328056</text:p>
          </table:table-cell>
        </table:table-row>
        <table:table-row table:style-name="ro1">
          <table:table-cell office:value-type="float" office:value="1.69" calcext:value-type="float">
            <text:p>1.69</text:p>
          </table:table-cell>
          <table:table-cell office:value-type="float" office:value="422.631011894" calcext:value-type="float">
            <text:p>422.631011894</text:p>
          </table:table-cell>
          <table:table-cell office:value-type="float" office:value="168.47951051" calcext:value-type="float">
            <text:p>168.47951051</text:p>
          </table:table-cell>
          <table:table-cell office:value-type="float" office:value="254.151501384" calcext:value-type="float">
            <text:p>254.151501384</text:p>
          </table:table-cell>
          <table:table-cell office:value-type="float" office:value="671.351803722" calcext:value-type="float">
            <text:p>671.351803722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422.463179842" calcext:value-type="float">
            <text:p>422.463179842</text:p>
          </table:table-cell>
          <table:table-cell office:value-type="float" office:value="168.372797155" calcext:value-type="float">
            <text:p>168.372797155</text:p>
          </table:table-cell>
          <table:table-cell office:value-type="float" office:value="254.090382687" calcext:value-type="float">
            <text:p>254.090382687</text:p>
          </table:table-cell>
          <table:table-cell office:value-type="float" office:value="687.827946823" calcext:value-type="float">
            <text:p>687.827946823</text:p>
          </table:table-cell>
        </table:table-row>
        <table:table-row table:style-name="ro1">
          <table:table-cell office:value-type="float" office:value="1.71" calcext:value-type="float">
            <text:p>1.71</text:p>
          </table:table-cell>
          <table:table-cell office:value-type="float" office:value="422.314543311" calcext:value-type="float">
            <text:p>422.314543311</text:p>
          </table:table-cell>
          <table:table-cell office:value-type="float" office:value="168.513281461" calcext:value-type="float">
            <text:p>168.513281461</text:p>
          </table:table-cell>
          <table:table-cell office:value-type="float" office:value="253.80126185" calcext:value-type="float">
            <text:p>253.80126185</text:p>
          </table:table-cell>
          <table:table-cell office:value-type="float" office:value="704.708443186" calcext:value-type="float">
            <text:p>704.708443186</text:p>
          </table:table-cell>
        </table:table-row>
        <table:table-row table:style-name="ro1">
          <table:table-cell office:value-type="float" office:value="1.72" calcext:value-type="float">
            <text:p>1.72</text:p>
          </table:table-cell>
          <table:table-cell office:value-type="float" office:value="422.185910221" calcext:value-type="float">
            <text:p>422.185910221</text:p>
          </table:table-cell>
          <table:table-cell office:value-type="float" office:value="168.448080414" calcext:value-type="float">
            <text:p>168.448080414</text:p>
          </table:table-cell>
          <table:table-cell office:value-type="float" office:value="253.737829807" calcext:value-type="float">
            <text:p>253.737829807</text:p>
          </table:table-cell>
          <table:table-cell office:value-type="float" office:value="722.003216344" calcext:value-type="float">
            <text:p>722.003216344</text:p>
          </table:table-cell>
        </table:table-row>
        <table:table-row table:style-name="ro1">
          <table:table-cell office:value-type="float" office:value="1.73" calcext:value-type="float">
            <text:p>1.73</text:p>
          </table:table-cell>
          <table:table-cell office:value-type="float" office:value="422.107095636" calcext:value-type="float">
            <text:p>422.107095636</text:p>
          </table:table-cell>
          <table:table-cell office:value-type="float" office:value="168.386787625" calcext:value-type="float">
            <text:p>168.386787625</text:p>
          </table:table-cell>
          <table:table-cell office:value-type="float" office:value="253.720308011" calcext:value-type="float">
            <text:p>253.720308011</text:p>
          </table:table-cell>
          <table:table-cell office:value-type="float" office:value="739.722433371" calcext:value-type="float">
            <text:p>739.722433371</text:p>
          </table:table-cell>
        </table:table-row>
        <table:table-row table:style-name="ro1">
          <table:table-cell office:value-type="float" office:value="1.74" calcext:value-type="float">
            <text:p>1.74</text:p>
          </table:table-cell>
          <table:table-cell office:value-type="float" office:value="421.961613719" calcext:value-type="float">
            <text:p>421.961613719</text:p>
          </table:table-cell>
          <table:table-cell office:value-type="float" office:value="168.556273275" calcext:value-type="float">
            <text:p>168.556273275</text:p>
          </table:table-cell>
          <table:table-cell office:value-type="float" office:value="253.405340444" calcext:value-type="float">
            <text:p>253.405340444</text:p>
          </table:table-cell>
          <table:table-cell office:value-type="float" office:value="757.87651086" calcext:value-type="float">
            <text:p>757.87651086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421.855714341" calcext:value-type="float">
            <text:p>421.855714341</text:p>
          </table:table-cell>
          <table:table-cell office:value-type="float" office:value="168.591202703" calcext:value-type="float">
            <text:p>168.591202703</text:p>
          </table:table-cell>
          <table:table-cell office:value-type="float" office:value="253.264511638" calcext:value-type="float">
            <text:p>253.264511638</text:p>
          </table:table-cell>
          <table:table-cell office:value-type="float" office:value="776.476121045" calcext:value-type="float">
            <text:p>776.476121045</text:p>
          </table:table-cell>
        </table:table-row>
        <table:table-row table:style-name="ro1">
          <table:table-cell office:value-type="float" office:value="1.76" calcext:value-type="float">
            <text:p>1.76</text:p>
          </table:table-cell>
          <table:table-cell office:value-type="float" office:value="868.172171039" calcext:value-type="float">
            <text:p>868.172171039</text:p>
          </table:table-cell>
          <table:table-cell office:value-type="float" office:value="347.316609391" calcext:value-type="float">
            <text:p>347.316609391</text:p>
          </table:table-cell>
          <table:table-cell office:value-type="float" office:value="520.855561648" calcext:value-type="float">
            <text:p>520.855561648</text:p>
          </table:table-cell>
          <table:table-cell office:value-type="float" office:value="795.532198073" calcext:value-type="float">
            <text:p>795.532198073</text:p>
          </table:table-cell>
        </table:table-row>
        <table:table-row table:style-name="ro1">
          <table:table-cell office:value-type="float" office:value="1.77" calcext:value-type="float">
            <text:p>1.77</text:p>
          </table:table-cell>
          <table:table-cell office:value-type="float" office:value="868.093759069" calcext:value-type="float">
            <text:p>868.093759069</text:p>
          </table:table-cell>
          <table:table-cell office:value-type="float" office:value="347.294985717" calcext:value-type="float">
            <text:p>347.294985717</text:p>
          </table:table-cell>
          <table:table-cell office:value-type="float" office:value="520.798773352" calcext:value-type="float">
            <text:p>520.798773352</text:p>
          </table:table-cell>
          <table:table-cell office:value-type="float" office:value="815.055944437" calcext:value-type="float">
            <text:p>815.055944437</text:p>
          </table:table-cell>
        </table:table-row>
        <table:table-row table:style-name="ro1">
          <table:table-cell office:value-type="float" office:value="1.78" calcext:value-type="float">
            <text:p>1.78</text:p>
          </table:table-cell>
          <table:table-cell office:value-type="float" office:value="868.020644012" calcext:value-type="float">
            <text:p>868.020644012</text:p>
          </table:table-cell>
          <table:table-cell office:value-type="float" office:value="347.410088455" calcext:value-type="float">
            <text:p>347.410088455</text:p>
          </table:table-cell>
          <table:table-cell office:value-type="float" office:value="520.610555557" calcext:value-type="float">
            <text:p>520.610555557</text:p>
          </table:table-cell>
          <table:table-cell office:value-type="float" office:value="835.058837558" calcext:value-type="float">
            <text:p>835.058837558</text:p>
          </table:table-cell>
        </table:table-row>
        <table:table-row table:style-name="ro1">
          <table:table-cell office:value-type="float" office:value="1.79" calcext:value-type="float">
            <text:p>1.79</text:p>
          </table:table-cell>
          <table:table-cell office:value-type="float" office:value="867.864748481" calcext:value-type="float">
            <text:p>867.864748481</text:p>
          </table:table-cell>
          <table:table-cell office:value-type="float" office:value="344.16695398" calcext:value-type="float">
            <text:p>344.16695398</text:p>
          </table:table-cell>
          <table:table-cell office:value-type="float" office:value="523.697794501" calcext:value-type="float">
            <text:p>523.697794501</text:p>
          </table:table-cell>
          <table:table-cell office:value-type="float" office:value="855.55263653" calcext:value-type="float">
            <text:p>855.55263653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867.724266256" calcext:value-type="float">
            <text:p>867.724266256</text:p>
          </table:table-cell>
          <table:table-cell office:value-type="float" office:value="343.823090545" calcext:value-type="float">
            <text:p>343.823090545</text:p>
          </table:table-cell>
          <table:table-cell office:value-type="float" office:value="523.901175711" calcext:value-type="float">
            <text:p>523.901175711</text:p>
          </table:table-cell>
          <table:table-cell office:value-type="float" office:value="876.54938904" calcext:value-type="float">
            <text:p>876.54938904</text:p>
          </table:table-cell>
        </table:table-row>
        <table:table-row table:style-name="ro1">
          <table:table-cell office:value-type="float" office:value="1.81" calcext:value-type="float">
            <text:p>1.81</text:p>
          </table:table-cell>
          <table:table-cell office:value-type="float" office:value="867.550497987" calcext:value-type="float">
            <text:p>867.550497987</text:p>
          </table:table-cell>
          <table:table-cell office:value-type="float" office:value="344.16119247" calcext:value-type="float">
            <text:p>344.16119247</text:p>
          </table:table-cell>
          <table:table-cell office:value-type="float" office:value="523.389305517" calcext:value-type="float">
            <text:p>523.389305517</text:p>
          </table:table-cell>
          <table:table-cell office:value-type="float" office:value="898.061438444" calcext:value-type="float">
            <text:p>898.061438444</text:p>
          </table:table-cell>
        </table:table-row>
        <table:table-row table:style-name="ro1">
          <table:table-cell office:value-type="float" office:value="1.82" calcext:value-type="float">
            <text:p>1.82</text:p>
          </table:table-cell>
          <table:table-cell office:value-type="float" office:value="867.377503155" calcext:value-type="float">
            <text:p>867.377503155</text:p>
          </table:table-cell>
          <table:table-cell office:value-type="float" office:value="342.490733795" calcext:value-type="float">
            <text:p>342.490733795</text:p>
          </table:table-cell>
          <table:table-cell office:value-type="float" office:value="524.886769361" calcext:value-type="float">
            <text:p>524.886769361</text:p>
          </table:table-cell>
          <table:table-cell office:value-type="float" office:value="920.101431025" calcext:value-type="float">
            <text:p>920.101431025</text:p>
          </table:table-cell>
        </table:table-row>
        <table:table-row table:style-name="ro1">
          <table:table-cell office:value-type="float" office:value="1.83" calcext:value-type="float">
            <text:p>1.83</text:p>
          </table:table-cell>
          <table:table-cell office:value-type="float" office:value="867.216921467" calcext:value-type="float">
            <text:p>867.216921467</text:p>
          </table:table-cell>
          <table:table-cell office:value-type="float" office:value="341.633552171" calcext:value-type="float">
            <text:p>341.633552171</text:p>
          </table:table-cell>
          <table:table-cell office:value-type="float" office:value="525.583369296" calcext:value-type="float">
            <text:p>525.583369296</text:p>
          </table:table-cell>
          <table:table-cell office:value-type="float" office:value="942.682323429" calcext:value-type="float">
            <text:p>942.682323429</text:p>
          </table:table-cell>
        </table:table-row>
        <table:table-row table:style-name="ro1">
          <table:table-cell office:value-type="float" office:value="1.84" calcext:value-type="float">
            <text:p>1.84</text:p>
          </table:table-cell>
          <table:table-cell office:value-type="float" office:value="867.071354572" calcext:value-type="float">
            <text:p>867.071354572</text:p>
          </table:table-cell>
          <table:table-cell office:value-type="float" office:value="341.796291793" calcext:value-type="float">
            <text:p>341.796291793</text:p>
          </table:table-cell>
          <table:table-cell office:value-type="float" office:value="525.275062779" calcext:value-type="float">
            <text:p>525.275062779</text:p>
          </table:table-cell>
          <table:table-cell office:value-type="float" office:value="965.817390281" calcext:value-type="float">
            <text:p>965.817390281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866.904660993" calcext:value-type="float">
            <text:p>866.904660993</text:p>
          </table:table-cell>
          <table:table-cell office:value-type="float" office:value="341.755283734" calcext:value-type="float">
            <text:p>341.755283734</text:p>
          </table:table-cell>
          <table:table-cell office:value-type="float" office:value="525.149377259" calcext:value-type="float">
            <text:p>525.149377259</text:p>
          </table:table-cell>
          <table:table-cell office:value-type="float" office:value="989.520231985" calcext:value-type="float">
            <text:p>989.520231985</text:p>
          </table:table-cell>
        </table:table-row>
        <table:table-row table:style-name="ro1">
          <table:table-cell office:value-type="float" office:value="1.86" calcext:value-type="float">
            <text:p>1.86</text:p>
          </table:table-cell>
          <table:table-cell office:value-type="float" office:value="866.754600268" calcext:value-type="float">
            <text:p>866.754600268</text:p>
          </table:table-cell>
          <table:table-cell office:value-type="float" office:value="341.658768974" calcext:value-type="float">
            <text:p>341.658768974</text:p>
          </table:table-cell>
          <table:table-cell office:value-type="float" office:value="525.095831294" calcext:value-type="float">
            <text:p>525.095831294</text:p>
          </table:table-cell>
          <table:table-cell office:value-type="float" office:value="1013.80478273" calcext:value-type="float">
            <text:p>1013.80478273</text:p>
          </table:table-cell>
        </table:table-row>
        <table:table-row table:style-name="ro1">
          <table:table-cell office:value-type="float" office:value="1.87" calcext:value-type="float">
            <text:p>1.87</text:p>
          </table:table-cell>
          <table:table-cell office:value-type="float" office:value="866.624428174" calcext:value-type="float">
            <text:p>866.624428174</text:p>
          </table:table-cell>
          <table:table-cell office:value-type="float" office:value="341.519157765" calcext:value-type="float">
            <text:p>341.519157765</text:p>
          </table:table-cell>
          <table:table-cell office:value-type="float" office:value="525.105270409" calcext:value-type="float">
            <text:p>525.105270409</text:p>
          </table:table-cell>
          <table:table-cell office:value-type="float" office:value="1038.68531866" calcext:value-type="float">
            <text:p>1038.68531866</text:p>
          </table:table-cell>
        </table:table-row>
        <table:table-row table:style-name="ro1">
          <table:table-cell office:value-type="float" office:value="1.88" calcext:value-type="float">
            <text:p>1.88</text:p>
          </table:table-cell>
          <table:table-cell office:value-type="float" office:value="866.430169888" calcext:value-type="float">
            <text:p>866.430169888</text:p>
          </table:table-cell>
          <table:table-cell office:value-type="float" office:value="337.900211001" calcext:value-type="float">
            <text:p>337.900211001</text:p>
          </table:table-cell>
          <table:table-cell office:value-type="float" office:value="528.529958887" calcext:value-type="float">
            <text:p>528.529958887</text:p>
          </table:table-cell>
          <table:table-cell office:value-type="float" office:value="1064.1764663" calcext:value-type="float">
            <text:p>1064.1764663</text:p>
          </table:table-cell>
        </table:table-row>
        <table:table-row table:style-name="ro1">
          <table:table-cell office:value-type="float" office:value="1.89" calcext:value-type="float">
            <text:p>1.89</text:p>
          </table:table-cell>
          <table:table-cell office:value-type="float" office:value="866.215520084" calcext:value-type="float">
            <text:p>866.215520084</text:p>
          </table:table-cell>
          <table:table-cell office:value-type="float" office:value="337.848035861" calcext:value-type="float">
            <text:p>337.848035861</text:p>
          </table:table-cell>
          <table:table-cell office:value-type="float" office:value="528.367484223" calcext:value-type="float">
            <text:p>528.367484223</text:p>
          </table:table-cell>
          <table:table-cell office:value-type="float" office:value="1090.29321112" calcext:value-type="float">
            <text:p>1090.29321112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866.007044202" calcext:value-type="float">
            <text:p>866.007044202</text:p>
          </table:table-cell>
          <table:table-cell office:value-type="float" office:value="338.15466544" calcext:value-type="float">
            <text:p>338.15466544</text:p>
          </table:table-cell>
          <table:table-cell office:value-type="float" office:value="527.852378763" calcext:value-type="float">
            <text:p>527.852378763</text:p>
          </table:table-cell>
          <table:table-cell office:value-type="float" office:value="1117.05090637" calcext:value-type="float">
            <text:p>1117.05090637</text:p>
          </table:table-cell>
        </table:table-row>
        <table:table-row table:style-name="ro1">
          <table:table-cell office:value-type="float" office:value="1.91" calcext:value-type="float">
            <text:p>1.91</text:p>
          </table:table-cell>
          <table:table-cell office:value-type="float" office:value="865.826105333" calcext:value-type="float">
            <text:p>865.826105333</text:p>
          </table:table-cell>
          <table:table-cell office:value-type="float" office:value="337.428101757" calcext:value-type="float">
            <text:p>337.428101757</text:p>
          </table:table-cell>
          <table:table-cell office:value-type="float" office:value="528.398003575" calcext:value-type="float">
            <text:p>528.398003575</text:p>
          </table:table-cell>
          <table:table-cell office:value-type="float" office:value="1144.46528209" calcext:value-type="float">
            <text:p>1144.46528209</text:p>
          </table:table-cell>
        </table:table-row>
        <table:table-row table:style-name="ro1">
          <table:table-cell office:value-type="float" office:value="1.92" calcext:value-type="float">
            <text:p>1.92</text:p>
          </table:table-cell>
          <table:table-cell office:value-type="float" office:value="865.545192034" calcext:value-type="float">
            <text:p>865.545192034</text:p>
          </table:table-cell>
          <table:table-cell office:value-type="float" office:value="331.438076053" calcext:value-type="float">
            <text:p>331.438076053</text:p>
          </table:table-cell>
          <table:table-cell office:value-type="float" office:value="534.107115981" calcext:value-type="float">
            <text:p>534.107115981</text:p>
          </table:table-cell>
          <table:table-cell office:value-type="float" office:value="1172.55245435" calcext:value-type="float">
            <text:p>1172.55245435</text:p>
          </table:table-cell>
        </table:table-row>
        <table:table-row table:style-name="ro1">
          <table:table-cell office:value-type="float" office:value="1.93" calcext:value-type="float">
            <text:p>1.93</text:p>
          </table:table-cell>
          <table:table-cell office:value-type="float" office:value="865.305032927" calcext:value-type="float">
            <text:p>865.305032927</text:p>
          </table:table-cell>
          <table:table-cell office:value-type="float" office:value="333.033199994" calcext:value-type="float">
            <text:p>333.033199994</text:p>
          </table:table-cell>
          <table:table-cell office:value-type="float" office:value="532.271832933" calcext:value-type="float">
            <text:p>532.271832933</text:p>
          </table:table-cell>
          <table:table-cell office:value-type="float" office:value="1201.32893477" calcext:value-type="float">
            <text:p>1201.32893477</text:p>
          </table:table-cell>
        </table:table-row>
        <table:table-row table:style-name="ro1">
          <table:table-cell office:value-type="float" office:value="1.94" calcext:value-type="float">
            <text:p>1.94</text:p>
          </table:table-cell>
          <table:table-cell office:value-type="float" office:value="865.054371492" calcext:value-type="float">
            <text:p>865.054371492</text:p>
          </table:table-cell>
          <table:table-cell office:value-type="float" office:value="333.650224652" calcext:value-type="float">
            <text:p>333.650224652</text:p>
          </table:table-cell>
          <table:table-cell office:value-type="float" office:value="531.40414684" calcext:value-type="float">
            <text:p>531.40414684</text:p>
          </table:table-cell>
          <table:table-cell office:value-type="float" office:value="1230.81164016" calcext:value-type="float">
            <text:p>1230.81164016</text:p>
          </table:table-cell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864.956892324" calcext:value-type="float">
            <text:p>864.956892324</text:p>
          </table:table-cell>
          <table:table-cell office:value-type="float" office:value="328.817183359" calcext:value-type="float">
            <text:p>328.817183359</text:p>
          </table:table-cell>
          <table:table-cell office:value-type="float" office:value="536.139708965" calcext:value-type="float">
            <text:p>536.139708965</text:p>
          </table:table-cell>
          <table:table-cell office:value-type="float" office:value="1261.01790251" calcext:value-type="float">
            <text:p>1261.01790251</text:p>
          </table:table-cell>
        </table:table-row>
        <table:table-row table:style-name="ro1">
          <table:table-cell office:value-type="float" office:value="1.96" calcext:value-type="float">
            <text:p>1.96</text:p>
          </table:table-cell>
          <table:table-cell office:value-type="float" office:value="870.636912929" calcext:value-type="float">
            <text:p>870.636912929</text:p>
          </table:table-cell>
          <table:table-cell office:value-type="float" office:value="330.235387114" calcext:value-type="float">
            <text:p>330.235387114</text:p>
          </table:table-cell>
          <table:table-cell office:value-type="float" office:value="540.401525815" calcext:value-type="float">
            <text:p>540.401525815</text:p>
          </table:table-cell>
          <table:table-cell office:value-type="float" office:value="1291.96547917" calcext:value-type="float">
            <text:p>1291.96547917</text:p>
          </table:table-cell>
        </table:table-row>
        <table:table-row table:style-name="ro1">
          <table:table-cell office:value-type="float" office:value="1.97" calcext:value-type="float">
            <text:p>1.97</text:p>
          </table:table-cell>
          <table:table-cell office:value-type="float" office:value="863.027742525" calcext:value-type="float">
            <text:p>863.027742525</text:p>
          </table:table-cell>
          <table:table-cell office:value-type="float" office:value="363.029766978" calcext:value-type="float">
            <text:p>363.029766978</text:p>
          </table:table-cell>
          <table:table-cell office:value-type="float" office:value="499.997975548" calcext:value-type="float">
            <text:p>499.997975548</text:p>
          </table:table-cell>
          <table:table-cell office:value-type="float" office:value="1323.6725633" calcext:value-type="float">
            <text:p>1323.6725633</text:p>
          </table:table-cell>
        </table:table-row>
        <table:table-row table:style-name="ro1">
          <table:table-cell office:value-type="float" office:value="1.98" calcext:value-type="float">
            <text:p>1.98</text:p>
          </table:table-cell>
          <table:table-cell office:value-type="float" office:value="861.950020734" calcext:value-type="float">
            <text:p>861.950020734</text:p>
          </table:table-cell>
          <table:table-cell office:value-type="float" office:value="362.866625" calcext:value-type="float">
            <text:p>362.866625</text:p>
          </table:table-cell>
          <table:table-cell office:value-type="float" office:value="499.083395733" calcext:value-type="float">
            <text:p>499.083395733</text:p>
          </table:table-cell>
          <table:table-cell office:value-type="float" office:value="1356.15779451" calcext:value-type="float">
            <text:p>1356.15779451</text:p>
          </table:table-cell>
        </table:table-row>
        <table:table-row table:style-name="ro1">
          <table:table-cell office:value-type="float" office:value="1.99" calcext:value-type="float">
            <text:p>1.99</text:p>
          </table:table-cell>
          <table:table-cell office:value-type="float" office:value="861.102346079" calcext:value-type="float">
            <text:p>861.102346079</text:p>
          </table:table-cell>
          <table:table-cell office:value-type="float" office:value="362.690996888" calcext:value-type="float">
            <text:p>362.690996888</text:p>
          </table:table-cell>
          <table:table-cell office:value-type="float" office:value="498.411349191" calcext:value-type="float">
            <text:p>498.411349191</text:p>
          </table:table-cell>
          <table:table-cell office:value-type="float" office:value="1389.44026991" calcext:value-type="float">
            <text:p>1389.440269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62.19303004" calcext:value-type="float">
            <text:p>1762.19303004</text:p>
          </table:table-cell>
          <table:table-cell office:value-type="float" office:value="737.932841903" calcext:value-type="float">
            <text:p>737.932841903</text:p>
          </table:table-cell>
          <table:table-cell office:value-type="float" office:value="1024.26018814" calcext:value-type="float">
            <text:p>1024.26018814</text:p>
          </table:table-cell>
          <table:table-cell office:value-type="float" office:value="1423.53955525" calcext:value-type="float">
            <text:p>1423.53955525</text:p>
          </table:table-cell>
        </table:table-row>
        <table:table-row table:style-name="ro1">
          <table:table-cell office:value-type="float" office:value="2.01" calcext:value-type="float">
            <text:p>2.01</text:p>
          </table:table-cell>
          <table:table-cell office:value-type="float" office:value="1761.36539038" calcext:value-type="float">
            <text:p>1761.36539038</text:p>
          </table:table-cell>
          <table:table-cell office:value-type="float" office:value="737.822254068" calcext:value-type="float">
            <text:p>737.822254068</text:p>
          </table:table-cell>
          <table:table-cell office:value-type="float" office:value="1023.54313631" calcext:value-type="float">
            <text:p>1023.54313631</text:p>
          </table:table-cell>
          <table:table-cell office:value-type="float" office:value="1458.47569647" calcext:value-type="float">
            <text:p>1458.47569647</text:p>
          </table:table-cell>
        </table:table-row>
        <table:table-row table:style-name="ro1">
          <table:table-cell office:value-type="float" office:value="2.02" calcext:value-type="float">
            <text:p>2.02</text:p>
          </table:table-cell>
          <table:table-cell office:value-type="float" office:value="1761.18283845" calcext:value-type="float">
            <text:p>1761.18283845</text:p>
          </table:table-cell>
          <table:table-cell office:value-type="float" office:value="738.286768164" calcext:value-type="float">
            <text:p>738.286768164</text:p>
          </table:table-cell>
          <table:table-cell office:value-type="float" office:value="1022.89607029" calcext:value-type="float">
            <text:p>1022.89607029</text:p>
          </table:table-cell>
          <table:table-cell office:value-type="float" office:value="1494.26923147" calcext:value-type="float">
            <text:p>1494.26923147</text:p>
          </table:table-cell>
        </table:table-row>
        <table:table-row table:style-name="ro1">
          <table:table-cell office:value-type="float" office:value="2.03" calcext:value-type="float">
            <text:p>2.03</text:p>
          </table:table-cell>
          <table:table-cell office:value-type="float" office:value="1759.86570469" calcext:value-type="float">
            <text:p>1759.86570469</text:p>
          </table:table-cell>
          <table:table-cell office:value-type="float" office:value="729.529090998" calcext:value-type="float">
            <text:p>729.529090998</text:p>
          </table:table-cell>
          <table:table-cell office:value-type="float" office:value="1030.33661369" calcext:value-type="float">
            <text:p>1030.33661369</text:p>
          </table:table-cell>
          <table:table-cell office:value-type="float" office:value="1530.94120219" calcext:value-type="float">
            <text:p>1530.94120219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1758.8542805" calcext:value-type="float">
            <text:p>1758.8542805</text:p>
          </table:table-cell>
          <table:table-cell office:value-type="float" office:value="729.563014807" calcext:value-type="float">
            <text:p>729.563014807</text:p>
          </table:table-cell>
          <table:table-cell office:value-type="float" office:value="1029.29126569" calcext:value-type="float">
            <text:p>1029.29126569</text:p>
          </table:table-cell>
          <table:table-cell office:value-type="float" office:value="1568.51316697" calcext:value-type="float">
            <text:p>1568.51316697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1757.97811352" calcext:value-type="float">
            <text:p>1757.97811352</text:p>
          </table:table-cell>
          <table:table-cell office:value-type="float" office:value="729.629686873" calcext:value-type="float">
            <text:p>729.629686873</text:p>
          </table:table-cell>
          <table:table-cell office:value-type="float" office:value="1028.34842665" calcext:value-type="float">
            <text:p>1028.34842665</text:p>
          </table:table-cell>
          <table:table-cell office:value-type="float" office:value="1607.00721324" calcext:value-type="float">
            <text:p>1607.00721324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1757.07514627" calcext:value-type="float">
            <text:p>1757.07514627</text:p>
          </table:table-cell>
          <table:table-cell office:value-type="float" office:value="728.87062414" calcext:value-type="float">
            <text:p>728.87062414</text:p>
          </table:table-cell>
          <table:table-cell office:value-type="float" office:value="1028.20452213" calcext:value-type="float">
            <text:p>1028.20452213</text:p>
          </table:table-cell>
          <table:table-cell office:value-type="float" office:value="1646.44597048" calcext:value-type="float">
            <text:p>1646.44597048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1756.32679401" calcext:value-type="float">
            <text:p>1756.32679401</text:p>
          </table:table-cell>
          <table:table-cell office:value-type="float" office:value="729.106894518" calcext:value-type="float">
            <text:p>729.106894518</text:p>
          </table:table-cell>
          <table:table-cell office:value-type="float" office:value="1027.2198995" calcext:value-type="float">
            <text:p>1027.2198995</text:p>
          </table:table-cell>
          <table:table-cell office:value-type="float" office:value="1686.85262355" calcext:value-type="float">
            <text:p>1686.85262355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1755.4793872" calcext:value-type="float">
            <text:p>1755.4793872</text:p>
          </table:table-cell>
          <table:table-cell office:value-type="float" office:value="728.557612334" calcext:value-type="float">
            <text:p>728.557612334</text:p>
          </table:table-cell>
          <table:table-cell office:value-type="float" office:value="1026.92177487" calcext:value-type="float">
            <text:p>1026.92177487</text:p>
          </table:table-cell>
          <table:table-cell office:value-type="float" office:value="1728.25092629" calcext:value-type="float">
            <text:p>1728.25092629</text:p>
          </table:table-cell>
        </table:table-row>
        <table:table-row table:style-name="ro1">
          <table:table-cell office:value-type="float" office:value="2.09" calcext:value-type="float">
            <text:p>2.09</text:p>
          </table:table-cell>
          <table:table-cell office:value-type="float" office:value="1754.39272067" calcext:value-type="float">
            <text:p>1754.39272067</text:p>
          </table:table-cell>
          <table:table-cell office:value-type="float" office:value="721.873859639" calcext:value-type="float">
            <text:p>721.873859639</text:p>
          </table:table-cell>
          <table:table-cell office:value-type="float" office:value="1032.51886103" calcext:value-type="float">
            <text:p>1032.51886103</text:p>
          </table:table-cell>
          <table:table-cell office:value-type="float" office:value="1770.66521551" calcext:value-type="float">
            <text:p>1770.66521551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1753.64420828" calcext:value-type="float">
            <text:p>1753.64420828</text:p>
          </table:table-cell>
          <table:table-cell office:value-type="float" office:value="720.224762806" calcext:value-type="float">
            <text:p>720.224762806</text:p>
          </table:table-cell>
          <table:table-cell office:value-type="float" office:value="1033.41944547" calcext:value-type="float">
            <text:p>1033.41944547</text:p>
          </table:table-cell>
          <table:table-cell office:value-type="float" office:value="1814.12042531" calcext:value-type="float">
            <text:p>1814.12042531</text:p>
          </table:table-cell>
        </table:table-row>
        <table:table-row table:style-name="ro1">
          <table:table-cell office:value-type="float" office:value="2.11" calcext:value-type="float">
            <text:p>2.11</text:p>
          </table:table-cell>
          <table:table-cell office:value-type="float" office:value="1751.63703162" calcext:value-type="float">
            <text:p>1751.63703162</text:p>
          </table:table-cell>
          <table:table-cell office:value-type="float" office:value="717.756828467" calcext:value-type="float">
            <text:p>717.756828467</text:p>
          </table:table-cell>
          <table:table-cell office:value-type="float" office:value="1033.88020315" calcext:value-type="float">
            <text:p>1033.88020315</text:p>
          </table:table-cell>
          <table:table-cell office:value-type="float" office:value="1858.64210167" calcext:value-type="float">
            <text:p>1858.64210167</text:p>
          </table:table-cell>
        </table:table-row>
        <table:table-row table:style-name="ro1">
          <table:table-cell office:value-type="float" office:value="2.12" calcext:value-type="float">
            <text:p>2.12</text:p>
          </table:table-cell>
          <table:table-cell office:value-type="float" office:value="1750.06712846" calcext:value-type="float">
            <text:p>1750.06712846</text:p>
          </table:table-cell>
          <table:table-cell office:value-type="float" office:value="716.862560919" calcext:value-type="float">
            <text:p>716.862560919</text:p>
          </table:table-cell>
          <table:table-cell office:value-type="float" office:value="1033.20456755" calcext:value-type="float">
            <text:p>1033.20456755</text:p>
          </table:table-cell>
          <table:table-cell office:value-type="float" office:value="1904.25641755" calcext:value-type="float">
            <text:p>1904.25641755</text:p>
          </table:table-cell>
        </table:table-row>
        <table:table-row table:style-name="ro1">
          <table:table-cell office:value-type="float" office:value="2.13" calcext:value-type="float">
            <text:p>2.13</text:p>
          </table:table-cell>
          <table:table-cell office:value-type="float" office:value="1748.57705753" calcext:value-type="float">
            <text:p>1748.57705753</text:p>
          </table:table-cell>
          <table:table-cell office:value-type="float" office:value="716.02706028" calcext:value-type="float">
            <text:p>716.02706028</text:p>
          </table:table-cell>
          <table:table-cell office:value-type="float" office:value="1032.54999725" calcext:value-type="float">
            <text:p>1032.54999725</text:p>
          </table:table-cell>
          <table:table-cell office:value-type="float" office:value="1950.99018822" calcext:value-type="float">
            <text:p>1950.99018822</text:p>
          </table:table-cell>
        </table:table-row>
        <table:table-row table:style-name="ro1">
          <table:table-cell office:value-type="float" office:value="2.14" calcext:value-type="float">
            <text:p>2.14</text:p>
          </table:table-cell>
          <table:table-cell office:value-type="float" office:value="1746.75123096" calcext:value-type="float">
            <text:p>1746.75123096</text:p>
          </table:table-cell>
          <table:table-cell office:value-type="float" office:value="708.624797314" calcext:value-type="float">
            <text:p>708.624797314</text:p>
          </table:table-cell>
          <table:table-cell office:value-type="float" office:value="1038.12643365" calcext:value-type="float">
            <text:p>1038.12643365</text:p>
          </table:table-cell>
          <table:table-cell office:value-type="float" office:value="1998.87088706" calcext:value-type="float">
            <text:p>1998.87088706</text:p>
          </table:table-cell>
        </table:table-row>
        <table:table-row table:style-name="ro1">
          <table:table-cell office:value-type="float" office:value="2.15" calcext:value-type="float">
            <text:p>2.15</text:p>
          </table:table-cell>
          <table:table-cell office:value-type="float" office:value="1744.29522244" calcext:value-type="float">
            <text:p>1744.29522244</text:p>
          </table:table-cell>
          <table:table-cell office:value-type="float" office:value="707.419088431" calcext:value-type="float">
            <text:p>707.419088431</text:p>
          </table:table-cell>
          <table:table-cell office:value-type="float" office:value="1036.87613401" calcext:value-type="float">
            <text:p>1036.87613401</text:p>
          </table:table-cell>
          <table:table-cell office:value-type="float" office:value="2047.92666168" calcext:value-type="float">
            <text:p>2047.92666168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1741.64486202" calcext:value-type="float">
            <text:p>1741.64486202</text:p>
          </table:table-cell>
          <table:table-cell office:value-type="float" office:value="693.915341687" calcext:value-type="float">
            <text:p>693.915341687</text:p>
          </table:table-cell>
          <table:table-cell office:value-type="float" office:value="1047.72952033" calcext:value-type="float">
            <text:p>1047.72952033</text:p>
          </table:table-cell>
          <table:table-cell office:value-type="float" office:value="2098.1863505" calcext:value-type="float">
            <text:p>2098.1863505</text:p>
          </table:table-cell>
        </table:table-row>
        <table:table-row table:style-name="ro1">
          <table:table-cell office:value-type="float" office:value="2.17" calcext:value-type="float">
            <text:p>2.17</text:p>
          </table:table-cell>
          <table:table-cell office:value-type="float" office:value="1738.20507781" calcext:value-type="float">
            <text:p>1738.20507781</text:p>
          </table:table-cell>
          <table:table-cell office:value-type="float" office:value="694.938036171" calcext:value-type="float">
            <text:p>694.938036171</text:p>
          </table:table-cell>
          <table:table-cell office:value-type="float" office:value="1043.26704164" calcext:value-type="float">
            <text:p>1043.26704164</text:p>
          </table:table-cell>
          <table:table-cell office:value-type="float" office:value="2149.67949965" calcext:value-type="float">
            <text:p>2149.67949965</text:p>
          </table:table-cell>
        </table:table-row>
        <table:table-row table:style-name="ro1">
          <table:table-cell office:value-type="float" office:value="2.18" calcext:value-type="float">
            <text:p>2.18</text:p>
          </table:table-cell>
          <table:table-cell office:value-type="float" office:value="1734.09205201" calcext:value-type="float">
            <text:p>1734.09205201</text:p>
          </table:table-cell>
          <table:table-cell office:value-type="float" office:value="681.198214276" calcext:value-type="float">
            <text:p>681.198214276</text:p>
          </table:table-cell>
          <table:table-cell office:value-type="float" office:value="1052.89383774" calcext:value-type="float">
            <text:p>1052.89383774</text:p>
          </table:table-cell>
          <table:table-cell office:value-type="float" office:value="2202.43638041" calcext:value-type="float">
            <text:p>2202.43638041</text:p>
          </table:table-cell>
        </table:table-row>
        <table:table-row table:style-name="ro1">
          <table:table-cell office:value-type="float" office:value="2.19" calcext:value-type="float">
            <text:p>2.19</text:p>
          </table:table-cell>
          <table:table-cell office:value-type="float" office:value="1719.98861508" calcext:value-type="float">
            <text:p>1719.98861508</text:p>
          </table:table-cell>
          <table:table-cell office:value-type="float" office:value="744.315932713" calcext:value-type="float">
            <text:p>744.315932713</text:p>
          </table:table-cell>
          <table:table-cell office:value-type="float" office:value="975.672682368" calcext:value-type="float">
            <text:p>975.672682368</text:p>
          </table:table-cell>
          <table:table-cell office:value-type="float" office:value="2256.48800695" calcext:value-type="float">
            <text:p>2256.48800695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707.16808747" calcext:value-type="float">
            <text:p>1707.16808747</text:p>
          </table:table-cell>
          <table:table-cell office:value-type="float" office:value="741.376518819" calcext:value-type="float">
            <text:p>741.376518819</text:p>
          </table:table-cell>
          <table:table-cell office:value-type="float" office:value="965.791568654" calcext:value-type="float">
            <text:p>965.791568654</text:p>
          </table:table-cell>
          <table:table-cell office:value-type="float" office:value="2311.8661546" calcext:value-type="float">
            <text:p>2311.8661546</text:p>
          </table:table-cell>
        </table:table-row>
        <table:table-row table:style-name="ro1">
          <table:table-cell office:value-type="float" office:value="2.21" calcext:value-type="float">
            <text:p>2.21</text:p>
          </table:table-cell>
          <table:table-cell office:value-type="float" office:value="1695.59012648" calcext:value-type="float">
            <text:p>1695.59012648</text:p>
          </table:table-cell>
          <table:table-cell office:value-type="float" office:value="737.188422029" calcext:value-type="float">
            <text:p>737.188422029</text:p>
          </table:table-cell>
          <table:table-cell office:value-type="float" office:value="958.401704452" calcext:value-type="float">
            <text:p>958.401704452</text:p>
          </table:table-cell>
          <table:table-cell office:value-type="float" office:value="2368.60337849" calcext:value-type="float">
            <text:p>2368.60337849</text:p>
          </table:table-cell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1684.88412228" calcext:value-type="float">
            <text:p>1684.88412228</text:p>
          </table:table-cell>
          <table:table-cell office:value-type="float" office:value="733.249626303" calcext:value-type="float">
            <text:p>733.249626303</text:p>
          </table:table-cell>
          <table:table-cell office:value-type="float" office:value="951.63449598" calcext:value-type="float">
            <text:p>951.63449598</text:p>
          </table:table-cell>
          <table:table-cell office:value-type="float" office:value="2426.73303271" calcext:value-type="float">
            <text:p>2426.73303271</text:p>
          </table:table-cell>
        </table:table-row>
        <table:table-row table:style-name="ro1">
          <table:table-cell office:value-type="float" office:value="2.23" calcext:value-type="float">
            <text:p>2.23</text:p>
          </table:table-cell>
          <table:table-cell office:value-type="float" office:value="1674.74069369" calcext:value-type="float">
            <text:p>1674.74069369</text:p>
          </table:table-cell>
          <table:table-cell office:value-type="float" office:value="730.441031059" calcext:value-type="float">
            <text:p>730.441031059</text:p>
          </table:table-cell>
          <table:table-cell office:value-type="float" office:value="944.299662636" calcext:value-type="float">
            <text:p>944.299662636</text:p>
          </table:table-cell>
          <table:table-cell office:value-type="float" office:value="2486.28928994" calcext:value-type="float">
            <text:p>2486.28928994</text:p>
          </table:table-cell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1665.06748863" calcext:value-type="float">
            <text:p>1665.06748863</text:p>
          </table:table-cell>
          <table:table-cell office:value-type="float" office:value="726.692436475" calcext:value-type="float">
            <text:p>726.692436475</text:p>
          </table:table-cell>
          <table:table-cell office:value-type="float" office:value="938.375052159" calcext:value-type="float">
            <text:p>938.375052159</text:p>
          </table:table-cell>
          <table:table-cell office:value-type="float" office:value="2547.3071615" calcext:value-type="float">
            <text:p>2547.3071615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1655.92694022" calcext:value-type="float">
            <text:p>1655.92694022</text:p>
          </table:table-cell>
          <table:table-cell office:value-type="float" office:value="723.41058631" calcext:value-type="float">
            <text:p>723.41058631</text:p>
          </table:table-cell>
          <table:table-cell office:value-type="float" office:value="932.516353913" calcext:value-type="float">
            <text:p>932.516353913</text:p>
          </table:table-cell>
          <table:table-cell office:value-type="float" office:value="2609.82251796" calcext:value-type="float">
            <text:p>2609.82251796</text:p>
          </table:table-cell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3456.68772068" calcext:value-type="float">
            <text:p>3456.68772068</text:p>
          </table:table-cell>
          <table:table-cell office:value-type="float" office:value="1516.37820723" calcext:value-type="float">
            <text:p>1516.37820723</text:p>
          </table:table-cell>
          <table:table-cell office:value-type="float" office:value="1940.30951345" calcext:value-type="float">
            <text:p>1940.30951345</text:p>
          </table:table-cell>
          <table:table-cell office:value-type="float" office:value="2673.87211019" calcext:value-type="float">
            <text:p>2673.87211019</text:p>
          </table:table-cell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3450.55576826" calcext:value-type="float">
            <text:p>3450.55576826</text:p>
          </table:table-cell>
          <table:table-cell office:value-type="float" office:value="1516.17238138" calcext:value-type="float">
            <text:p>1516.17238138</text:p>
          </table:table-cell>
          <table:table-cell office:value-type="float" office:value="1934.38338687" calcext:value-type="float">
            <text:p>1934.38338687</text:p>
          </table:table-cell>
          <table:table-cell office:value-type="float" office:value="2739.49359103" calcext:value-type="float">
            <text:p>2739.49359103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3446.06847665" calcext:value-type="float">
            <text:p>3446.06847665</text:p>
          </table:table-cell>
          <table:table-cell office:value-type="float" office:value="1516.28949476" calcext:value-type="float">
            <text:p>1516.28949476</text:p>
          </table:table-cell>
          <table:table-cell office:value-type="float" office:value="1929.77898189" calcext:value-type="float">
            <text:p>1929.77898189</text:p>
          </table:table-cell>
          <table:table-cell office:value-type="float" office:value="2806.72553735" calcext:value-type="float">
            <text:p>2806.72553735</text:p>
          </table:table-cell>
        </table:table-row>
        <table:table-row table:style-name="ro1">
          <table:table-cell office:value-type="float" office:value="2.29" calcext:value-type="float">
            <text:p>2.29</text:p>
          </table:table-cell>
          <table:table-cell office:value-type="float" office:value="3437.79900852" calcext:value-type="float">
            <text:p>3437.79900852</text:p>
          </table:table-cell>
          <table:table-cell office:value-type="float" office:value="1499.51325261" calcext:value-type="float">
            <text:p>1499.51325261</text:p>
          </table:table-cell>
          <table:table-cell office:value-type="float" office:value="1938.28575592" calcext:value-type="float">
            <text:p>1938.28575592</text:p>
          </table:table-cell>
          <table:table-cell office:value-type="float" office:value="2875.60747278" calcext:value-type="float">
            <text:p>2875.60747278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3426.06373968" calcext:value-type="float">
            <text:p>3426.06373968</text:p>
          </table:table-cell>
          <table:table-cell office:value-type="float" office:value="1492.1544551" calcext:value-type="float">
            <text:p>1492.1544551</text:p>
          </table:table-cell>
          <table:table-cell office:value-type="float" office:value="1933.90928458" calcext:value-type="float">
            <text:p>1933.90928458</text:p>
          </table:table-cell>
          <table:table-cell office:value-type="float" office:value="2946.17989094" calcext:value-type="float">
            <text:p>2946.17989094</text:p>
          </table:table-cell>
        </table:table-row>
        <table:table-row table:style-name="ro1">
          <table:table-cell office:value-type="float" office:value="2.31" calcext:value-type="float">
            <text:p>2.31</text:p>
          </table:table-cell>
          <table:table-cell office:value-type="float" office:value="3412.8985022" calcext:value-type="float">
            <text:p>3412.8985022</text:p>
          </table:table-cell>
          <table:table-cell office:value-type="float" office:value="1486.59452189" calcext:value-type="float">
            <text:p>1486.59452189</text:p>
          </table:table-cell>
          <table:table-cell office:value-type="float" office:value="1926.30398031" calcext:value-type="float">
            <text:p>1926.30398031</text:p>
          </table:table-cell>
          <table:table-cell office:value-type="float" office:value="3018.48427922" calcext:value-type="float">
            <text:p>3018.48427922</text:p>
          </table:table-cell>
        </table:table-row>
        <table:table-row table:style-name="ro1">
          <table:table-cell office:value-type="float" office:value="2.32" calcext:value-type="float">
            <text:p>2.32</text:p>
          </table:table-cell>
          <table:table-cell office:value-type="float" office:value="3402.93063177" calcext:value-type="float">
            <text:p>3402.93063177</text:p>
          </table:table-cell>
          <table:table-cell office:value-type="float" office:value="1482.61009552" calcext:value-type="float">
            <text:p>1482.61009552</text:p>
          </table:table-cell>
          <table:table-cell office:value-type="float" office:value="1920.32053625" calcext:value-type="float">
            <text:p>1920.32053625</text:p>
          </table:table-cell>
          <table:table-cell office:value-type="float" office:value="3092.56314317" calcext:value-type="float">
            <text:p>3092.56314317</text:p>
          </table:table-cell>
        </table:table-row>
        <table:table-row table:style-name="ro1">
          <table:table-cell office:value-type="float" office:value="2.33" calcext:value-type="float">
            <text:p>2.33</text:p>
          </table:table-cell>
          <table:table-cell office:value-type="float" office:value="3394.54685459" calcext:value-type="float">
            <text:p>3394.54685459</text:p>
          </table:table-cell>
          <table:table-cell office:value-type="float" office:value="1473.12338475" calcext:value-type="float">
            <text:p>1473.12338475</text:p>
          </table:table-cell>
          <table:table-cell office:value-type="float" office:value="1921.42346984" calcext:value-type="float">
            <text:p>1921.42346984</text:p>
          </table:table-cell>
          <table:table-cell office:value-type="float" office:value="3168.46003153" calcext:value-type="float">
            <text:p>3168.46003153</text:p>
          </table:table-cell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3386.71258275" calcext:value-type="float">
            <text:p>3386.71258275</text:p>
          </table:table-cell>
          <table:table-cell office:value-type="float" office:value="1469.50517251" calcext:value-type="float">
            <text:p>1469.50517251</text:p>
          </table:table-cell>
          <table:table-cell office:value-type="float" office:value="1917.20741024" calcext:value-type="float">
            <text:p>1917.20741024</text:p>
          </table:table-cell>
          <table:table-cell office:value-type="float" office:value="3246.21956178" calcext:value-type="float">
            <text:p>3246.21956178</text:p>
          </table:table-cell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3379.35731239" calcext:value-type="float">
            <text:p>3379.35731239</text:p>
          </table:table-cell>
          <table:table-cell office:value-type="float" office:value="1464.69070256" calcext:value-type="float">
            <text:p>1464.69070256</text:p>
          </table:table-cell>
          <table:table-cell office:value-type="float" office:value="1914.66660983" calcext:value-type="float">
            <text:p>1914.66660983</text:p>
          </table:table-cell>
          <table:table-cell office:value-type="float" office:value="3325.88744639" calcext:value-type="float">
            <text:p>3325.88744639</text:p>
          </table:table-cell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3372.59449348" calcext:value-type="float">
            <text:p>3372.59449348</text:p>
          </table:table-cell>
          <table:table-cell office:value-type="float" office:value="1456.3280972" calcext:value-type="float">
            <text:p>1456.3280972</text:p>
          </table:table-cell>
          <table:table-cell office:value-type="float" office:value="1916.26639628" calcext:value-type="float">
            <text:p>1916.26639628</text:p>
          </table:table-cell>
          <table:table-cell office:value-type="float" office:value="3407.51051972" calcext:value-type="float">
            <text:p>3407.51051972</text:p>
          </table:table-cell>
        </table:table-row>
        <table:table-row table:style-name="ro1">
          <table:table-cell office:value-type="float" office:value="2.37" calcext:value-type="float">
            <text:p>2.37</text:p>
          </table:table-cell>
          <table:table-cell office:value-type="float" office:value="3366.26860568" calcext:value-type="float">
            <text:p>3366.26860568</text:p>
          </table:table-cell>
          <table:table-cell office:value-type="float" office:value="1451.69564664" calcext:value-type="float">
            <text:p>1451.69564664</text:p>
          </table:table-cell>
          <table:table-cell office:value-type="float" office:value="1914.57295904" calcext:value-type="float">
            <text:p>1914.57295904</text:p>
          </table:table-cell>
          <table:table-cell office:value-type="float" office:value="3491.1367655" calcext:value-type="float">
            <text:p>3491.1367655</text:p>
          </table:table-cell>
        </table:table-row>
        <table:table-row table:style-name="ro1">
          <table:table-cell office:value-type="float" office:value="2.38" calcext:value-type="float">
            <text:p>2.38</text:p>
          </table:table-cell>
          <table:table-cell office:value-type="float" office:value="3354.75483243" calcext:value-type="float">
            <text:p>3354.75483243</text:p>
          </table:table-cell>
          <table:table-cell office:value-type="float" office:value="1433.42666104" calcext:value-type="float">
            <text:p>1433.42666104</text:p>
          </table:table-cell>
          <table:table-cell office:value-type="float" office:value="1921.32817139" calcext:value-type="float">
            <text:p>1921.32817139</text:p>
          </table:table-cell>
          <table:table-cell office:value-type="float" office:value="3576.81534507" calcext:value-type="float">
            <text:p>3576.81534507</text:p>
          </table:table-cell>
        </table:table-row>
        <table:table-row table:style-name="ro1">
          <table:table-cell office:value-type="float" office:value="2.39" calcext:value-type="float">
            <text:p>2.39</text:p>
          </table:table-cell>
          <table:table-cell office:value-type="float" office:value="3341.68234607" calcext:value-type="float">
            <text:p>3341.68234607</text:p>
          </table:table-cell>
          <table:table-cell office:value-type="float" office:value="1425.1588498" calcext:value-type="float">
            <text:p>1425.1588498</text:p>
          </table:table-cell>
          <table:table-cell office:value-type="float" office:value="1916.52349627" calcext:value-type="float">
            <text:p>1916.52349627</text:p>
          </table:table-cell>
          <table:table-cell office:value-type="float" office:value="3664.59662628" calcext:value-type="float">
            <text:p>3664.59662628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3330.7234593" calcext:value-type="float">
            <text:p>3330.7234593</text:p>
          </table:table-cell>
          <table:table-cell office:value-type="float" office:value="1419.0722844" calcext:value-type="float">
            <text:p>1419.0722844</text:p>
          </table:table-cell>
          <table:table-cell office:value-type="float" office:value="1911.6511749" calcext:value-type="float">
            <text:p>1911.6511749</text:p>
          </table:table-cell>
          <table:table-cell office:value-type="float" office:value="3754.53221309" calcext:value-type="float">
            <text:p>3754.53221309</text:p>
          </table:table-cell>
        </table:table-row>
        <table:table-row table:style-name="ro1">
          <table:table-cell office:value-type="float" office:value="2.41" calcext:value-type="float">
            <text:p>2.41</text:p>
          </table:table-cell>
          <table:table-cell office:value-type="float" office:value="3317.58078859" calcext:value-type="float">
            <text:p>3317.58078859</text:p>
          </table:table-cell>
          <table:table-cell office:value-type="float" office:value="1413.01216436" calcext:value-type="float">
            <text:p>1413.01216436</text:p>
          </table:table-cell>
          <table:table-cell office:value-type="float" office:value="1904.56862423" calcext:value-type="float">
            <text:p>1904.56862423</text:p>
          </table:table-cell>
          <table:table-cell office:value-type="float" office:value="3846.67497591" calcext:value-type="float">
            <text:p>3846.67497591</text:p>
          </table:table-cell>
        </table:table-row>
        <table:table-row table:style-name="ro1">
          <table:table-cell office:value-type="float" office:value="2.42" calcext:value-type="float">
            <text:p>2.42</text:p>
          </table:table-cell>
          <table:table-cell office:value-type="float" office:value="3298.61689391" calcext:value-type="float">
            <text:p>3298.61689391</text:p>
          </table:table-cell>
          <table:table-cell office:value-type="float" office:value="1390.79670551" calcext:value-type="float">
            <text:p>1390.79670551</text:p>
          </table:table-cell>
          <table:table-cell office:value-type="float" office:value="1907.8201884" calcext:value-type="float">
            <text:p>1907.8201884</text:p>
          </table:table-cell>
          <table:table-cell office:value-type="float" office:value="3941.07908269" calcext:value-type="float">
            <text:p>3941.07908269</text:p>
          </table:table-cell>
        </table:table-row>
        <table:table-row table:style-name="ro1">
          <table:table-cell office:value-type="float" office:value="2.43" calcext:value-type="float">
            <text:p>2.43</text:p>
          </table:table-cell>
          <table:table-cell office:value-type="float" office:value="3280.43906181" calcext:value-type="float">
            <text:p>3280.43906181</text:p>
          </table:table-cell>
          <table:table-cell office:value-type="float" office:value="1377.60646629" calcext:value-type="float">
            <text:p>1377.60646629</text:p>
          </table:table-cell>
          <table:table-cell office:value-type="float" office:value="1902.83259552" calcext:value-type="float">
            <text:p>1902.83259552</text:p>
          </table:table-cell>
          <table:table-cell office:value-type="float" office:value="4037.80003075" calcext:value-type="float">
            <text:p>4037.80003075</text:p>
          </table:table-cell>
        </table:table-row>
        <table:table-row table:style-name="ro1">
          <table:table-cell office:value-type="float" office:value="2.44" calcext:value-type="float">
            <text:p>2.44</text:p>
          </table:table-cell>
          <table:table-cell office:value-type="float" office:value="3261.51517658" calcext:value-type="float">
            <text:p>3261.51517658</text:p>
          </table:table-cell>
          <table:table-cell office:value-type="float" office:value="1352.05644083" calcext:value-type="float">
            <text:p>1352.05644083</text:p>
          </table:table-cell>
          <table:table-cell office:value-type="float" office:value="1909.45873575" calcext:value-type="float">
            <text:p>1909.45873575</text:p>
          </table:table-cell>
          <table:table-cell office:value-type="float" office:value="4136.89467942" calcext:value-type="float">
            <text:p>4136.89467942</text:p>
          </table:table-cell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3234.77599269" calcext:value-type="float">
            <text:p>3234.77599269</text:p>
          </table:table-cell>
          <table:table-cell office:value-type="float" office:value="1329.4998457" calcext:value-type="float">
            <text:p>1329.4998457</text:p>
          </table:table-cell>
          <table:table-cell office:value-type="float" office:value="1905.27614699" calcext:value-type="float">
            <text:p>1905.27614699</text:p>
          </table:table-cell>
          <table:table-cell office:value-type="float" office:value="4238.42128343" calcext:value-type="float">
            <text:p>4238.42128343</text:p>
          </table:table-cell>
        </table:table-row>
        <table:table-row table:style-name="ro1">
          <table:table-cell office:value-type="float" office:value="2.46" calcext:value-type="float">
            <text:p>2.46</text:p>
          </table:table-cell>
          <table:table-cell office:value-type="float" office:value="3200.08112416" calcext:value-type="float">
            <text:p>3200.08112416</text:p>
          </table:table-cell>
          <table:table-cell office:value-type="float" office:value="1277.13967741" calcext:value-type="float">
            <text:p>1277.13967741</text:p>
          </table:table-cell>
          <table:table-cell office:value-type="float" office:value="1922.94144674" calcext:value-type="float">
            <text:p>1922.94144674</text:p>
          </table:table-cell>
          <table:table-cell office:value-type="float" office:value="4342.43952722" calcext:value-type="float">
            <text:p>4342.43952722</text:p>
          </table:table-cell>
        </table:table-row>
        <table:table-row table:style-name="ro1">
          <table:table-cell office:value-type="float" office:value="2.47" calcext:value-type="float">
            <text:p>2.47</text:p>
          </table:table-cell>
          <table:table-cell office:value-type="float" office:value="3078.75451902" calcext:value-type="float">
            <text:p>3078.75451902</text:p>
          </table:table-cell>
          <table:table-cell office:value-type="float" office:value="1346.04345511" calcext:value-type="float">
            <text:p>1346.04345511</text:p>
          </table:table-cell>
          <table:table-cell office:value-type="float" office:value="1732.71106391" calcext:value-type="float">
            <text:p>1732.71106391</text:p>
          </table:table-cell>
          <table:table-cell office:value-type="float" office:value="4449.01055997" calcext:value-type="float">
            <text:p>4449.01055997</text:p>
          </table:table-cell>
        </table:table-row>
        <table:table-row table:style-name="ro1">
          <table:table-cell office:value-type="float" office:value="2.48" calcext:value-type="float">
            <text:p>2.48</text:p>
          </table:table-cell>
          <table:table-cell office:value-type="float" office:value="2985.95869101" calcext:value-type="float">
            <text:p>2985.95869101</text:p>
          </table:table-cell>
          <table:table-cell office:value-type="float" office:value="1317.89023931" calcext:value-type="float">
            <text:p>1317.89023931</text:p>
          </table:table-cell>
          <table:table-cell office:value-type="float" office:value="1668.0684517" calcext:value-type="float">
            <text:p>1668.0684517</text:p>
          </table:table-cell>
          <table:table-cell office:value-type="float" office:value="4558.19703156" calcext:value-type="float">
            <text:p>4558.19703156</text:p>
          </table:table-cell>
        </table:table-row>
        <table:table-row table:style-name="ro1">
          <table:table-cell office:value-type="float" office:value="2.49" calcext:value-type="float">
            <text:p>2.49</text:p>
          </table:table-cell>
          <table:table-cell office:value-type="float" office:value="2911.65109306" calcext:value-type="float">
            <text:p>2911.65109306</text:p>
          </table:table-cell>
          <table:table-cell office:value-type="float" office:value="1296.76668785" calcext:value-type="float">
            <text:p>1296.76668785</text:p>
          </table:table-cell>
          <table:table-cell office:value-type="float" office:value="1614.88440521" calcext:value-type="float">
            <text:p>1614.88440521</text:p>
          </table:table-cell>
          <table:table-cell office:value-type="float" office:value="4670.06312942" calcext:value-type="float">
            <text:p>4670.06312942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5673.28153462" calcext:value-type="float">
            <text:p>5673.28153462</text:p>
          </table:table-cell>
          <table:table-cell office:value-type="float" office:value="2553.00959796" calcext:value-type="float">
            <text:p>2553.00959796</text:p>
          </table:table-cell>
          <table:table-cell office:value-type="float" office:value="3120.27193666" calcext:value-type="float">
            <text:p>3120.27193666</text:p>
          </table:table-cell>
          <table:table-cell office:value-type="float" office:value="4784.67461625" calcext:value-type="float">
            <text:p>4784.674616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3T13:17:00.298497359</dc:date>
    <meta:editing-duration>PT47S</meta:editing-duration>
    <meta:editing-cycles>1</meta:editing-cycles>
    <meta:document-statistic meta:table-count="1" meta:cell-count="1255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572cm" svg:y="0.316cm" chart:style-name="ch2">
          <text:p>50% Impedance Mismatch m=0.55 n=0.5 tau=eps=0.5</text:p>
        </chart:title>
        <chart:subtitle svg:x="6.355cm" svg:y="1.275cm" chart:style-name="ch3">
          <text:p>Right-Going Wave</text:p>
        </chart:subtitle>
        <chart:legend chart:legend-position="end" svg:x="11.772cm" svg:y="3.454cm" style:legend-expansion="high" chart:style-name="ch4"/>
        <chart:plot-area chart:style-name="ch5" table:cell-range-address="EnergyVals.A1:EnergyVals.E251" chart:data-source-has-labels="both" svg:x="1.331cm" svg:y="2.138cm" svg:width="10.121cm" svg:height="5.701cm">
          <chartooo:coordinate-region svg:x="2.429cm" svg:y="2.337cm" svg:width="9.023cm" svg:height="5.116cm"/>
          <chart:axis chart:dimension="x" chart:name="primary-x" chart:style-name="ch6" chartooo:axis-type="auto">
            <chartooo:date-scale/>
            <chart:title svg:x="5.99cm" svg:y="8.019cm" chart:style-name="ch7">
              <text:p>Time</text:p>
            </chart:title>
            <chart:categories table:cell-range-address="EnergyVals.A1:EnergyVals.A251"/>
          </chart:axis>
          <chart:axis chart:dimension="y" chart:name="primary-y" chart:style-name="ch6">
            <chart:title svg:x="0.451cm" svg:y="5.561cm" chart:style-name="ch8">
              <text:p>Energy</text:p>
            </chart:title>
            <chart:grid chart:style-name="ch9" chart:class="major"/>
          </chart:axis>
          <chart:series chart:style-name="ch10" chart:values-cell-range-address="EnergyVals.B1:EnergyVals.B251" loext:label-string="energy" chart:class="chart:line">
            <chart:data-point chart:repeated="251"/>
          </chart:series>
          <chart:series chart:style-name="ch11" chart:values-cell-range-address="EnergyVals.C1:EnergyVals.C251" loext:label-string="left_energy" chart:class="chart:line">
            <chart:data-point chart:repeated="251"/>
          </chart:series>
          <chart:series chart:style-name="ch12" chart:values-cell-range-address="EnergyVals.D1:EnergyVals.D251" loext:label-string="right_energy" chart:class="chart:line">
            <chart:data-point chart:repeated="251"/>
          </chart:series>
          <chart:series chart:style-name="ch13" chart:values-cell-range-address="EnergyVals.E1:EnergyVals.E251" loext:label-string="approx_limit_curve" chart:class="chart:line">
            <chart:data-point chart:repeated="25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ergy</text:p>
              </table:table-cell>
              <table:table-cell office:value-type="string">
                <text:p>left_energy</text:p>
              </table:table-cell>
              <table:table-cell office:value-type="string">
                <text:p>right_energy</text:p>
              </table:table-cell>
              <table:table-cell office:value-type="string">
                <text:p>approx_limit_curve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EnergyVals.A1:EnergyVals.A251</svg:desc>
                </draw:g>
              </table:table-cell>
              <table:table-cell office:value-type="float" office:value="11.7028555056">
                <text:p>11.7028555056</text:p>
                <draw:g>
                  <svg:desc>EnergyVals.B1:EnergyVals.B251</svg:desc>
                </draw:g>
              </table:table-cell>
              <table:table-cell office:value-type="float" office:value="0.0000000000703718139108">
                <text:p>0.0000000000703718139108</text:p>
                <draw:g>
                  <svg:desc>EnergyVals.C1:EnergyVals.C251</svg:desc>
                </draw:g>
              </table:table-cell>
              <table:table-cell office:value-type="float" office:value="11.7028555056">
                <text:p>11.7028555056</text:p>
                <draw:g>
                  <svg:desc>EnergyVals.D1:EnergyVals.D251</svg:desc>
                </draw:g>
              </table:table-cell>
              <table:table-cell office:value-type="float" office:value="11.1541905914">
                <text:p>11.1541905914</text:p>
                <draw:g>
                  <svg:desc>EnergyVals.E1:EnergyVals.E251</svg:desc>
                </draw:g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11.7028555338">
                <text:p>11.7028555338</text:p>
              </table:table-cell>
              <table:table-cell office:value-type="float" office:value="-2.85168031591E-017">
                <text:p>-2.85168031591E-017</text:p>
              </table:table-cell>
              <table:table-cell office:value-type="float" office:value="11.7028555338">
                <text:p>11.7028555338</text:p>
              </table:table-cell>
              <table:table-cell office:value-type="float" office:value="11.4279338648">
                <text:p>11.4279338648</text:p>
              </table:table-cell>
            </table:table-row>
            <table:table-row>
              <table:table-cell office:value-type="float" office:value="0.02">
                <text:p>0.02</text:p>
              </table:table-cell>
              <table:table-cell office:value-type="float" office:value="11.7028555474">
                <text:p>11.7028555474</text:p>
              </table:table-cell>
              <table:table-cell office:value-type="float" office:value="-4.17794350162E-017">
                <text:p>-4.17794350162E-017</text:p>
              </table:table-cell>
              <table:table-cell office:value-type="float" office:value="11.7028555474">
                <text:p>11.7028555474</text:p>
              </table:table-cell>
              <table:table-cell office:value-type="float" office:value="11.7083952751">
                <text:p>11.7083952751</text:p>
              </table:table-cell>
            </table:table-row>
            <table:table-row>
              <table:table-cell office:value-type="float" office:value="0.03">
                <text:p>0.03</text:p>
              </table:table-cell>
              <table:table-cell office:value-type="float" office:value="11.702855558">
                <text:p>11.702855558</text:p>
              </table:table-cell>
              <table:table-cell office:value-type="float" office:value="-4.34945156286E-017">
                <text:p>-4.34945156286E-017</text:p>
              </table:table-cell>
              <table:table-cell office:value-type="float" office:value="11.702855558">
                <text:p>11.702855558</text:p>
              </table:table-cell>
              <table:table-cell office:value-type="float" office:value="11.9957396972">
                <text:p>11.9957396972</text:p>
              </table:table-cell>
            </table:table-row>
            <table:table-row>
              <table:table-cell office:value-type="float" office:value="0.04">
                <text:p>0.04</text:p>
              </table:table-cell>
              <table:table-cell office:value-type="float" office:value="11.7028555664">
                <text:p>11.7028555664</text:p>
              </table:table-cell>
              <table:table-cell office:value-type="float" office:value="-3.76927235189E-017">
                <text:p>-3.76927235189E-017</text:p>
              </table:table-cell>
              <table:table-cell office:value-type="float" office:value="11.7028555664">
                <text:p>11.7028555664</text:p>
              </table:table-cell>
              <table:table-cell office:value-type="float" office:value="12.2901360521">
                <text:p>12.2901360521</text:p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11.7028391052">
                <text:p>11.7028391052</text:p>
              </table:table-cell>
              <table:table-cell office:value-type="float" office:value="0.000660731149407">
                <text:p>0.000660731149407</text:p>
              </table:table-cell>
              <table:table-cell office:value-type="float" office:value="11.7021783741">
                <text:p>11.7021783741</text:p>
              </table:table-cell>
              <table:table-cell office:value-type="float" office:value="12.5917574065">
                <text:p>12.5917574065</text:p>
              </table:table-cell>
            </table:table-row>
            <table:table-row>
              <table:table-cell office:value-type="float" office:value="0.06">
                <text:p>0.06</text:p>
              </table:table-cell>
              <table:table-cell office:value-type="float" office:value="11.7027872906">
                <text:p>11.7027872906</text:p>
              </table:table-cell>
              <table:table-cell office:value-type="float" office:value="0.00631432261477">
                <text:p>0.00631432261477</text:p>
              </table:table-cell>
              <table:table-cell office:value-type="float" office:value="11.696472968">
                <text:p>11.696472968</text:p>
              </table:table-cell>
              <table:table-cell office:value-type="float" office:value="12.9007810745">
                <text:p>12.9007810745</text:p>
              </table:table-cell>
            </table:table-row>
            <table:table-row>
              <table:table-cell office:value-type="float" office:value="0.07">
                <text:p>0.07</text:p>
              </table:table-cell>
              <table:table-cell office:value-type="float" office:value="11.7027166364">
                <text:p>11.7027166364</text:p>
              </table:table-cell>
              <table:table-cell office:value-type="float" office:value="0.0208066097173">
                <text:p>0.0208066097173</text:p>
              </table:table-cell>
              <table:table-cell office:value-type="float" office:value="11.6819100267">
                <text:p>11.6819100267</text:p>
              </table:table-cell>
              <table:table-cell office:value-type="float" office:value="13.2173887218">
                <text:p>13.2173887218</text:p>
              </table:table-cell>
            </table:table-row>
            <table:table-row>
              <table:table-cell office:value-type="float" office:value="0.08">
                <text:p>0.08</text:p>
              </table:table-cell>
              <table:table-cell office:value-type="float" office:value="11.702640472">
                <text:p>11.702640472</text:p>
              </table:table-cell>
              <table:table-cell office:value-type="float" office:value="0.0458367884044">
                <text:p>0.0458367884044</text:p>
              </table:table-cell>
              <table:table-cell office:value-type="float" office:value="11.6568036836">
                <text:p>11.6568036836</text:p>
              </table:table-cell>
              <table:table-cell office:value-type="float" office:value="13.5417664725">
                <text:p>13.5417664725</text:p>
              </table:table-cell>
            </table:table-row>
            <table:table-row>
              <table:table-cell office:value-type="float" office:value="0.09">
                <text:p>0.09</text:p>
              </table:table-cell>
              <table:table-cell office:value-type="float" office:value="11.7025686959">
                <text:p>11.7025686959</text:p>
              </table:table-cell>
              <table:table-cell office:value-type="float" office:value="0.0814650325796">
                <text:p>0.0814650325796</text:p>
              </table:table-cell>
              <table:table-cell office:value-type="float" office:value="11.6211036633">
                <text:p>11.6211036633</text:p>
              </table:table-cell>
              <table:table-cell office:value-type="float" office:value="13.8741050184">
                <text:p>13.8741050184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11.7025082387">
                <text:p>11.7025082387</text:p>
              </table:table-cell>
              <table:table-cell office:value-type="float" office:value="0.126561309238">
                <text:p>0.126561309238</text:p>
              </table:table-cell>
              <table:table-cell office:value-type="float" office:value="11.5759469295">
                <text:p>11.5759469295</text:p>
              </table:table-cell>
              <table:table-cell office:value-type="float" office:value="14.2145997313">
                <text:p>14.2145997313</text:p>
              </table:table-cell>
            </table:table-row>
            <table:table-row>
              <table:table-cell office:value-type="float" office:value="0.11">
                <text:p>0.11</text:p>
              </table:table-cell>
              <table:table-cell office:value-type="float" office:value="11.7024635019">
                <text:p>11.7024635019</text:p>
              </table:table-cell>
              <table:table-cell office:value-type="float" office:value="0.179192862569">
                <text:p>0.179192862569</text:p>
              </table:table-cell>
              <table:table-cell office:value-type="float" office:value="11.5232706393">
                <text:p>11.5232706393</text:p>
              </table:table-cell>
              <table:table-cell office:value-type="float" office:value="14.5634507778">
                <text:p>14.5634507778</text:p>
              </table:table-cell>
            </table:table-row>
            <table:table-row>
              <table:table-cell office:value-type="float" office:value="0.12">
                <text:p>0.12</text:p>
              </table:table-cell>
              <table:table-cell office:value-type="float" office:value="11.7024367413">
                <text:p>11.7024367413</text:p>
              </table:table-cell>
              <table:table-cell office:value-type="float" office:value="0.23695398859">
                <text:p>0.23695398859</text:p>
              </table:table-cell>
              <table:table-cell office:value-type="float" office:value="11.4654827527">
                <text:p>11.4654827527</text:p>
              </table:table-cell>
              <table:table-cell office:value-type="float" office:value="14.9208632369">
                <text:p>14.9208632369</text:p>
              </table:table-cell>
            </table:table-row>
            <table:table-row>
              <table:table-cell office:value-type="float" office:value="0.13">
                <text:p>0.13</text:p>
              </table:table-cell>
              <table:table-cell office:value-type="float" office:value="11.7024284824">
                <text:p>11.7024284824</text:p>
              </table:table-cell>
              <table:table-cell office:value-type="float" office:value="0.297241685827">
                <text:p>0.297241685827</text:p>
              </table:table-cell>
              <table:table-cell office:value-type="float" office:value="11.4051867965">
                <text:p>11.4051867965</text:p>
              </table:table-cell>
              <table:table-cell office:value-type="float" office:value="15.2870472205">
                <text:p>15.2870472205</text:p>
              </table:table-cell>
            </table:table-row>
            <table:table-row>
              <table:table-cell office:value-type="float" office:value="0.14">
                <text:p>0.14</text:p>
              </table:table-cell>
              <table:table-cell office:value-type="float" office:value="11.7024378026">
                <text:p>11.7024378026</text:p>
              </table:table-cell>
              <table:table-cell office:value-type="float" office:value="0.357480823419">
                <text:p>0.357480823419</text:p>
              </table:table-cell>
              <table:table-cell office:value-type="float" office:value="11.3449569792">
                <text:p>11.3449569792</text:p>
              </table:table-cell>
              <table:table-cell office:value-type="float" office:value="15.6622179971">
                <text:p>15.6622179971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11.7024627114">
                <text:p>11.7024627114</text:p>
              </table:table-cell>
              <table:table-cell office:value-type="float" office:value="0.415302380496">
                <text:p>0.415302380496</text:p>
              </table:table-cell>
              <table:table-cell office:value-type="float" office:value="11.2871603309">
                <text:p>11.2871603309</text:p>
              </table:table-cell>
              <table:table-cell office:value-type="float" office:value="16.0465961184">
                <text:p>16.0465961184</text:p>
              </table:table-cell>
            </table:table-row>
            <table:table-row>
              <table:table-cell office:value-type="float" office:value="0.16">
                <text:p>0.16</text:p>
              </table:table-cell>
              <table:table-cell office:value-type="float" office:value="11.7025004023">
                <text:p>11.7025004023</text:p>
              </table:table-cell>
              <table:table-cell office:value-type="float" office:value="0.468678428466">
                <text:p>0.468678428466</text:p>
              </table:table-cell>
              <table:table-cell office:value-type="float" office:value="11.2338219739">
                <text:p>11.2338219739</text:p>
              </table:table-cell>
              <table:table-cell office:value-type="float" office:value="16.4404075485">
                <text:p>16.4404075485</text:p>
              </table:table-cell>
            </table:table-row>
            <table:table-row>
              <table:table-cell office:value-type="float" office:value="0.17">
                <text:p>0.17</text:p>
              </table:table-cell>
              <table:table-cell office:value-type="float" office:value="11.7025475348">
                <text:p>11.7025475348</text:p>
              </table:table-cell>
              <table:table-cell office:value-type="float" office:value="0.516017405862">
                <text:p>0.516017405862</text:p>
              </table:table-cell>
              <table:table-cell office:value-type="float" office:value="11.186530129">
                <text:p>11.186530129</text:p>
              </table:table-cell>
              <table:table-cell office:value-type="float" office:value="16.8438837973">
                <text:p>16.8438837973</text:p>
              </table:table-cell>
            </table:table-row>
            <table:table-row>
              <table:table-cell office:value-type="float" office:value="0.18">
                <text:p>0.18</text:p>
              </table:table-cell>
              <table:table-cell office:value-type="float" office:value="11.7026004874">
                <text:p>11.7026004874</text:p>
              </table:table-cell>
              <table:table-cell office:value-type="float" office:value="0.556223326175">
                <text:p>0.556223326175</text:p>
              </table:table-cell>
              <table:table-cell office:value-type="float" office:value="11.1463771612">
                <text:p>11.1463771612</text:p>
              </table:table-cell>
              <table:table-cell office:value-type="float" office:value="17.2572620563">
                <text:p>17.2572620563</text:p>
              </table:table-cell>
            </table:table-row>
            <table:table-row>
              <table:table-cell office:value-type="float" office:value="0.19">
                <text:p>0.19</text:p>
              </table:table-cell>
              <table:table-cell office:value-type="float" office:value="11.7026555427">
                <text:p>11.7026555427</text:p>
              </table:table-cell>
              <table:table-cell office:value-type="float" office:value="0.588722538444">
                <text:p>0.588722538444</text:p>
              </table:table-cell>
              <table:table-cell office:value-type="float" office:value="11.1139330043">
                <text:p>11.1139330043</text:p>
              </table:table-cell>
              <table:table-cell office:value-type="float" office:value="17.6807853382">
                <text:p>17.6807853382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11.7027091171">
                <text:p>11.7027091171</text:p>
              </table:table-cell>
              <table:table-cell office:value-type="float" office:value="0.613461592535">
                <text:p>0.613461592535</text:p>
              </table:table-cell>
              <table:table-cell office:value-type="float" office:value="11.0892475246">
                <text:p>11.0892475246</text:p>
              </table:table-cell>
              <table:table-cell office:value-type="float" office:value="18.1147026193">
                <text:p>18.1147026193</text:p>
              </table:table-cell>
            </table:table-row>
            <table:table-row>
              <table:table-cell office:value-type="float" office:value="0.21">
                <text:p>0.21</text:p>
              </table:table-cell>
              <table:table-cell office:value-type="float" office:value="11.7027579078">
                <text:p>11.7027579078</text:p>
              </table:table-cell>
              <table:table-cell office:value-type="float" office:value="0.630879805493">
                <text:p>0.630879805493</text:p>
              </table:table-cell>
              <table:table-cell office:value-type="float" office:value="11.0718781023">
                <text:p>11.0718781023</text:p>
              </table:table-cell>
              <table:table-cell office:value-type="float" office:value="18.5592689867">
                <text:p>18.5592689867</text:p>
              </table:table-cell>
            </table:table-row>
            <table:table-row>
              <table:table-cell office:value-type="float" office:value="0.22">
                <text:p>0.22</text:p>
              </table:table-cell>
              <table:table-cell office:value-type="float" office:value="11.702799004">
                <text:p>11.702799004</text:p>
              </table:table-cell>
              <table:table-cell office:value-type="float" office:value="0.641860347744">
                <text:p>0.641860347744</text:p>
              </table:table-cell>
              <table:table-cell office:value-type="float" office:value="11.0609386562">
                <text:p>11.0609386562</text:p>
              </table:table-cell>
              <table:table-cell office:value-type="float" office:value="19.0147457873">
                <text:p>19.0147457873</text:p>
              </table:table-cell>
            </table:table-row>
            <table:table-row>
              <table:table-cell office:value-type="float" office:value="0.23">
                <text:p>0.23</text:p>
              </table:table-cell>
              <table:table-cell office:value-type="float" office:value="11.7028300447">
                <text:p>11.7028300447</text:p>
              </table:table-cell>
              <table:table-cell office:value-type="float" office:value="0.647663101199">
                <text:p>0.647663101199</text:p>
              </table:table-cell>
              <table:table-cell office:value-type="float" office:value="11.0551669435">
                <text:p>11.0551669435</text:p>
              </table:table-cell>
              <table:table-cell office:value-type="float" office:value="19.4814007823">
                <text:p>19.4814007823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11.7028492756">
                <text:p>11.7028492756</text:p>
              </table:table-cell>
              <table:table-cell office:value-type="float" office:value="0.649843156633">
                <text:p>0.649843156633</text:p>
              </table:table-cell>
              <table:table-cell office:value-type="float" office:value="11.0530061189">
                <text:p>11.0530061189</text:p>
              </table:table-cell>
              <table:table-cell office:value-type="float" office:value="19.9595083041">
                <text:p>19.9595083041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11.7028791512">
                <text:p>11.7028791512</text:p>
              </table:table-cell>
              <table:table-cell office:value-type="float" office:value="0.650219580148">
                <text:p>0.650219580148</text:p>
              </table:table-cell>
              <table:table-cell office:value-type="float" office:value="11.052659571">
                <text:p>11.052659571</text:p>
              </table:table-cell>
              <table:table-cell office:value-type="float" office:value="20.4493494175">
                <text:p>20.4493494175</text:p>
              </table:table-cell>
            </table:table-row>
            <table:table-row>
              <table:table-cell office:value-type="float" office:value="0.26">
                <text:p>0.26</text:p>
              </table:table-cell>
              <table:table-cell office:value-type="float" office:value="13.0835030864">
                <text:p>13.0835030864</text:p>
              </table:table-cell>
              <table:table-cell office:value-type="float" office:value="0.358067021141">
                <text:p>0.358067021141</text:p>
              </table:table-cell>
              <table:table-cell office:value-type="float" office:value="12.7254360652">
                <text:p>12.7254360652</text:p>
              </table:table-cell>
              <table:table-cell office:value-type="float" office:value="20.9512120854">
                <text:p>20.9512120854</text:p>
              </table:table-cell>
            </table:table-row>
            <table:table-row>
              <table:table-cell office:value-type="float" office:value="0.27">
                <text:p>0.27</text:p>
              </table:table-cell>
              <table:table-cell office:value-type="float" office:value="13.0849160799">
                <text:p>13.0849160799</text:p>
              </table:table-cell>
              <table:table-cell office:value-type="float" office:value="0.376969752589">
                <text:p>0.376969752589</text:p>
              </table:table-cell>
              <table:table-cell office:value-type="float" office:value="12.7079463274">
                <text:p>12.7079463274</text:p>
              </table:table-cell>
              <table:table-cell office:value-type="float" office:value="21.4653913377">
                <text:p>21.4653913377</text:p>
              </table:table-cell>
            </table:table-row>
            <table:table-row>
              <table:table-cell office:value-type="float" office:value="0.28">
                <text:p>0.28</text:p>
              </table:table-cell>
              <table:table-cell office:value-type="float" office:value="13.0869925008">
                <text:p>13.0869925008</text:p>
              </table:table-cell>
              <table:table-cell office:value-type="float" office:value="0.423779203192">
                <text:p>0.423779203192</text:p>
              </table:table-cell>
              <table:table-cell office:value-type="float" office:value="12.6632132976">
                <text:p>12.6632132976</text:p>
              </table:table-cell>
              <table:table-cell office:value-type="float" office:value="21.9921894448">
                <text:p>21.9921894448</text:p>
              </table:table-cell>
            </table:table-row>
            <table:table-row>
              <table:table-cell office:value-type="float" office:value="0.29">
                <text:p>0.29</text:p>
              </table:table-cell>
              <table:table-cell office:value-type="float" office:value="13.089323159">
                <text:p>13.089323159</text:p>
              </table:table-cell>
              <table:table-cell office:value-type="float" office:value="0.504754555134">
                <text:p>0.504754555134</text:p>
              </table:table-cell>
              <table:table-cell office:value-type="float" office:value="12.5845686038">
                <text:p>12.5845686038</text:p>
              </table:table-cell>
              <table:table-cell office:value-type="float" office:value="22.5319160954">
                <text:p>22.5319160954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13.0914126936">
                <text:p>13.0914126936</text:p>
              </table:table-cell>
              <table:table-cell office:value-type="float" office:value="0.618511997024">
                <text:p>0.618511997024</text:p>
              </table:table-cell>
              <table:table-cell office:value-type="float" office:value="12.4729006966">
                <text:p>12.4729006966</text:p>
              </table:table-cell>
              <table:table-cell office:value-type="float" office:value="23.0848885785">
                <text:p>23.0848885785</text:p>
              </table:table-cell>
            </table:table-row>
            <table:table-row>
              <table:table-cell office:value-type="float" office:value="0.31">
                <text:p>0.31</text:p>
              </table:table-cell>
              <table:table-cell office:value-type="float" office:value="13.0927523398">
                <text:p>13.0927523398</text:p>
              </table:table-cell>
              <table:table-cell office:value-type="float" office:value="0.755415232921">
                <text:p>0.755415232921</text:p>
              </table:table-cell>
              <table:table-cell office:value-type="float" office:value="12.3373371069">
                <text:p>12.3373371069</text:p>
              </table:table-cell>
              <table:table-cell office:value-type="float" office:value="23.6514319699">
                <text:p>23.6514319699</text:p>
              </table:table-cell>
            </table:table-row>
            <table:table-row>
              <table:table-cell office:value-type="float" office:value="0.32">
                <text:p>0.32</text:p>
              </table:table-cell>
              <table:table-cell office:value-type="float" office:value="13.0929083349">
                <text:p>13.0929083349</text:p>
              </table:table-cell>
              <table:table-cell office:value-type="float" office:value="0.898561901253">
                <text:p>0.898561901253</text:p>
              </table:table-cell>
              <table:table-cell office:value-type="float" office:value="12.1943464337">
                <text:p>12.1943464337</text:p>
              </table:table-cell>
              <table:table-cell office:value-type="float" office:value="24.2318793233">
                <text:p>24.2318793233</text:p>
              </table:table-cell>
            </table:table-row>
            <table:table-row>
              <table:table-cell office:value-type="float" office:value="0.33">
                <text:p>0.33</text:p>
              </table:table-cell>
              <table:table-cell office:value-type="float" office:value="13.0916655056">
                <text:p>13.0916655056</text:p>
              </table:table-cell>
              <table:table-cell office:value-type="float" office:value="1.02682764295">
                <text:p>1.02682764295</text:p>
              </table:table-cell>
              <table:table-cell office:value-type="float" office:value="12.0648378627">
                <text:p>12.0648378627</text:p>
              </table:table-cell>
              <table:table-cell office:value-type="float" office:value="24.8265718662">
                <text:p>24.8265718662</text:p>
              </table:table-cell>
            </table:table-row>
            <table:table-row>
              <table:table-cell office:value-type="float" office:value="0.34">
                <text:p>0.34</text:p>
              </table:table-cell>
              <table:table-cell office:value-type="float" office:value="13.0891359022">
                <text:p>13.0891359022</text:p>
              </table:table-cell>
              <table:table-cell office:value-type="float" office:value="1.12027006315">
                <text:p>1.12027006315</text:p>
              </table:table-cell>
              <table:table-cell office:value-type="float" office:value="11.9688658391">
                <text:p>11.9688658391</text:p>
              </table:table-cell>
              <table:table-cell office:value-type="float" office:value="25.4358592004">
                <text:p>25.4358592004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13.0859362261">
                <text:p>13.0859362261</text:p>
              </table:table-cell>
              <table:table-cell office:value-type="float" office:value="1.1683991022">
                <text:p>1.1683991022</text:p>
              </table:table-cell>
              <table:table-cell office:value-type="float" office:value="11.9175371239">
                <text:p>11.9175371239</text:p>
              </table:table-cell>
              <table:table-cell office:value-type="float" office:value="26.0600995074">
                <text:p>26.0600995074</text:p>
              </table:table-cell>
            </table:table-row>
            <table:table-row>
              <table:table-cell office:value-type="float" office:value="0.36">
                <text:p>0.36</text:p>
              </table:table-cell>
              <table:table-cell office:value-type="float" office:value="13.0833864532">
                <text:p>13.0833864532</text:p>
              </table:table-cell>
              <table:table-cell office:value-type="float" office:value="1.18165009467">
                <text:p>1.18165009467</text:p>
              </table:table-cell>
              <table:table-cell office:value-type="float" office:value="11.9017363585">
                <text:p>11.9017363585</text:p>
              </table:table-cell>
              <table:table-cell office:value-type="float" office:value="26.6996597594">
                <text:p>26.6996597594</text:p>
              </table:table-cell>
            </table:table-row>
            <table:table-row>
              <table:table-cell office:value-type="float" office:value="0.37">
                <text:p>0.37</text:p>
              </table:table-cell>
              <table:table-cell office:value-type="float" office:value="13.0829880916">
                <text:p>13.0829880916</text:p>
              </table:table-cell>
              <table:table-cell office:value-type="float" office:value="1.19516455156">
                <text:p>1.19516455156</text:p>
              </table:table-cell>
              <table:table-cell office:value-type="float" office:value="11.8878235401">
                <text:p>11.8878235401</text:p>
              </table:table-cell>
              <table:table-cell office:value-type="float" office:value="27.3549159343">
                <text:p>27.3549159343</text:p>
              </table:table-cell>
            </table:table-row>
            <table:table-row>
              <table:table-cell office:value-type="float" office:value="0.38">
                <text:p>0.38</text:p>
              </table:table-cell>
              <table:table-cell office:value-type="float" office:value="13.0829852797">
                <text:p>13.0829852797</text:p>
              </table:table-cell>
              <table:table-cell office:value-type="float" office:value="1.21106132124">
                <text:p>1.21106132124</text:p>
              </table:table-cell>
              <table:table-cell office:value-type="float" office:value="11.8719239585">
                <text:p>11.8719239585</text:p>
              </table:table-cell>
              <table:table-cell office:value-type="float" office:value="28.0262532376">
                <text:p>28.0262532376</text:p>
              </table:table-cell>
            </table:table-row>
            <table:table-row>
              <table:table-cell office:value-type="float" office:value="0.39">
                <text:p>0.39</text:p>
              </table:table-cell>
              <table:table-cell office:value-type="float" office:value="13.0829841341">
                <text:p>13.0829841341</text:p>
              </table:table-cell>
              <table:table-cell office:value-type="float" office:value="1.22738266608">
                <text:p>1.22738266608</text:p>
              </table:table-cell>
              <table:table-cell office:value-type="float" office:value="11.855601468">
                <text:p>11.855601468</text:p>
              </table:table-cell>
              <table:table-cell office:value-type="float" office:value="28.7140663281">
                <text:p>28.7140663281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13.0829845806">
                <text:p>13.0829845806</text:p>
              </table:table-cell>
              <table:table-cell office:value-type="float" office:value="1.24390058402">
                <text:p>1.24390058402</text:p>
              </table:table-cell>
              <table:table-cell office:value-type="float" office:value="11.8390839966">
                <text:p>11.8390839966</text:p>
              </table:table-cell>
              <table:table-cell office:value-type="float" office:value="29.4187595503">
                <text:p>29.4187595503</text:p>
              </table:table-cell>
            </table:table-row>
            <table:table-row>
              <table:table-cell office:value-type="float" office:value="0.41">
                <text:p>0.41</text:p>
              </table:table-cell>
              <table:table-cell office:value-type="float" office:value="13.0829864268">
                <text:p>13.0829864268</text:p>
              </table:table-cell>
              <table:table-cell office:value-type="float" office:value="1.26039297523">
                <text:p>1.26039297523</text:p>
              </table:table-cell>
              <table:table-cell office:value-type="float" office:value="11.8225934516">
                <text:p>11.8225934516</text:p>
              </table:table-cell>
              <table:table-cell office:value-type="float" office:value="30.1407471722">
                <text:p>30.1407471722</text:p>
              </table:table-cell>
            </table:table-row>
            <table:table-row>
              <table:table-cell office:value-type="float" office:value="0.42">
                <text:p>0.42</text:p>
              </table:table-cell>
              <table:table-cell office:value-type="float" office:value="13.082989507">
                <text:p>13.082989507</text:p>
              </table:table-cell>
              <table:table-cell office:value-type="float" office:value="1.27664855718">
                <text:p>1.27664855718</text:p>
              </table:table-cell>
              <table:table-cell office:value-type="float" office:value="11.8063409498">
                <text:p>11.8063409498</text:p>
              </table:table-cell>
              <table:table-cell office:value-type="float" office:value="30.8804536284">
                <text:p>30.8804536284</text:p>
              </table:table-cell>
            </table:table-row>
            <table:table-row>
              <table:table-cell office:value-type="float" office:value="0.43">
                <text:p>0.43</text:p>
              </table:table-cell>
              <table:table-cell office:value-type="float" office:value="13.0829936124">
                <text:p>13.0829936124</text:p>
              </table:table-cell>
              <table:table-cell office:value-type="float" office:value="1.29247100404">
                <text:p>1.29247100404</text:p>
              </table:table-cell>
              <table:table-cell office:value-type="float" office:value="11.7905226083">
                <text:p>11.7905226083</text:p>
              </table:table-cell>
              <table:table-cell office:value-type="float" office:value="31.6383137699">
                <text:p>31.6383137699</text:p>
              </table:table-cell>
            </table:table-row>
            <table:table-row>
              <table:table-cell office:value-type="float" office:value="0.44">
                <text:p>0.44</text:p>
              </table:table-cell>
              <table:table-cell office:value-type="float" office:value="13.0829985413">
                <text:p>13.0829985413</text:p>
              </table:table-cell>
              <table:table-cell office:value-type="float" office:value="1.30768222773">
                <text:p>1.30768222773</text:p>
              </table:table-cell>
              <table:table-cell office:value-type="float" office:value="11.7753163136">
                <text:p>11.7753163136</text:p>
              </table:table-cell>
              <table:table-cell office:value-type="float" office:value="32.41477312">
                <text:p>32.41477312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13.0830040555">
                <text:p>13.0830040555</text:p>
              </table:table-cell>
              <table:table-cell office:value-type="float" office:value="1.32212530894">
                <text:p>1.32212530894</text:p>
              </table:table-cell>
              <table:table-cell office:value-type="float" office:value="11.7608787466">
                <text:p>11.7608787466</text:p>
              </table:table-cell>
              <table:table-cell office:value-type="float" office:value="33.2102881354">
                <text:p>33.2102881354</text:p>
              </table:table-cell>
            </table:table-row>
            <table:table-row>
              <table:table-cell office:value-type="float" office:value="0.46">
                <text:p>0.46</text:p>
              </table:table-cell>
              <table:table-cell office:value-type="float" office:value="13.0830097073">
                <text:p>13.0830097073</text:p>
              </table:table-cell>
              <table:table-cell office:value-type="float" office:value="1.33566872655">
                <text:p>1.33566872655</text:p>
              </table:table-cell>
              <table:table-cell office:value-type="float" office:value="11.7473409808">
                <text:p>11.7473409808</text:p>
              </table:table-cell>
              <table:table-cell office:value-type="float" office:value="34.0253264755">
                <text:p>34.0253264755</text:p>
              </table:table-cell>
            </table:table-row>
            <table:table-row>
              <table:table-cell office:value-type="float" office:value="0.47">
                <text:p>0.47</text:p>
              </table:table-cell>
              <table:table-cell office:value-type="float" office:value="13.0830159731">
                <text:p>13.0830159731</text:p>
              </table:table-cell>
              <table:table-cell office:value-type="float" office:value="1.34819653556">
                <text:p>1.34819653556</text:p>
              </table:table-cell>
              <table:table-cell office:value-type="float" office:value="11.7348194375">
                <text:p>11.7348194375</text:p>
              </table:table-cell>
              <table:table-cell office:value-type="float" office:value="34.8603672767">
                <text:p>34.8603672767</text:p>
              </table:table-cell>
            </table:table-row>
            <table:table-row>
              <table:table-cell office:value-type="float" office:value="0.48">
                <text:p>0.48</text:p>
              </table:table-cell>
              <table:table-cell office:value-type="float" office:value="13.0830217843">
                <text:p>13.0830217843</text:p>
              </table:table-cell>
              <table:table-cell office:value-type="float" office:value="1.35963109256">
                <text:p>1.35963109256</text:p>
              </table:table-cell>
              <table:table-cell office:value-type="float" office:value="11.7233906917">
                <text:p>11.7233906917</text:p>
              </table:table-cell>
              <table:table-cell office:value-type="float" office:value="35.7159014343">
                <text:p>35.7159014343</text:p>
              </table:table-cell>
            </table:table-row>
            <table:table-row>
              <table:table-cell office:value-type="float" office:value="0.49">
                <text:p>0.49</text:p>
              </table:table-cell>
              <table:table-cell office:value-type="float" office:value="13.0830274016">
                <text:p>13.0830274016</text:p>
              </table:table-cell>
              <table:table-cell office:value-type="float" office:value="1.36991450722">
                <text:p>1.36991450722</text:p>
              </table:table-cell>
              <table:table-cell office:value-type="float" office:value="11.7131128944">
                <text:p>11.7131128944</text:p>
              </table:table-cell>
              <table:table-cell office:value-type="float" office:value="36.5924318908">
                <text:p>36.5924318908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22.9770271382">
                <text:p>22.9770271382</text:p>
              </table:table-cell>
              <table:table-cell office:value-type="float" office:value="2.98554446003">
                <text:p>2.98554446003</text:p>
              </table:table-cell>
              <table:table-cell office:value-type="float" office:value="19.9914826781">
                <text:p>19.9914826781</text:p>
              </table:table-cell>
              <table:table-cell office:value-type="float" office:value="37.4904739321">
                <text:p>37.4904739321</text:p>
              </table:table-cell>
            </table:table-row>
            <table:table-row>
              <table:table-cell office:value-type="float" office:value="0.51">
                <text:p>0.51</text:p>
              </table:table-cell>
              <table:table-cell office:value-type="float" office:value="22.9756891412">
                <text:p>22.9756891412</text:p>
              </table:table-cell>
              <table:table-cell office:value-type="float" office:value="3.03777720749">
                <text:p>3.03777720749</text:p>
              </table:table-cell>
              <table:table-cell office:value-type="float" office:value="19.9379119338">
                <text:p>19.9379119338</text:p>
              </table:table-cell>
              <table:table-cell office:value-type="float" office:value="38.41055549">
                <text:p>38.41055549</text:p>
              </table:table-cell>
            </table:table-row>
            <table:table-row>
              <table:table-cell office:value-type="float" office:value="0.52">
                <text:p>0.52</text:p>
              </table:table-cell>
              <table:table-cell office:value-type="float" office:value="22.9746852302">
                <text:p>22.9746852302</text:p>
              </table:table-cell>
              <table:table-cell office:value-type="float" office:value="3.08121859678">
                <text:p>3.08121859678</text:p>
              </table:table-cell>
              <table:table-cell office:value-type="float" office:value="19.8934666335">
                <text:p>19.8934666335</text:p>
              </table:table-cell>
              <table:table-cell office:value-type="float" office:value="39.3532174525">
                <text:p>39.3532174525</text:p>
              </table:table-cell>
            </table:table-row>
            <table:table-row>
              <table:table-cell office:value-type="float" office:value="0.53">
                <text:p>0.53</text:p>
              </table:table-cell>
              <table:table-cell office:value-type="float" office:value="22.9739049265">
                <text:p>22.9739049265</text:p>
              </table:table-cell>
              <table:table-cell office:value-type="float" office:value="3.11491225975">
                <text:p>3.11491225975</text:p>
              </table:table-cell>
              <table:table-cell office:value-type="float" office:value="19.8589926668">
                <text:p>19.8589926668</text:p>
              </table:table-cell>
              <table:table-cell office:value-type="float" office:value="40.3190139822">
                <text:p>40.3190139822</text:p>
              </table:table-cell>
            </table:table-row>
            <table:table-row>
              <table:table-cell office:value-type="float" office:value="0.54">
                <text:p>0.54</text:p>
              </table:table-cell>
              <table:table-cell office:value-type="float" office:value="22.9732711506">
                <text:p>22.9732711506</text:p>
              </table:table-cell>
              <table:table-cell office:value-type="float" office:value="3.13927668004">
                <text:p>3.13927668004</text:p>
              </table:table-cell>
              <table:table-cell office:value-type="float" office:value="19.8339944706">
                <text:p>19.8339944706</text:p>
              </table:table-cell>
              <table:table-cell office:value-type="float" office:value="41.3085128416">
                <text:p>41.3085128416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22.9727686247">
                <text:p>22.9727686247</text:p>
              </table:table-cell>
              <table:table-cell office:value-type="float" office:value="3.15517893833">
                <text:p>3.15517893833</text:p>
              </table:table-cell>
              <table:table-cell office:value-type="float" office:value="19.8175896864">
                <text:p>19.8175896864</text:p>
              </table:table-cell>
              <table:table-cell office:value-type="float" office:value="42.3222957273">
                <text:p>42.3222957273</text:p>
              </table:table-cell>
            </table:table-row>
            <table:table-row>
              <table:table-cell office:value-type="float" office:value="0.56">
                <text:p>0.56</text:p>
              </table:table-cell>
              <table:table-cell office:value-type="float" office:value="22.9723954389">
                <text:p>22.9723954389</text:p>
              </table:table-cell>
              <table:table-cell office:value-type="float" office:value="3.16378035096">
                <text:p>3.16378035096</text:p>
              </table:table-cell>
              <table:table-cell office:value-type="float" office:value="19.8086150879">
                <text:p>19.8086150879</text:p>
              </table:table-cell>
              <table:table-cell office:value-type="float" office:value="43.3609586115">
                <text:p>43.3609586115</text:p>
              </table:table-cell>
            </table:table-row>
            <table:table-row>
              <table:table-cell office:value-type="float" office:value="0.57">
                <text:p>0.57</text:p>
              </table:table-cell>
              <table:table-cell office:value-type="float" office:value="22.9722581075">
                <text:p>22.9722581075</text:p>
              </table:table-cell>
              <table:table-cell office:value-type="float" office:value="3.16594890145">
                <text:p>3.16594890145</text:p>
              </table:table-cell>
              <table:table-cell office:value-type="float" office:value="19.8063092061">
                <text:p>19.8063092061</text:p>
              </table:table-cell>
              <table:table-cell office:value-type="float" office:value="44.4251120928">
                <text:p>44.4251120928</text:p>
              </table:table-cell>
            </table:table-row>
            <table:table-row>
              <table:table-cell office:value-type="float" office:value="0.58">
                <text:p>0.58</text:p>
              </table:table-cell>
              <table:table-cell office:value-type="float" office:value="22.9788874517">
                <text:p>22.9788874517</text:p>
              </table:table-cell>
              <table:table-cell office:value-type="float" office:value="3.1836275808">
                <text:p>3.1836275808</text:p>
              </table:table-cell>
              <table:table-cell office:value-type="float" office:value="19.795259871">
                <text:p>19.795259871</text:p>
              </table:table-cell>
              <table:table-cell office:value-type="float" office:value="45.5153817548">
                <text:p>45.5153817548</text:p>
              </table:table-cell>
            </table:table-row>
            <table:table-row>
              <table:table-cell office:value-type="float" office:value="0.59">
                <text:p>0.59</text:p>
              </table:table-cell>
              <table:table-cell office:value-type="float" office:value="22.9920027759">
                <text:p>22.9920027759</text:p>
              </table:table-cell>
              <table:table-cell office:value-type="float" office:value="3.33514244586">
                <text:p>3.33514244586</text:p>
              </table:table-cell>
              <table:table-cell office:value-type="float" office:value="19.6568603301">
                <text:p>19.6568603301</text:p>
              </table:table-cell>
              <table:table-cell office:value-type="float" office:value="46.6324085341">
                <text:p>46.6324085341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23.0026516613">
                <text:p>23.0026516613</text:p>
              </table:table-cell>
              <table:table-cell office:value-type="float" office:value="3.67721067785">
                <text:p>3.67721067785</text:p>
              </table:table-cell>
              <table:table-cell office:value-type="float" office:value="19.3254409835">
                <text:p>19.3254409835</text:p>
              </table:table-cell>
              <table:table-cell office:value-type="float" office:value="47.776849097">
                <text:p>47.776849097</text:p>
              </table:table-cell>
            </table:table-row>
            <table:table-row>
              <table:table-cell office:value-type="float" office:value="0.61">
                <text:p>0.61</text:p>
              </table:table-cell>
              <table:table-cell office:value-type="float" office:value="23.0015191276">
                <text:p>23.0015191276</text:p>
              </table:table-cell>
              <table:table-cell office:value-type="float" office:value="4.11297865293">
                <text:p>4.11297865293</text:p>
              </table:table-cell>
              <table:table-cell office:value-type="float" office:value="18.8885404747">
                <text:p>18.8885404747</text:p>
              </table:table-cell>
              <table:table-cell office:value-type="float" office:value="48.9493762255">
                <text:p>48.9493762255</text:p>
              </table:table-cell>
            </table:table-row>
            <table:table-row>
              <table:table-cell office:value-type="float" office:value="0.62">
                <text:p>0.62</text:p>
              </table:table-cell>
              <table:table-cell office:value-type="float" office:value="22.9862206815">
                <text:p>22.9862206815</text:p>
              </table:table-cell>
              <table:table-cell office:value-type="float" office:value="4.42301768937">
                <text:p>4.42301768937</text:p>
              </table:table-cell>
              <table:table-cell office:value-type="float" office:value="18.5632029921">
                <text:p>18.5632029921</text:p>
              </table:table-cell>
              <table:table-cell office:value-type="float" office:value="50.1506792129">
                <text:p>50.1506792129</text:p>
              </table:table-cell>
            </table:table-row>
            <table:table-row>
              <table:table-cell office:value-type="float" office:value="0.63">
                <text:p>0.63</text:p>
              </table:table-cell>
              <table:table-cell office:value-type="float" office:value="22.9714128852">
                <text:p>22.9714128852</text:p>
              </table:table-cell>
              <table:table-cell office:value-type="float" office:value="4.48137110398">
                <text:p>4.48137110398</text:p>
              </table:table-cell>
              <table:table-cell office:value-type="float" office:value="18.4900417812">
                <text:p>18.4900417812</text:p>
              </table:table-cell>
              <table:table-cell office:value-type="float" office:value="51.3814642689">
                <text:p>51.3814642689</text:p>
              </table:table-cell>
            </table:table-row>
            <table:table-row>
              <table:table-cell office:value-type="float" office:value="0.64">
                <text:p>0.64</text:p>
              </table:table-cell>
              <table:table-cell office:value-type="float" office:value="22.9712357418">
                <text:p>22.9712357418</text:p>
              </table:table-cell>
              <table:table-cell office:value-type="float" office:value="4.47512624838">
                <text:p>4.47512624838</text:p>
              </table:table-cell>
              <table:table-cell office:value-type="float" office:value="18.4961094935">
                <text:p>18.4961094935</text:p>
              </table:table-cell>
              <table:table-cell office:value-type="float" office:value="52.6424549348">
                <text:p>52.6424549348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22.9711296438">
                <text:p>22.9711296438</text:p>
              </table:table-cell>
              <table:table-cell office:value-type="float" office:value="4.46557737346">
                <text:p>4.46557737346</text:p>
              </table:table-cell>
              <table:table-cell office:value-type="float" office:value="18.5055522703">
                <text:p>18.5055522703</text:p>
              </table:table-cell>
              <table:table-cell office:value-type="float" office:value="53.9343925089">
                <text:p>53.9343925089</text:p>
              </table:table-cell>
            </table:table-row>
            <table:table-row>
              <table:table-cell office:value-type="float" office:value="0.66">
                <text:p>0.66</text:p>
              </table:table-cell>
              <table:table-cell office:value-type="float" office:value="22.9710246102">
                <text:p>22.9710246102</text:p>
              </table:table-cell>
              <table:table-cell office:value-type="float" office:value="4.45465533908">
                <text:p>4.45465533908</text:p>
              </table:table-cell>
              <table:table-cell office:value-type="float" office:value="18.5163692711">
                <text:p>18.5163692711</text:p>
              </table:table-cell>
              <table:table-cell office:value-type="float" office:value="55.2580364824">
                <text:p>55.2580364824</text:p>
              </table:table-cell>
            </table:table-row>
            <table:table-row>
              <table:table-cell office:value-type="float" office:value="0.67">
                <text:p>0.67</text:p>
              </table:table-cell>
              <table:table-cell office:value-type="float" office:value="22.9709183603">
                <text:p>22.9709183603</text:p>
              </table:table-cell>
              <table:table-cell office:value-type="float" office:value="4.44272171029">
                <text:p>4.44272171029</text:p>
              </table:table-cell>
              <table:table-cell office:value-type="float" office:value="18.52819665">
                <text:p>18.52819665</text:p>
              </table:table-cell>
              <table:table-cell office:value-type="float" office:value="56.6141649854">
                <text:p>56.6141649854</text:p>
              </table:table-cell>
            </table:table-row>
            <table:table-row>
              <table:table-cell office:value-type="float" office:value="0.68">
                <text:p>0.68</text:p>
              </table:table-cell>
              <table:table-cell office:value-type="float" office:value="22.9708129823">
                <text:p>22.9708129823</text:p>
              </table:table-cell>
              <table:table-cell office:value-type="float" office:value="4.43018532345">
                <text:p>4.43018532345</text:p>
              </table:table-cell>
              <table:table-cell office:value-type="float" office:value="18.5406276588">
                <text:p>18.5406276588</text:p>
              </table:table-cell>
              <table:table-cell office:value-type="float" office:value="58.0035752449">
                <text:p>58.0035752449</text:p>
              </table:table-cell>
            </table:table-row>
            <table:table-row>
              <table:table-cell office:value-type="float" office:value="0.69">
                <text:p>0.69</text:p>
              </table:table-cell>
              <table:table-cell office:value-type="float" office:value="22.9707126077">
                <text:p>22.9707126077</text:p>
              </table:table-cell>
              <table:table-cell office:value-type="float" office:value="4.41736205677">
                <text:p>4.41736205677</text:p>
              </table:table-cell>
              <table:table-cell office:value-type="float" office:value="18.5533505509">
                <text:p>18.5533505509</text:p>
              </table:table-cell>
              <table:table-cell office:value-type="float" office:value="59.4270840533">
                <text:p>59.4270840533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22.9706226319">
                <text:p>22.9706226319</text:p>
              </table:table-cell>
              <table:table-cell office:value-type="float" office:value="4.40440931977">
                <text:p>4.40440931977</text:p>
              </table:table-cell>
              <table:table-cell office:value-type="float" office:value="18.5662133121">
                <text:p>18.5662133121</text:p>
              </table:table-cell>
              <table:table-cell office:value-type="float" office:value="60.8855282483">
                <text:p>60.8855282483</text:p>
              </table:table-cell>
            </table:table-row>
            <table:table-row>
              <table:table-cell office:value-type="float" office:value="0.71">
                <text:p>0.71</text:p>
              </table:table-cell>
              <table:table-cell office:value-type="float" office:value="22.9698030323">
                <text:p>22.9698030323</text:p>
              </table:table-cell>
              <table:table-cell office:value-type="float" office:value="4.39922625731">
                <text:p>4.39922625731</text:p>
              </table:table-cell>
              <table:table-cell office:value-type="float" office:value="18.570576775">
                <text:p>18.570576775</text:p>
              </table:table-cell>
              <table:table-cell office:value-type="float" office:value="62.3797652052">
                <text:p>62.3797652052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22.9692143568">
                <text:p>22.9692143568</text:p>
              </table:table-cell>
              <table:table-cell office:value-type="float" office:value="4.40405953106">
                <text:p>4.40405953106</text:p>
              </table:table-cell>
              <table:table-cell office:value-type="float" office:value="18.5651548257">
                <text:p>18.5651548257</text:p>
              </table:table-cell>
              <table:table-cell office:value-type="float" office:value="63.9106733407">
                <text:p>63.9106733407</text:p>
              </table:table-cell>
            </table:table-row>
            <table:table-row>
              <table:table-cell office:value-type="float" office:value="0.73">
                <text:p>0.73</text:p>
              </table:table-cell>
              <table:table-cell office:value-type="float" office:value="22.9687727643">
                <text:p>22.9687727643</text:p>
              </table:table-cell>
              <table:table-cell office:value-type="float" office:value="4.41410719552">
                <text:p>4.41410719552</text:p>
              </table:table-cell>
              <table:table-cell office:value-type="float" office:value="18.5546655688">
                <text:p>18.5546655688</text:p>
              </table:table-cell>
              <table:table-cell office:value-type="float" office:value="65.4791526295">
                <text:p>65.4791526295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22.9684105425">
                <text:p>22.9684105425</text:p>
              </table:table-cell>
              <table:table-cell office:value-type="float" office:value="4.42903385258">
                <text:p>4.42903385258</text:p>
              </table:table-cell>
              <table:table-cell office:value-type="float" office:value="18.5393766899">
                <text:p>18.5393766899</text:p>
              </table:table-cell>
              <table:table-cell office:value-type="float" office:value="67.0861251332">
                <text:p>67.0861251332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22.9680990501">
                <text:p>22.9680990501</text:p>
              </table:table-cell>
              <table:table-cell office:value-type="float" office:value="4.44839498161">
                <text:p>4.44839498161</text:p>
              </table:table-cell>
              <table:table-cell office:value-type="float" office:value="18.5197040685">
                <text:p>18.5197040685</text:p>
              </table:table-cell>
              <table:table-cell office:value-type="float" office:value="68.7325355422">
                <text:p>68.7325355422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49.4622582338">
                <text:p>49.4622582338</text:p>
              </table:table-cell>
              <table:table-cell office:value-type="float" office:value="11.0356334639">
                <text:p>11.0356334639</text:p>
              </table:table-cell>
              <table:table-cell office:value-type="float" office:value="38.42662477">
                <text:p>38.42662477</text:p>
              </table:table-cell>
              <table:table-cell office:value-type="float" office:value="70.4193517316">
                <text:p>70.4193517316</text:p>
              </table:table-cell>
            </table:table-row>
            <table:table-row>
              <table:table-cell office:value-type="float" office:value="0.77">
                <text:p>0.77</text:p>
              </table:table-cell>
              <table:table-cell office:value-type="float" office:value="49.4617171572">
                <text:p>49.4617171572</text:p>
              </table:table-cell>
              <table:table-cell office:value-type="float" office:value="11.0330417146">
                <text:p>11.0330417146</text:p>
              </table:table-cell>
              <table:table-cell office:value-type="float" office:value="38.4286754426">
                <text:p>38.4286754426</text:p>
              </table:table-cell>
              <table:table-cell office:value-type="float" office:value="72.1475653296">
                <text:p>72.1475653296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49.4605707754">
                <text:p>49.4605707754</text:p>
              </table:table-cell>
              <table:table-cell office:value-type="float" office:value="11.028950353">
                <text:p>11.028950353</text:p>
              </table:table-cell>
              <table:table-cell office:value-type="float" office:value="38.4316204224">
                <text:p>38.4316204224</text:p>
              </table:table-cell>
              <table:table-cell office:value-type="float" office:value="73.9181923007">
                <text:p>73.9181923007</text:p>
              </table:table-cell>
            </table:table-row>
            <table:table-row>
              <table:table-cell office:value-type="float" office:value="0.79">
                <text:p>0.79</text:p>
              </table:table-cell>
              <table:table-cell office:value-type="float" office:value="49.4599767637">
                <text:p>49.4599767637</text:p>
              </table:table-cell>
              <table:table-cell office:value-type="float" office:value="11.0245323433">
                <text:p>11.0245323433</text:p>
              </table:table-cell>
              <table:table-cell office:value-type="float" office:value="38.4354444204">
                <text:p>38.4354444204</text:p>
              </table:table-cell>
              <table:table-cell office:value-type="float" office:value="75.732273543">
                <text:p>75.732273543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49.459501888">
                <text:p>49.459501888</text:p>
              </table:table-cell>
              <table:table-cell office:value-type="float" office:value="11.0186403673">
                <text:p>11.0186403673</text:p>
              </table:table-cell>
              <table:table-cell office:value-type="float" office:value="38.4408615208">
                <text:p>38.4408615208</text:p>
              </table:table-cell>
              <table:table-cell office:value-type="float" office:value="77.5908755001">
                <text:p>77.5908755001</text:p>
              </table:table-cell>
            </table:table-row>
            <table:table-row>
              <table:table-cell office:value-type="float" office:value="0.81">
                <text:p>0.81</text:p>
              </table:table-cell>
              <table:table-cell office:value-type="float" office:value="49.4590981852">
                <text:p>49.4590981852</text:p>
              </table:table-cell>
              <table:table-cell office:value-type="float" office:value="11.0075785718">
                <text:p>11.0075785718</text:p>
              </table:table-cell>
              <table:table-cell office:value-type="float" office:value="38.4515196134">
                <text:p>38.4515196134</text:p>
              </table:table-cell>
              <table:table-cell office:value-type="float" office:value="79.4950907878">
                <text:p>79.4950907878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49.4584725308">
                <text:p>49.4584725308</text:p>
              </table:table-cell>
              <table:table-cell office:value-type="float" office:value="10.9746176833">
                <text:p>10.9746176833</text:p>
              </table:table-cell>
              <table:table-cell office:value-type="float" office:value="38.4838548475">
                <text:p>38.4838548475</text:p>
              </table:table-cell>
              <table:table-cell office:value-type="float" office:value="81.4460388368">
                <text:p>81.4460388368</text:p>
              </table:table-cell>
            </table:table-row>
            <table:table-row>
              <table:table-cell office:value-type="float" office:value="0.83">
                <text:p>0.83</text:p>
              </table:table-cell>
              <table:table-cell office:value-type="float" office:value="49.4578660884">
                <text:p>49.4578660884</text:p>
              </table:table-cell>
              <table:table-cell office:value-type="float" office:value="10.7370451605">
                <text:p>10.7370451605</text:p>
              </table:table-cell>
              <table:table-cell office:value-type="float" office:value="38.7208209279">
                <text:p>38.7208209279</text:p>
              </table:table-cell>
              <table:table-cell office:value-type="float" office:value="83.4448665504">
                <text:p>83.4448665504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49.457477862">
                <text:p>49.457477862</text:p>
              </table:table-cell>
              <table:table-cell office:value-type="float" office:value="10.5336768529">
                <text:p>10.5336768529</text:p>
              </table:table-cell>
              <table:table-cell office:value-type="float" office:value="38.9238010091">
                <text:p>38.9238010091</text:p>
              </table:table-cell>
              <table:table-cell office:value-type="float" office:value="85.4927489791">
                <text:p>85.4927489791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49.4573938874">
                <text:p>49.4573938874</text:p>
              </table:table-cell>
              <table:table-cell office:value-type="float" office:value="10.4727214303">
                <text:p>10.4727214303</text:p>
              </table:table-cell>
              <table:table-cell office:value-type="float" office:value="38.9846724571">
                <text:p>38.9846724571</text:p>
              </table:table-cell>
              <table:table-cell office:value-type="float" office:value="87.5908900111">
                <text:p>87.5908900111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49.4569014594">
                <text:p>49.4569014594</text:p>
              </table:table-cell>
              <table:table-cell office:value-type="float" office:value="10.4746624002">
                <text:p>10.4746624002</text:p>
              </table:table-cell>
              <table:table-cell office:value-type="float" office:value="38.9822390593">
                <text:p>38.9822390593</text:p>
              </table:table-cell>
              <table:table-cell office:value-type="float" office:value="89.7405230801">
                <text:p>89.7405230801</text:p>
              </table:table-cell>
            </table:table-row>
            <table:table-row>
              <table:table-cell office:value-type="float" office:value="0.87">
                <text:p>0.87</text:p>
              </table:table-cell>
              <table:table-cell office:value-type="float" office:value="49.462210057">
                <text:p>49.462210057</text:p>
              </table:table-cell>
              <table:table-cell office:value-type="float" office:value="10.5172173372">
                <text:p>10.5172173372</text:p>
              </table:table-cell>
              <table:table-cell office:value-type="float" office:value="38.9449927198">
                <text:p>38.9449927198</text:p>
              </table:table-cell>
              <table:table-cell office:value-type="float" office:value="91.9429118903">
                <text:p>91.9429118903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49.4583428251">
                <text:p>49.4583428251</text:p>
              </table:table-cell>
              <table:table-cell office:value-type="float" office:value="10.5461143426">
                <text:p>10.5461143426</text:p>
              </table:table-cell>
              <table:table-cell office:value-type="float" office:value="38.9122284825">
                <text:p>38.9122284825</text:p>
              </table:table-cell>
              <table:table-cell office:value-type="float" office:value="94.1993511596">
                <text:p>94.1993511596</text:p>
              </table:table-cell>
            </table:table-row>
            <table:table-row>
              <table:table-cell office:value-type="float" office:value="0.89">
                <text:p>0.89</text:p>
              </table:table-cell>
              <table:table-cell office:value-type="float" office:value="49.4553494355">
                <text:p>49.4553494355</text:p>
              </table:table-cell>
              <table:table-cell office:value-type="float" office:value="10.5358876629">
                <text:p>10.5358876629</text:p>
              </table:table-cell>
              <table:table-cell office:value-type="float" office:value="38.9194617725">
                <text:p>38.9194617725</text:p>
              </table:table-cell>
              <table:table-cell office:value-type="float" office:value="96.5111673804">
                <text:p>96.5111673804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49.4531656504">
                <text:p>49.4531656504</text:p>
              </table:table-cell>
              <table:table-cell office:value-type="float" office:value="10.5117258919">
                <text:p>10.5117258919</text:p>
              </table:table-cell>
              <table:table-cell office:value-type="float" office:value="38.9414397585">
                <text:p>38.9414397585</text:p>
              </table:table-cell>
              <table:table-cell office:value-type="float" office:value="98.8797195997">
                <text:p>98.8797195997</text:p>
              </table:table-cell>
            </table:table-row>
            <table:table-row>
              <table:table-cell office:value-type="float" office:value="0.91">
                <text:p>0.91</text:p>
              </table:table-cell>
              <table:table-cell office:value-type="float" office:value="49.493563154">
                <text:p>49.493563154</text:p>
              </table:table-cell>
              <table:table-cell office:value-type="float" office:value="10.8129378978">
                <text:p>10.8129378978</text:p>
              </table:table-cell>
              <table:table-cell office:value-type="float" office:value="38.6806252562">
                <text:p>38.6806252562</text:p>
              </table:table-cell>
              <table:table-cell office:value-type="float" office:value="101.306400218">
                <text:p>101.306400218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49.5560575093">
                <text:p>49.5560575093</text:p>
              </table:table-cell>
              <table:table-cell office:value-type="float" office:value="12.401239499">
                <text:p>12.401239499</text:p>
              </table:table-cell>
              <table:table-cell office:value-type="float" office:value="37.1548180103">
                <text:p>37.1548180103</text:p>
              </table:table-cell>
              <table:table-cell office:value-type="float" office:value="103.792635806">
                <text:p>103.792635806</text:p>
              </table:table-cell>
            </table:table-row>
            <table:table-row>
              <table:table-cell office:value-type="float" office:value="0.93">
                <text:p>0.93</text:p>
              </table:table-cell>
              <table:table-cell office:value-type="float" office:value="49.4881161427">
                <text:p>49.4881161427</text:p>
              </table:table-cell>
              <table:table-cell office:value-type="float" office:value="14.0778073887">
                <text:p>14.0778073887</text:p>
              </table:table-cell>
              <table:table-cell office:value-type="float" office:value="35.410308754">
                <text:p>35.410308754</text:p>
              </table:table-cell>
              <table:table-cell office:value-type="float" office:value="106.339887949">
                <text:p>106.339887949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49.4506515429">
                <text:p>49.4506515429</text:p>
              </table:table-cell>
              <table:table-cell office:value-type="float" office:value="14.2299916197">
                <text:p>14.2299916197</text:p>
              </table:table-cell>
              <table:table-cell office:value-type="float" office:value="35.2206599231">
                <text:p>35.2206599231</text:p>
              </table:table-cell>
              <table:table-cell office:value-type="float" office:value="108.949654098">
                <text:p>108.949654098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49.450274547">
                <text:p>49.450274547</text:p>
              </table:table-cell>
              <table:table-cell office:value-type="float" office:value="14.2269891842">
                <text:p>14.2269891842</text:p>
              </table:table-cell>
              <table:table-cell office:value-type="float" office:value="35.2232853628">
                <text:p>35.2232853628</text:p>
              </table:table-cell>
              <table:table-cell office:value-type="float" office:value="111.623468455">
                <text:p>111.623468455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49.4499291775">
                <text:p>49.4499291775</text:p>
              </table:table-cell>
              <table:table-cell office:value-type="float" office:value="14.2207115767">
                <text:p>14.2207115767</text:p>
              </table:table-cell>
              <table:table-cell office:value-type="float" office:value="35.2292176008">
                <text:p>35.2292176008</text:p>
              </table:table-cell>
              <table:table-cell office:value-type="float" office:value="114.362902876">
                <text:p>114.362902876</text:p>
              </table:table-cell>
            </table:table-row>
            <table:table-row>
              <table:table-cell office:value-type="float" office:value="0.97">
                <text:p>0.97</text:p>
              </table:table-cell>
              <table:table-cell office:value-type="float" office:value="49.4495922792">
                <text:p>49.4495922792</text:p>
              </table:table-cell>
              <table:table-cell office:value-type="float" office:value="14.2106979803">
                <text:p>14.2106979803</text:p>
              </table:table-cell>
              <table:table-cell office:value-type="float" office:value="35.2388942989">
                <text:p>35.2388942989</text:p>
              </table:table-cell>
              <table:table-cell office:value-type="float" office:value="117.169567791">
                <text:p>117.169567791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49.4473173442">
                <text:p>49.4473173442</text:p>
              </table:table-cell>
              <table:table-cell office:value-type="float" office:value="14.1657714758">
                <text:p>14.1657714758</text:p>
              </table:table-cell>
              <table:table-cell office:value-type="float" office:value="35.2815458684">
                <text:p>35.2815458684</text:p>
              </table:table-cell>
              <table:table-cell office:value-type="float" office:value="120.045113154">
                <text:p>120.045113154</text:p>
              </table:table-cell>
            </table:table-row>
            <table:table-row>
              <table:table-cell office:value-type="float" office:value="0.99">
                <text:p>0.99</text:p>
              </table:table-cell>
              <table:table-cell office:value-type="float" office:value="49.445441825">
                <text:p>49.445441825</text:p>
              </table:table-cell>
              <table:table-cell office:value-type="float" office:value="14.080649027">
                <text:p>14.080649027</text:p>
              </table:table-cell>
              <table:table-cell office:value-type="float" office:value="35.364792798">
                <text:p>35.364792798</text:p>
              </table:table-cell>
              <table:table-cell office:value-type="float" office:value="122.991229411">
                <text:p>122.99122941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97.2693106249">
                <text:p>97.2693106249</text:p>
              </table:table-cell>
              <table:table-cell office:value-type="float" office:value="26.5053148918">
                <text:p>26.5053148918</text:p>
              </table:table-cell>
              <table:table-cell office:value-type="float" office:value="70.7639957331">
                <text:p>70.7639957331</text:p>
              </table:table-cell>
              <table:table-cell office:value-type="float" office:value="126.009648494">
                <text:p>126.009648494</text:p>
              </table:table-cell>
            </table:table-row>
            <table:table-row>
              <table:table-cell office:value-type="float" office:value="1.01">
                <text:p>1.01</text:p>
              </table:table-cell>
              <table:table-cell office:value-type="float" office:value="97.2678171197">
                <text:p>97.2678171197</text:p>
              </table:table-cell>
              <table:table-cell office:value-type="float" office:value="26.5004637026">
                <text:p>26.5004637026</text:p>
              </table:table-cell>
              <table:table-cell office:value-type="float" office:value="70.7673534171">
                <text:p>70.7673534171</text:p>
              </table:table-cell>
              <table:table-cell office:value-type="float" office:value="129.102144841">
                <text:p>129.102144841</text:p>
              </table:table-cell>
            </table:table-row>
            <table:table-row>
              <table:table-cell office:value-type="float" office:value="1.02">
                <text:p>1.02</text:p>
              </table:table-cell>
              <table:table-cell office:value-type="float" office:value="97.267785062">
                <text:p>97.267785062</text:p>
              </table:table-cell>
              <table:table-cell office:value-type="float" office:value="26.5236015987">
                <text:p>26.5236015987</text:p>
              </table:table-cell>
              <table:table-cell office:value-type="float" office:value="70.7441834633">
                <text:p>70.7441834633</text:p>
              </table:table-cell>
              <table:table-cell office:value-type="float" office:value="132.270536438">
                <text:p>132.270536438</text:p>
              </table:table-cell>
            </table:table-row>
            <table:table-row>
              <table:table-cell office:value-type="float" office:value="1.03">
                <text:p>1.03</text:p>
              </table:table-cell>
              <table:table-cell office:value-type="float" office:value="97.2657346884">
                <text:p>97.2657346884</text:p>
              </table:table-cell>
              <table:table-cell office:value-type="float" office:value="26.5496215334">
                <text:p>26.5496215334</text:p>
              </table:table-cell>
              <table:table-cell office:value-type="float" office:value="70.716113155">
                <text:p>70.716113155</text:p>
              </table:table-cell>
              <table:table-cell office:value-type="float" office:value="135.516685885">
                <text:p>135.516685885</text:p>
              </table:table-cell>
            </table:table-row>
            <table:table-row>
              <table:table-cell office:value-type="float" office:value="1.04">
                <text:p>1.04</text:p>
              </table:table-cell>
              <table:table-cell office:value-type="float" office:value="97.2615150671">
                <text:p>97.2615150671</text:p>
              </table:table-cell>
              <table:table-cell office:value-type="float" office:value="26.4244230902">
                <text:p>26.4244230902</text:p>
              </table:table-cell>
              <table:table-cell office:value-type="float" office:value="70.8370919769">
                <text:p>70.8370919769</text:p>
              </table:table-cell>
              <table:table-cell office:value-type="float" office:value="138.842501496">
                <text:p>138.842501496</text:p>
              </table:table-cell>
            </table:table-row>
            <table:table-row>
              <table:table-cell office:value-type="float" office:value="1.05">
                <text:p>1.05</text:p>
              </table:table-cell>
              <table:table-cell office:value-type="float" office:value="97.2617971653">
                <text:p>97.2617971653</text:p>
              </table:table-cell>
              <table:table-cell office:value-type="float" office:value="25.7307665007">
                <text:p>25.7307665007</text:p>
              </table:table-cell>
              <table:table-cell office:value-type="float" office:value="71.5310306647">
                <text:p>71.5310306647</text:p>
              </table:table-cell>
              <table:table-cell office:value-type="float" office:value="142.249938417">
                <text:p>142.249938417</text:p>
              </table:table-cell>
            </table:table-row>
            <table:table-row>
              <table:table-cell office:value-type="float" office:value="1.06">
                <text:p>1.06</text:p>
              </table:table-cell>
              <table:table-cell office:value-type="float" office:value="97.2612495626">
                <text:p>97.2612495626</text:p>
              </table:table-cell>
              <table:table-cell office:value-type="float" office:value="25.7001883156">
                <text:p>25.7001883156</text:p>
              </table:table-cell>
              <table:table-cell office:value-type="float" office:value="71.5610612471">
                <text:p>71.5610612471</text:p>
              </table:table-cell>
              <table:table-cell office:value-type="float" office:value="145.740999778">
                <text:p>145.740999778</text:p>
              </table:table-cell>
            </table:table-row>
            <table:table-row>
              <table:table-cell office:value-type="float" office:value="1.07">
                <text:p>1.07</text:p>
              </table:table-cell>
              <table:table-cell office:value-type="float" office:value="97.2626010326">
                <text:p>97.2626010326</text:p>
              </table:table-cell>
              <table:table-cell office:value-type="float" office:value="25.7181618998">
                <text:p>25.7181618998</text:p>
              </table:table-cell>
              <table:table-cell office:value-type="float" office:value="71.5444391328">
                <text:p>71.5444391328</text:p>
              </table:table-cell>
              <table:table-cell office:value-type="float" office:value="149.317737867">
                <text:p>149.317737867</text:p>
              </table:table-cell>
            </table:table-row>
            <table:table-row>
              <table:table-cell office:value-type="float" office:value="1.08">
                <text:p>1.08</text:p>
              </table:table-cell>
              <table:table-cell office:value-type="float" office:value="97.2639089098">
                <text:p>97.2639089098</text:p>
              </table:table-cell>
              <table:table-cell office:value-type="float" office:value="25.7950737137">
                <text:p>25.7950737137</text:p>
              </table:table-cell>
              <table:table-cell office:value-type="float" office:value="71.4688351961">
                <text:p>71.4688351961</text:p>
              </table:table-cell>
              <table:table-cell office:value-type="float" office:value="152.982255342">
                <text:p>152.982255342</text:p>
              </table:table-cell>
            </table:table-row>
            <table:table-row>
              <table:table-cell office:value-type="float" office:value="1.09">
                <text:p>1.09</text:p>
              </table:table-cell>
              <table:table-cell office:value-type="float" office:value="97.2633287217">
                <text:p>97.2633287217</text:p>
              </table:table-cell>
              <table:table-cell office:value-type="float" office:value="25.8510469381">
                <text:p>25.8510469381</text:p>
              </table:table-cell>
              <table:table-cell office:value-type="float" office:value="71.4122817836">
                <text:p>71.4122817836</text:p>
              </table:table-cell>
              <table:table-cell office:value-type="float" office:value="156.736706462">
                <text:p>156.736706462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97.2591360552">
                <text:p>97.2591360552</text:p>
              </table:table-cell>
              <table:table-cell office:value-type="float" office:value="25.893174312">
                <text:p>25.893174312</text:p>
              </table:table-cell>
              <table:table-cell office:value-type="float" office:value="71.3659617432">
                <text:p>71.3659617432</text:p>
              </table:table-cell>
              <table:table-cell office:value-type="float" office:value="160.583298354">
                <text:p>160.583298354</text:p>
              </table:table-cell>
            </table:table-row>
            <table:table-row>
              <table:table-cell office:value-type="float" office:value="1.11">
                <text:p>1.11</text:p>
              </table:table-cell>
              <table:table-cell office:value-type="float" office:value="97.2574334387">
                <text:p>97.2574334387</text:p>
              </table:table-cell>
              <table:table-cell office:value-type="float" office:value="25.6750548649">
                <text:p>25.6750548649</text:p>
              </table:table-cell>
              <table:table-cell office:value-type="float" office:value="71.5823785738">
                <text:p>71.5823785738</text:p>
              </table:table-cell>
              <table:table-cell office:value-type="float" office:value="164.524292313">
                <text:p>164.524292313</text:p>
              </table:table-cell>
            </table:table-row>
            <table:table-row>
              <table:table-cell office:value-type="float" office:value="1.12">
                <text:p>1.12</text:p>
              </table:table-cell>
              <table:table-cell office:value-type="float" office:value="97.2551464959">
                <text:p>97.2551464959</text:p>
              </table:table-cell>
              <table:table-cell office:value-type="float" office:value="25.1511467382">
                <text:p>25.1511467382</text:p>
              </table:table-cell>
              <table:table-cell office:value-type="float" office:value="72.1039997577">
                <text:p>72.1039997577</text:p>
              </table:table-cell>
              <table:table-cell office:value-type="float" office:value="168.562005132">
                <text:p>168.562005132</text:p>
              </table:table-cell>
            </table:table-row>
            <table:table-row>
              <table:table-cell office:value-type="float" office:value="1.13">
                <text:p>1.13</text:p>
              </table:table-cell>
              <table:table-cell office:value-type="float" office:value="97.255311331">
                <text:p>97.255311331</text:p>
              </table:table-cell>
              <table:table-cell office:value-type="float" office:value="25.1515589341">
                <text:p>25.1515589341</text:p>
              </table:table-cell>
              <table:table-cell office:value-type="float" office:value="72.1037523969">
                <text:p>72.1037523969</text:p>
              </table:table-cell>
              <table:table-cell office:value-type="float" office:value="172.698810459">
                <text:p>172.698810459</text:p>
              </table:table-cell>
            </table:table-row>
            <table:table-row>
              <table:table-cell office:value-type="float" office:value="1.14">
                <text:p>1.14</text:p>
              </table:table-cell>
              <table:table-cell office:value-type="float" office:value="97.2590700699">
                <text:p>97.2590700699</text:p>
              </table:table-cell>
              <table:table-cell office:value-type="float" office:value="25.2895410037">
                <text:p>25.2895410037</text:p>
              </table:table-cell>
              <table:table-cell office:value-type="float" office:value="71.9695290662">
                <text:p>71.9695290662</text:p>
              </table:table-cell>
              <table:table-cell office:value-type="float" office:value="176.937140197">
                <text:p>176.937140197</text:p>
              </table:table-cell>
            </table:table-row>
            <table:table-row>
              <table:table-cell office:value-type="float" office:value="1.15">
                <text:p>1.15</text:p>
              </table:table-cell>
              <table:table-cell office:value-type="float" office:value="97.2452685596">
                <text:p>97.2452685596</text:p>
              </table:table-cell>
              <table:table-cell office:value-type="float" office:value="25.2491411191">
                <text:p>25.2491411191</text:p>
              </table:table-cell>
              <table:table-cell office:value-type="float" office:value="71.9961274405">
                <text:p>71.9961274405</text:p>
              </table:table-cell>
              <table:table-cell office:value-type="float" office:value="181.279485933">
                <text:p>181.279485933</text:p>
              </table:table-cell>
            </table:table-row>
            <table:table-row>
              <table:table-cell office:value-type="float" office:value="1.16">
                <text:p>1.16</text:p>
              </table:table-cell>
              <table:table-cell office:value-type="float" office:value="97.5719404026">
                <text:p>97.5719404026</text:p>
              </table:table-cell>
              <table:table-cell office:value-type="float" office:value="28.303067024">
                <text:p>28.303067024</text:p>
              </table:table-cell>
              <table:table-cell office:value-type="float" office:value="69.2688733786">
                <text:p>69.2688733786</text:p>
              </table:table-cell>
              <table:table-cell office:value-type="float" office:value="185.728400399">
                <text:p>185.728400399</text:p>
              </table:table-cell>
            </table:table-row>
            <table:table-row>
              <table:table-cell office:value-type="float" office:value="1.17">
                <text:p>1.17</text:p>
              </table:table-cell>
              <table:table-cell office:value-type="float" office:value="97.2381055289">
                <text:p>97.2381055289</text:p>
              </table:table-cell>
              <table:table-cell office:value-type="float" office:value="32.5894205496">
                <text:p>32.5894205496</text:p>
              </table:table-cell>
              <table:table-cell office:value-type="float" office:value="64.6486849793">
                <text:p>64.6486849793</text:p>
              </table:table-cell>
              <table:table-cell office:value-type="float" office:value="190.286498979">
                <text:p>190.286498979</text:p>
              </table:table-cell>
            </table:table-row>
            <table:table-row>
              <table:table-cell office:value-type="float" office:value="1.18">
                <text:p>1.18</text:p>
              </table:table-cell>
              <table:table-cell office:value-type="float" office:value="97.2358308792">
                <text:p>97.2358308792</text:p>
              </table:table-cell>
              <table:table-cell office:value-type="float" office:value="32.5996470838">
                <text:p>32.5996470838</text:p>
              </table:table-cell>
              <table:table-cell office:value-type="float" office:value="64.6361837954">
                <text:p>64.6361837954</text:p>
              </table:table-cell>
              <table:table-cell office:value-type="float" office:value="194.95646124">
                <text:p>194.95646124</text:p>
              </table:table-cell>
            </table:table-row>
            <table:table-row>
              <table:table-cell office:value-type="float" office:value="1.19">
                <text:p>1.19</text:p>
              </table:table-cell>
              <table:table-cell office:value-type="float" office:value="97.2339349102">
                <text:p>97.2339349102</text:p>
              </table:table-cell>
              <table:table-cell office:value-type="float" office:value="32.5966324971">
                <text:p>32.5966324971</text:p>
              </table:table-cell>
              <table:table-cell office:value-type="float" office:value="64.6373024131">
                <text:p>64.6373024131</text:p>
              </table:table-cell>
              <table:table-cell office:value-type="float" office:value="199.741032512">
                <text:p>199.741032512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97.223724779">
                <text:p>97.223724779</text:p>
              </table:table-cell>
              <table:table-cell office:value-type="float" office:value="32.4717024506">
                <text:p>32.4717024506</text:p>
              </table:table-cell>
              <table:table-cell office:value-type="float" office:value="64.7520223284">
                <text:p>64.7520223284</text:p>
              </table:table-cell>
              <table:table-cell office:value-type="float" office:value="204.643025501">
                <text:p>204.643025501</text:p>
              </table:table-cell>
            </table:table-row>
            <table:table-row>
              <table:table-cell office:value-type="float" office:value="1.21">
                <text:p>1.21</text:p>
              </table:table-cell>
              <table:table-cell office:value-type="float" office:value="97.216614864">
                <text:p>97.216614864</text:p>
              </table:table-cell>
              <table:table-cell office:value-type="float" office:value="32.4161041438">
                <text:p>32.4161041438</text:p>
              </table:table-cell>
              <table:table-cell office:value-type="float" office:value="64.8005107202">
                <text:p>64.8005107202</text:p>
              </table:table-cell>
              <table:table-cell office:value-type="float" office:value="209.66532194">
                <text:p>209.66532194</text:p>
              </table:table-cell>
            </table:table-row>
            <table:table-row>
              <table:table-cell office:value-type="float" office:value="1.22">
                <text:p>1.22</text:p>
              </table:table-cell>
              <table:table-cell office:value-type="float" office:value="97.2112962299">
                <text:p>97.2112962299</text:p>
              </table:table-cell>
              <table:table-cell office:value-type="float" office:value="32.4083597483">
                <text:p>32.4083597483</text:p>
              </table:table-cell>
              <table:table-cell office:value-type="float" office:value="64.8029364816">
                <text:p>64.8029364816</text:p>
              </table:table-cell>
              <table:table-cell office:value-type="float" office:value="214.810874284">
                <text:p>214.810874284</text:p>
              </table:table-cell>
            </table:table-row>
            <table:table-row>
              <table:table-cell office:value-type="float" office:value="1.23">
                <text:p>1.23</text:p>
              </table:table-cell>
              <table:table-cell office:value-type="float" office:value="97.2065592093">
                <text:p>97.2065592093</text:p>
              </table:table-cell>
              <table:table-cell office:value-type="float" office:value="32.3819128587">
                <text:p>32.3819128587</text:p>
              </table:table-cell>
              <table:table-cell office:value-type="float" office:value="64.8246463506">
                <text:p>64.8246463506</text:p>
              </table:table-cell>
              <table:table-cell office:value-type="float" office:value="220.082707449">
                <text:p>220.082707449</text:p>
              </table:table-cell>
            </table:table-row>
            <table:table-row>
              <table:table-cell office:value-type="float" office:value="1.24">
                <text:p>1.24</text:p>
              </table:table-cell>
              <table:table-cell office:value-type="float" office:value="97.2022489383">
                <text:p>97.2022489383</text:p>
              </table:table-cell>
              <table:table-cell office:value-type="float" office:value="32.360851424">
                <text:p>32.360851424</text:p>
              </table:table-cell>
              <table:table-cell office:value-type="float" office:value="64.8413975142">
                <text:p>64.8413975142</text:p>
              </table:table-cell>
              <table:table-cell office:value-type="float" office:value="225.483920587">
                <text:p>225.483920587</text:p>
              </table:table-cell>
            </table:table-row>
            <table:table-row>
              <table:table-cell office:value-type="float" office:value="1.25">
                <text:p>1.25</text:p>
              </table:table-cell>
              <table:table-cell office:value-type="float" office:value="97.2037420781">
                <text:p>97.2037420781</text:p>
              </table:table-cell>
              <table:table-cell office:value-type="float" office:value="32.3595772445">
                <text:p>32.3595772445</text:p>
              </table:table-cell>
              <table:table-cell office:value-type="float" office:value="64.8441648336">
                <text:p>64.8441648336</text:p>
              </table:table-cell>
              <table:table-cell office:value-type="float" office:value="231.017688906">
                <text:p>231.017688906</text:p>
              </table:table-cell>
            </table:table-row>
            <table:table-row>
              <table:table-cell office:value-type="float" office:value="1.26">
                <text:p>1.26</text:p>
              </table:table-cell>
              <table:table-cell office:value-type="float" office:value="206.435363103">
                <text:p>206.435363103</text:p>
              </table:table-cell>
              <table:table-cell office:value-type="float" office:value="69.1472625269">
                <text:p>69.1472625269</text:p>
              </table:table-cell>
              <table:table-cell office:value-type="float" office:value="137.288100576">
                <text:p>137.288100576</text:p>
              </table:table-cell>
              <table:table-cell office:value-type="float" office:value="236.687265542">
                <text:p>236.687265542</text:p>
              </table:table-cell>
            </table:table-row>
            <table:table-row>
              <table:table-cell office:value-type="float" office:value="1.27">
                <text:p>1.27</text:p>
              </table:table-cell>
              <table:table-cell office:value-type="float" office:value="206.429724023">
                <text:p>206.429724023</text:p>
              </table:table-cell>
              <table:table-cell office:value-type="float" office:value="69.1512704117">
                <text:p>69.1512704117</text:p>
              </table:table-cell>
              <table:table-cell office:value-type="float" office:value="137.278453611">
                <text:p>137.278453611</text:p>
              </table:table-cell>
              <table:table-cell office:value-type="float" office:value="242.495983469">
                <text:p>242.495983469</text:p>
              </table:table-cell>
            </table:table-row>
            <table:table-row>
              <table:table-cell office:value-type="float" office:value="1.28">
                <text:p>1.28</text:p>
              </table:table-cell>
              <table:table-cell office:value-type="float" office:value="206.427597603">
                <text:p>206.427597603</text:p>
              </table:table-cell>
              <table:table-cell office:value-type="float" office:value="69.1164472661">
                <text:p>69.1164472661</text:p>
              </table:table-cell>
              <table:table-cell office:value-type="float" office:value="137.311150337">
                <text:p>137.311150337</text:p>
              </table:table-cell>
              <table:table-cell office:value-type="float" office:value="248.447257455">
                <text:p>248.447257455</text:p>
              </table:table-cell>
            </table:table-row>
            <table:table-row>
              <table:table-cell office:value-type="float" office:value="1.29">
                <text:p>1.29</text:p>
              </table:table-cell>
              <table:table-cell office:value-type="float" office:value="206.42109926">
                <text:p>206.42109926</text:p>
              </table:table-cell>
              <table:table-cell office:value-type="float" office:value="69.1010690383">
                <text:p>69.1010690383</text:p>
              </table:table-cell>
              <table:table-cell office:value-type="float" office:value="137.320030222">
                <text:p>137.320030222</text:p>
              </table:table-cell>
              <table:table-cell office:value-type="float" office:value="254.544586075">
                <text:p>254.544586075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206.412810589">
                <text:p>206.412810589</text:p>
              </table:table-cell>
              <table:table-cell office:value-type="float" office:value="68.2616642556">
                <text:p>68.2616642556</text:p>
              </table:table-cell>
              <table:table-cell office:value-type="float" office:value="138.151146333">
                <text:p>138.151146333</text:p>
              </table:table-cell>
              <table:table-cell office:value-type="float" office:value="260.791553764">
                <text:p>260.791553764</text:p>
              </table:table-cell>
            </table:table-row>
            <table:table-row>
              <table:table-cell office:value-type="float" office:value="1.31">
                <text:p>1.31</text:p>
              </table:table-cell>
              <table:table-cell office:value-type="float" office:value="206.41031797">
                <text:p>206.41031797</text:p>
              </table:table-cell>
              <table:table-cell office:value-type="float" office:value="67.9474337279">
                <text:p>67.9474337279</text:p>
              </table:table-cell>
              <table:table-cell office:value-type="float" office:value="138.462884242">
                <text:p>138.462884242</text:p>
              </table:table-cell>
              <table:table-cell office:value-type="float" office:value="267.191832926">
                <text:p>267.191832926</text:p>
              </table:table-cell>
            </table:table-row>
            <table:table-row>
              <table:table-cell office:value-type="float" office:value="1.32">
                <text:p>1.32</text:p>
              </table:table-cell>
              <table:table-cell office:value-type="float" office:value="206.402213664">
                <text:p>206.402213664</text:p>
              </table:table-cell>
              <table:table-cell office:value-type="float" office:value="67.8397743448">
                <text:p>67.8397743448</text:p>
              </table:table-cell>
              <table:table-cell office:value-type="float" office:value="138.56243932">
                <text:p>138.56243932</text:p>
              </table:table-cell>
              <table:table-cell office:value-type="float" office:value="273.74918609">
                <text:p>273.74918609</text:p>
              </table:table-cell>
            </table:table-row>
            <table:table-row>
              <table:table-cell office:value-type="float" office:value="1.33">
                <text:p>1.33</text:p>
              </table:table-cell>
              <table:table-cell office:value-type="float" office:value="206.396326064">
                <text:p>206.396326064</text:p>
              </table:table-cell>
              <table:table-cell office:value-type="float" office:value="67.9887554753">
                <text:p>67.9887554753</text:p>
              </table:table-cell>
              <table:table-cell office:value-type="float" office:value="138.407570589">
                <text:p>138.407570589</text:p>
              </table:table-cell>
              <table:table-cell office:value-type="float" office:value="280.467468128">
                <text:p>280.467468128</text:p>
              </table:table-cell>
            </table:table-row>
            <table:table-row>
              <table:table-cell office:value-type="float" office:value="1.34">
                <text:p>1.34</text:p>
              </table:table-cell>
              <table:table-cell office:value-type="float" office:value="206.391499939">
                <text:p>206.391499939</text:p>
              </table:table-cell>
              <table:table-cell office:value-type="float" office:value="67.9730656374">
                <text:p>67.9730656374</text:p>
              </table:table-cell>
              <table:table-cell office:value-type="float" office:value="138.418434301">
                <text:p>138.418434301</text:p>
              </table:table-cell>
              <table:table-cell office:value-type="float" office:value="287.350628513">
                <text:p>287.350628513</text:p>
              </table:table-cell>
            </table:table-row>
            <table:table-row>
              <table:table-cell office:value-type="float" office:value="1.35">
                <text:p>1.35</text:p>
              </table:table-cell>
              <table:table-cell office:value-type="float" office:value="206.38593145">
                <text:p>206.38593145</text:p>
              </table:table-cell>
              <table:table-cell office:value-type="float" office:value="67.9120819501">
                <text:p>67.9120819501</text:p>
              </table:table-cell>
              <table:table-cell office:value-type="float" office:value="138.4738495">
                <text:p>138.4738495</text:p>
              </table:table-cell>
              <table:table-cell office:value-type="float" office:value="294.402713648">
                <text:p>294.402713648</text:p>
              </table:table-cell>
            </table:table-row>
            <table:table-row>
              <table:table-cell office:value-type="float" office:value="1.36">
                <text:p>1.36</text:p>
              </table:table-cell>
              <table:table-cell office:value-type="float" office:value="206.393594278">
                <text:p>206.393594278</text:p>
              </table:table-cell>
              <table:table-cell office:value-type="float" office:value="67.9293275676">
                <text:p>67.9293275676</text:p>
              </table:table-cell>
              <table:table-cell office:value-type="float" office:value="138.46426671">
                <text:p>138.46426671</text:p>
              </table:table-cell>
              <table:table-cell office:value-type="float" office:value="301.627869241">
                <text:p>301.627869241</text:p>
              </table:table-cell>
            </table:table-row>
            <table:table-row>
              <table:table-cell office:value-type="float" office:value="1.37">
                <text:p>1.37</text:p>
              </table:table-cell>
              <table:table-cell office:value-type="float" office:value="206.377173851">
                <text:p>206.377173851</text:p>
              </table:table-cell>
              <table:table-cell office:value-type="float" office:value="68.2097205696">
                <text:p>68.2097205696</text:p>
              </table:table-cell>
              <table:table-cell office:value-type="float" office:value="138.167453281">
                <text:p>138.167453281</text:p>
              </table:table-cell>
              <table:table-cell office:value-type="float" office:value="309.030342742">
                <text:p>309.030342742</text:p>
              </table:table-cell>
            </table:table-row>
            <table:table-row>
              <table:table-cell office:value-type="float" office:value="1.38">
                <text:p>1.38</text:p>
              </table:table-cell>
              <table:table-cell office:value-type="float" office:value="206.374490636">
                <text:p>206.374490636</text:p>
              </table:table-cell>
              <table:table-cell office:value-type="float" office:value="68.0752771383">
                <text:p>68.0752771383</text:p>
              </table:table-cell>
              <table:table-cell office:value-type="float" office:value="138.299213498">
                <text:p>138.299213498</text:p>
              </table:table-cell>
              <table:table-cell office:value-type="float" office:value="316.614485842">
                <text:p>316.614485842</text:p>
              </table:table-cell>
            </table:table-row>
            <table:table-row>
              <table:table-cell office:value-type="float" office:value="1.39">
                <text:p>1.39</text:p>
              </table:table-cell>
              <table:table-cell office:value-type="float" office:value="206.363999054">
                <text:p>206.363999054</text:p>
              </table:table-cell>
              <table:table-cell office:value-type="float" office:value="66.4623884432">
                <text:p>66.4623884432</text:p>
              </table:table-cell>
              <table:table-cell office:value-type="float" office:value="139.90161061">
                <text:p>139.90161061</text:p>
              </table:table-cell>
              <table:table-cell office:value-type="float" office:value="324.384757029">
                <text:p>324.384757029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206.362141974">
                <text:p>206.362141974</text:p>
              </table:table-cell>
              <table:table-cell office:value-type="float" office:value="66.3125049116">
                <text:p>66.3125049116</text:p>
              </table:table-cell>
              <table:table-cell office:value-type="float" office:value="140.049637062">
                <text:p>140.049637062</text:p>
              </table:table-cell>
              <table:table-cell office:value-type="float" office:value="332.34572421">
                <text:p>332.34572421</text:p>
              </table:table-cell>
            </table:table-row>
            <table:table-row>
              <table:table-cell office:value-type="float" office:value="1.41">
                <text:p>1.41</text:p>
              </table:table-cell>
              <table:table-cell office:value-type="float" office:value="206.366295851">
                <text:p>206.366295851</text:p>
              </table:table-cell>
              <table:table-cell office:value-type="float" office:value="66.485649088">
                <text:p>66.485649088</text:p>
              </table:table-cell>
              <table:table-cell office:value-type="float" office:value="139.880646763">
                <text:p>139.880646763</text:p>
              </table:table-cell>
              <table:table-cell office:value-type="float" office:value="340.502067398">
                <text:p>340.502067398</text:p>
              </table:table-cell>
            </table:table-row>
            <table:table-row>
              <table:table-cell office:value-type="float" office:value="1.42">
                <text:p>1.42</text:p>
              </table:table-cell>
              <table:table-cell office:value-type="float" office:value="206.356427528">
                <text:p>206.356427528</text:p>
              </table:table-cell>
              <table:table-cell office:value-type="float" office:value="66.7427306732">
                <text:p>66.7427306732</text:p>
              </table:table-cell>
              <table:table-cell office:value-type="float" office:value="139.613696854">
                <text:p>139.613696854</text:p>
              </table:table-cell>
              <table:table-cell office:value-type="float" office:value="348.858581461">
                <text:p>348.858581461</text:p>
              </table:table-cell>
            </table:table-row>
            <table:table-row>
              <table:table-cell office:value-type="float" office:value="1.43">
                <text:p>1.43</text:p>
              </table:table-cell>
              <table:table-cell office:value-type="float" office:value="206.342262353">
                <text:p>206.342262353</text:p>
              </table:table-cell>
              <table:table-cell office:value-type="float" office:value="65.9065846575">
                <text:p>65.9065846575</text:p>
              </table:table-cell>
              <table:table-cell office:value-type="float" office:value="140.435677695">
                <text:p>140.435677695</text:p>
              </table:table-cell>
              <table:table-cell office:value-type="float" office:value="357.42017894">
                <text:p>357.42017894</text:p>
              </table:table-cell>
            </table:table-row>
            <table:table-row>
              <table:table-cell office:value-type="float" office:value="1.44">
                <text:p>1.44</text:p>
              </table:table-cell>
              <table:table-cell office:value-type="float" office:value="206.357255379">
                <text:p>206.357255379</text:p>
              </table:table-cell>
              <table:table-cell office:value-type="float" office:value="66.6177991013">
                <text:p>66.6177991013</text:p>
              </table:table-cell>
              <table:table-cell office:value-type="float" office:value="139.739456277">
                <text:p>139.739456277</text:p>
              </table:table-cell>
              <table:table-cell office:value-type="float" office:value="366.191892939">
                <text:p>366.191892939</text:p>
              </table:table-cell>
            </table:table-row>
            <table:table-row>
              <table:table-cell office:value-type="float" office:value="1.45">
                <text:p>1.45</text:p>
              </table:table-cell>
              <table:table-cell office:value-type="float" office:value="207.258738236">
                <text:p>207.258738236</text:p>
              </table:table-cell>
              <table:table-cell office:value-type="float" office:value="69.6061761177">
                <text:p>69.6061761177</text:p>
              </table:table-cell>
              <table:table-cell office:value-type="float" office:value="137.652562118">
                <text:p>137.652562118</text:p>
              </table:table-cell>
              <table:table-cell office:value-type="float" office:value="375.178880085">
                <text:p>375.178880085</text:p>
              </table:table-cell>
            </table:table-row>
            <table:table-row>
              <table:table-cell office:value-type="float" office:value="1.46">
                <text:p>1.46</text:p>
              </table:table-cell>
              <table:table-cell office:value-type="float" office:value="206.312916278">
                <text:p>206.312916278</text:p>
              </table:table-cell>
              <table:table-cell office:value-type="float" office:value="77.5188938259">
                <text:p>77.5188938259</text:p>
              </table:table-cell>
              <table:table-cell office:value-type="float" office:value="128.794022452">
                <text:p>128.794022452</text:p>
              </table:table-cell>
              <table:table-cell office:value-type="float" office:value="384.386423556">
                <text:p>384.386423556</text:p>
              </table:table-cell>
            </table:table-row>
            <table:table-row>
              <table:table-cell office:value-type="float" office:value="1.47">
                <text:p>1.47</text:p>
              </table:table-cell>
              <table:table-cell office:value-type="float" office:value="206.277466899">
                <text:p>206.277466899</text:p>
              </table:table-cell>
              <table:table-cell office:value-type="float" office:value="76.6076465946">
                <text:p>76.6076465946</text:p>
              </table:table-cell>
              <table:table-cell office:value-type="float" office:value="129.669820305">
                <text:p>129.669820305</text:p>
              </table:table-cell>
              <table:table-cell office:value-type="float" office:value="393.819936187">
                <text:p>393.819936187</text:p>
              </table:table-cell>
            </table:table-row>
            <table:table-row>
              <table:table-cell office:value-type="float" office:value="1.48">
                <text:p>1.48</text:p>
              </table:table-cell>
              <table:table-cell office:value-type="float" office:value="206.237932022">
                <text:p>206.237932022</text:p>
              </table:table-cell>
              <table:table-cell office:value-type="float" office:value="76.369530567">
                <text:p>76.369530567</text:p>
              </table:table-cell>
              <table:table-cell office:value-type="float" office:value="129.868401455">
                <text:p>129.868401455</text:p>
              </table:table-cell>
              <table:table-cell office:value-type="float" office:value="403.484963657">
                <text:p>403.484963657</text:p>
              </table:table-cell>
            </table:table-row>
            <table:table-row>
              <table:table-cell office:value-type="float" office:value="1.49">
                <text:p>1.49</text:p>
              </table:table-cell>
              <table:table-cell office:value-type="float" office:value="206.213210976">
                <text:p>206.213210976</text:p>
              </table:table-cell>
              <table:table-cell office:value-type="float" office:value="76.3481868064">
                <text:p>76.3481868064</text:p>
              </table:table-cell>
              <table:table-cell office:value-type="float" office:value="129.86502417">
                <text:p>129.86502417</text:p>
              </table:table-cell>
              <table:table-cell office:value-type="float" office:value="413.387187742">
                <text:p>413.387187742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423.532429661">
                <text:p>423.532429661</text:p>
              </table:table-cell>
              <table:table-cell office:value-type="float" office:value="155.899340177">
                <text:p>155.899340177</text:p>
              </table:table-cell>
              <table:table-cell office:value-type="float" office:value="267.633089484">
                <text:p>267.633089484</text:p>
              </table:table-cell>
              <table:table-cell office:value-type="float" office:value="423.532429661">
                <text:p>423.532429661</text:p>
              </table:table-cell>
            </table:table-row>
            <table:table-row>
              <table:table-cell office:value-type="float" office:value="1.51">
                <text:p>1.51</text:p>
              </table:table-cell>
              <table:table-cell office:value-type="float" office:value="423.494314136">
                <text:p>423.494314136</text:p>
              </table:table-cell>
              <table:table-cell office:value-type="float" office:value="155.908980125">
                <text:p>155.908980125</text:p>
              </table:table-cell>
              <table:table-cell office:value-type="float" office:value="267.585334011">
                <text:p>267.585334011</text:p>
              </table:table-cell>
              <table:table-cell office:value-type="float" office:value="433.926653494">
                <text:p>433.926653494</text:p>
              </table:table-cell>
            </table:table-row>
            <table:table-row>
              <table:table-cell office:value-type="float" office:value="1.52">
                <text:p>1.52</text:p>
              </table:table-cell>
              <table:table-cell office:value-type="float" office:value="423.478163558">
                <text:p>423.478163558</text:p>
              </table:table-cell>
              <table:table-cell office:value-type="float" office:value="156.017194135">
                <text:p>156.017194135</text:p>
              </table:table-cell>
              <table:table-cell office:value-type="float" office:value="267.460969423">
                <text:p>267.460969423</text:p>
              </table:table-cell>
              <table:table-cell office:value-type="float" office:value="444.575969693">
                <text:p>444.575969693</text:p>
              </table:table-cell>
            </table:table-row>
            <table:table-row>
              <table:table-cell office:value-type="float" office:value="1.53">
                <text:p>1.53</text:p>
              </table:table-cell>
              <table:table-cell office:value-type="float" office:value="423.433744655">
                <text:p>423.433744655</text:p>
              </table:table-cell>
              <table:table-cell office:value-type="float" office:value="153.492086413">
                <text:p>153.492086413</text:p>
              </table:table-cell>
              <table:table-cell office:value-type="float" office:value="269.941658243">
                <text:p>269.941658243</text:p>
              </table:table-cell>
              <table:table-cell office:value-type="float" office:value="455.486638668">
                <text:p>455.486638668</text:p>
              </table:table-cell>
            </table:table-row>
            <table:table-row>
              <table:table-cell office:value-type="float" office:value="1.54">
                <text:p>1.54</text:p>
              </table:table-cell>
              <table:table-cell office:value-type="float" office:value="423.425773089">
                <text:p>423.425773089</text:p>
              </table:table-cell>
              <table:table-cell office:value-type="float" office:value="153.423518112">
                <text:p>153.423518112</text:p>
              </table:table-cell>
              <table:table-cell office:value-type="float" office:value="270.002254977">
                <text:p>270.002254977</text:p>
              </table:table-cell>
              <table:table-cell office:value-type="float" office:value="466.665074471">
                <text:p>466.665074471</text:p>
              </table:table-cell>
            </table:table-row>
            <table:table-row>
              <table:table-cell office:value-type="float" office:value="1.55">
                <text:p>1.55</text:p>
              </table:table-cell>
              <table:table-cell office:value-type="float" office:value="423.367697669">
                <text:p>423.367697669</text:p>
              </table:table-cell>
              <table:table-cell office:value-type="float" office:value="153.54053148">
                <text:p>153.54053148</text:p>
              </table:table-cell>
              <table:table-cell office:value-type="float" office:value="269.827166189">
                <text:p>269.827166189</text:p>
              </table:table-cell>
              <table:table-cell office:value-type="float" office:value="478.117848568">
                <text:p>478.117848568</text:p>
              </table:table-cell>
            </table:table-row>
            <table:table-row>
              <table:table-cell office:value-type="float" office:value="1.56">
                <text:p>1.56</text:p>
              </table:table-cell>
              <table:table-cell office:value-type="float" office:value="423.364298615">
                <text:p>423.364298615</text:p>
              </table:table-cell>
              <table:table-cell office:value-type="float" office:value="153.50876447">
                <text:p>153.50876447</text:p>
              </table:table-cell>
              <table:table-cell office:value-type="float" office:value="269.855534145">
                <text:p>269.855534145</text:p>
              </table:table-cell>
              <table:table-cell office:value-type="float" office:value="489.851693697">
                <text:p>489.851693697</text:p>
              </table:table-cell>
            </table:table-row>
            <table:table-row>
              <table:table-cell office:value-type="float" office:value="1.57">
                <text:p>1.57</text:p>
              </table:table-cell>
              <table:table-cell office:value-type="float" office:value="423.309460436">
                <text:p>423.309460436</text:p>
              </table:table-cell>
              <table:table-cell office:value-type="float" office:value="153.665265194">
                <text:p>153.665265194</text:p>
              </table:table-cell>
              <table:table-cell office:value-type="float" office:value="269.644195242">
                <text:p>269.644195242</text:p>
              </table:table-cell>
              <table:table-cell office:value-type="float" office:value="501.873507832">
                <text:p>501.873507832</text:p>
              </table:table-cell>
            </table:table-row>
            <table:table-row>
              <table:table-cell office:value-type="float" office:value="1.58">
                <text:p>1.58</text:p>
              </table:table-cell>
              <table:table-cell office:value-type="float" office:value="423.275612979">
                <text:p>423.275612979</text:p>
              </table:table-cell>
              <table:table-cell office:value-type="float" office:value="153.589174072">
                <text:p>153.589174072</text:p>
              </table:table-cell>
              <table:table-cell office:value-type="float" office:value="269.686438908">
                <text:p>269.686438908</text:p>
              </table:table-cell>
              <table:table-cell office:value-type="float" office:value="514.190358234">
                <text:p>514.190358234</text:p>
              </table:table-cell>
            </table:table-row>
            <table:table-row>
              <table:table-cell office:value-type="float" office:value="1.59">
                <text:p>1.59</text:p>
              </table:table-cell>
              <table:table-cell office:value-type="float" office:value="423.25422294">
                <text:p>423.25422294</text:p>
              </table:table-cell>
              <table:table-cell office:value-type="float" office:value="153.094437722">
                <text:p>153.094437722</text:p>
              </table:table-cell>
              <table:table-cell office:value-type="float" office:value="270.159785218">
                <text:p>270.159785218</text:p>
              </table:table-cell>
              <table:table-cell office:value-type="float" office:value="526.809485608">
                <text:p>526.809485608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423.208759152">
                <text:p>423.208759152</text:p>
              </table:table-cell>
              <table:table-cell office:value-type="float" office:value="150.775467434">
                <text:p>150.775467434</text:p>
              </table:table-cell>
              <table:table-cell office:value-type="float" office:value="272.433291719">
                <text:p>272.433291719</text:p>
              </table:table-cell>
              <table:table-cell office:value-type="float" office:value="539.738308356">
                <text:p>539.738308356</text:p>
              </table:table-cell>
            </table:table-row>
            <table:table-row>
              <table:table-cell office:value-type="float" office:value="1.61">
                <text:p>1.61</text:p>
              </table:table-cell>
              <table:table-cell office:value-type="float" office:value="423.274892515">
                <text:p>423.274892515</text:p>
              </table:table-cell>
              <table:table-cell office:value-type="float" office:value="151.037082223">
                <text:p>151.037082223</text:p>
              </table:table-cell>
              <table:table-cell office:value-type="float" office:value="272.237810292">
                <text:p>272.237810292</text:p>
              </table:table-cell>
              <table:table-cell office:value-type="float" office:value="552.984426942">
                <text:p>552.984426942</text:p>
              </table:table-cell>
            </table:table-row>
            <table:table-row>
              <table:table-cell office:value-type="float" office:value="1.62">
                <text:p>1.62</text:p>
              </table:table-cell>
              <table:table-cell office:value-type="float" office:value="423.14396209">
                <text:p>423.14396209</text:p>
              </table:table-cell>
              <table:table-cell office:value-type="float" office:value="151.200554876">
                <text:p>151.200554876</text:p>
              </table:table-cell>
              <table:table-cell office:value-type="float" office:value="271.943407214">
                <text:p>271.943407214</text:p>
              </table:table-cell>
              <table:table-cell office:value-type="float" office:value="566.555628361">
                <text:p>566.555628361</text:p>
              </table:table-cell>
            </table:table-row>
            <table:table-row>
              <table:table-cell office:value-type="float" office:value="1.63">
                <text:p>1.63</text:p>
              </table:table-cell>
              <table:table-cell office:value-type="float" office:value="423.16661051">
                <text:p>423.16661051</text:p>
              </table:table-cell>
              <table:table-cell office:value-type="float" office:value="151.529446357">
                <text:p>151.529446357</text:p>
              </table:table-cell>
              <table:table-cell office:value-type="float" office:value="271.637164153">
                <text:p>271.637164153</text:p>
              </table:table-cell>
              <table:table-cell office:value-type="float" office:value="580.45989071">
                <text:p>580.45989071</text:p>
              </table:table-cell>
            </table:table-row>
            <table:table-row>
              <table:table-cell office:value-type="float" office:value="1.64">
                <text:p>1.64</text:p>
              </table:table-cell>
              <table:table-cell office:value-type="float" office:value="423.069915179">
                <text:p>423.069915179</text:p>
              </table:table-cell>
              <table:table-cell office:value-type="float" office:value="151.811660869">
                <text:p>151.811660869</text:p>
              </table:table-cell>
              <table:table-cell office:value-type="float" office:value="271.258254311">
                <text:p>271.258254311</text:p>
              </table:table-cell>
              <table:table-cell office:value-type="float" office:value="594.705387886">
                <text:p>594.705387886</text:p>
              </table:table-cell>
            </table:table-row>
            <table:table-row>
              <table:table-cell office:value-type="float" office:value="1.65">
                <text:p>1.65</text:p>
              </table:table-cell>
              <table:table-cell office:value-type="float" office:value="423.025456842">
                <text:p>423.025456842</text:p>
              </table:table-cell>
              <table:table-cell office:value-type="float" office:value="149.176800162">
                <text:p>149.176800162</text:p>
              </table:table-cell>
              <table:table-cell office:value-type="float" office:value="273.848656679">
                <text:p>273.848656679</text:p>
              </table:table-cell>
              <table:table-cell office:value-type="float" office:value="609.300494385">
                <text:p>609.300494385</text:p>
              </table:table-cell>
            </table:table-row>
            <table:table-row>
              <table:table-cell office:value-type="float" office:value="1.66">
                <text:p>1.66</text:p>
              </table:table-cell>
              <table:table-cell office:value-type="float" office:value="422.996980487">
                <text:p>422.996980487</text:p>
              </table:table-cell>
              <table:table-cell office:value-type="float" office:value="150.059024051">
                <text:p>150.059024051</text:p>
              </table:table-cell>
              <table:table-cell office:value-type="float" office:value="272.937956437">
                <text:p>272.937956437</text:p>
              </table:table-cell>
              <table:table-cell office:value-type="float" office:value="624.25379023">
                <text:p>624.25379023</text:p>
              </table:table-cell>
            </table:table-row>
            <table:table-row>
              <table:table-cell office:value-type="float" office:value="1.67">
                <text:p>1.67</text:p>
              </table:table-cell>
              <table:table-cell office:value-type="float" office:value="423.119519814">
                <text:p>423.119519814</text:p>
              </table:table-cell>
              <table:table-cell office:value-type="float" office:value="148.789764745">
                <text:p>148.789764745</text:p>
              </table:table-cell>
              <table:table-cell office:value-type="float" office:value="274.329755069">
                <text:p>274.329755069</text:p>
              </table:table-cell>
              <table:table-cell office:value-type="float" office:value="639.574066011">
                <text:p>639.574066011</text:p>
              </table:table-cell>
            </table:table-row>
            <table:table-row>
              <table:table-cell office:value-type="float" office:value="1.68">
                <text:p>1.68</text:p>
              </table:table-cell>
              <table:table-cell office:value-type="float" office:value="423.468731915">
                <text:p>423.468731915</text:p>
              </table:table-cell>
              <table:table-cell office:value-type="float" office:value="169.498536506">
                <text:p>169.498536506</text:p>
              </table:table-cell>
              <table:table-cell office:value-type="float" office:value="253.970195409">
                <text:p>253.970195409</text:p>
              </table:table-cell>
              <table:table-cell office:value-type="float" office:value="655.270328056">
                <text:p>655.270328056</text:p>
              </table:table-cell>
            </table:table-row>
            <table:table-row>
              <table:table-cell office:value-type="float" office:value="1.69">
                <text:p>1.69</text:p>
              </table:table-cell>
              <table:table-cell office:value-type="float" office:value="422.631011894">
                <text:p>422.631011894</text:p>
              </table:table-cell>
              <table:table-cell office:value-type="float" office:value="168.47951051">
                <text:p>168.47951051</text:p>
              </table:table-cell>
              <table:table-cell office:value-type="float" office:value="254.151501384">
                <text:p>254.151501384</text:p>
              </table:table-cell>
              <table:table-cell office:value-type="float" office:value="671.351803722">
                <text:p>671.351803722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422.463179842">
                <text:p>422.463179842</text:p>
              </table:table-cell>
              <table:table-cell office:value-type="float" office:value="168.372797155">
                <text:p>168.372797155</text:p>
              </table:table-cell>
              <table:table-cell office:value-type="float" office:value="254.090382687">
                <text:p>254.090382687</text:p>
              </table:table-cell>
              <table:table-cell office:value-type="float" office:value="687.827946823">
                <text:p>687.827946823</text:p>
              </table:table-cell>
            </table:table-row>
            <table:table-row>
              <table:table-cell office:value-type="float" office:value="1.71">
                <text:p>1.71</text:p>
              </table:table-cell>
              <table:table-cell office:value-type="float" office:value="422.314543311">
                <text:p>422.314543311</text:p>
              </table:table-cell>
              <table:table-cell office:value-type="float" office:value="168.513281461">
                <text:p>168.513281461</text:p>
              </table:table-cell>
              <table:table-cell office:value-type="float" office:value="253.80126185">
                <text:p>253.80126185</text:p>
              </table:table-cell>
              <table:table-cell office:value-type="float" office:value="704.708443186">
                <text:p>704.708443186</text:p>
              </table:table-cell>
            </table:table-row>
            <table:table-row>
              <table:table-cell office:value-type="float" office:value="1.72">
                <text:p>1.72</text:p>
              </table:table-cell>
              <table:table-cell office:value-type="float" office:value="422.185910221">
                <text:p>422.185910221</text:p>
              </table:table-cell>
              <table:table-cell office:value-type="float" office:value="168.448080414">
                <text:p>168.448080414</text:p>
              </table:table-cell>
              <table:table-cell office:value-type="float" office:value="253.737829807">
                <text:p>253.737829807</text:p>
              </table:table-cell>
              <table:table-cell office:value-type="float" office:value="722.003216344">
                <text:p>722.003216344</text:p>
              </table:table-cell>
            </table:table-row>
            <table:table-row>
              <table:table-cell office:value-type="float" office:value="1.73">
                <text:p>1.73</text:p>
              </table:table-cell>
              <table:table-cell office:value-type="float" office:value="422.107095636">
                <text:p>422.107095636</text:p>
              </table:table-cell>
              <table:table-cell office:value-type="float" office:value="168.386787625">
                <text:p>168.386787625</text:p>
              </table:table-cell>
              <table:table-cell office:value-type="float" office:value="253.720308011">
                <text:p>253.720308011</text:p>
              </table:table-cell>
              <table:table-cell office:value-type="float" office:value="739.722433371">
                <text:p>739.722433371</text:p>
              </table:table-cell>
            </table:table-row>
            <table:table-row>
              <table:table-cell office:value-type="float" office:value="1.74">
                <text:p>1.74</text:p>
              </table:table-cell>
              <table:table-cell office:value-type="float" office:value="421.961613719">
                <text:p>421.961613719</text:p>
              </table:table-cell>
              <table:table-cell office:value-type="float" office:value="168.556273275">
                <text:p>168.556273275</text:p>
              </table:table-cell>
              <table:table-cell office:value-type="float" office:value="253.405340444">
                <text:p>253.405340444</text:p>
              </table:table-cell>
              <table:table-cell office:value-type="float" office:value="757.87651086">
                <text:p>757.87651086</text:p>
              </table:table-cell>
            </table:table-row>
            <table:table-row>
              <table:table-cell office:value-type="float" office:value="1.75">
                <text:p>1.75</text:p>
              </table:table-cell>
              <table:table-cell office:value-type="float" office:value="421.855714341">
                <text:p>421.855714341</text:p>
              </table:table-cell>
              <table:table-cell office:value-type="float" office:value="168.591202703">
                <text:p>168.591202703</text:p>
              </table:table-cell>
              <table:table-cell office:value-type="float" office:value="253.264511638">
                <text:p>253.264511638</text:p>
              </table:table-cell>
              <table:table-cell office:value-type="float" office:value="776.476121045">
                <text:p>776.476121045</text:p>
              </table:table-cell>
            </table:table-row>
            <table:table-row>
              <table:table-cell office:value-type="float" office:value="1.76">
                <text:p>1.76</text:p>
              </table:table-cell>
              <table:table-cell office:value-type="float" office:value="868.172171039">
                <text:p>868.172171039</text:p>
              </table:table-cell>
              <table:table-cell office:value-type="float" office:value="347.316609391">
                <text:p>347.316609391</text:p>
              </table:table-cell>
              <table:table-cell office:value-type="float" office:value="520.855561648">
                <text:p>520.855561648</text:p>
              </table:table-cell>
              <table:table-cell office:value-type="float" office:value="795.532198073">
                <text:p>795.532198073</text:p>
              </table:table-cell>
            </table:table-row>
            <table:table-row>
              <table:table-cell office:value-type="float" office:value="1.77">
                <text:p>1.77</text:p>
              </table:table-cell>
              <table:table-cell office:value-type="float" office:value="868.093759069">
                <text:p>868.093759069</text:p>
              </table:table-cell>
              <table:table-cell office:value-type="float" office:value="347.294985717">
                <text:p>347.294985717</text:p>
              </table:table-cell>
              <table:table-cell office:value-type="float" office:value="520.798773352">
                <text:p>520.798773352</text:p>
              </table:table-cell>
              <table:table-cell office:value-type="float" office:value="815.055944437">
                <text:p>815.055944437</text:p>
              </table:table-cell>
            </table:table-row>
            <table:table-row>
              <table:table-cell office:value-type="float" office:value="1.78">
                <text:p>1.78</text:p>
              </table:table-cell>
              <table:table-cell office:value-type="float" office:value="868.020644012">
                <text:p>868.020644012</text:p>
              </table:table-cell>
              <table:table-cell office:value-type="float" office:value="347.410088455">
                <text:p>347.410088455</text:p>
              </table:table-cell>
              <table:table-cell office:value-type="float" office:value="520.610555557">
                <text:p>520.610555557</text:p>
              </table:table-cell>
              <table:table-cell office:value-type="float" office:value="835.058837558">
                <text:p>835.058837558</text:p>
              </table:table-cell>
            </table:table-row>
            <table:table-row>
              <table:table-cell office:value-type="float" office:value="1.79">
                <text:p>1.79</text:p>
              </table:table-cell>
              <table:table-cell office:value-type="float" office:value="867.864748481">
                <text:p>867.864748481</text:p>
              </table:table-cell>
              <table:table-cell office:value-type="float" office:value="344.16695398">
                <text:p>344.16695398</text:p>
              </table:table-cell>
              <table:table-cell office:value-type="float" office:value="523.697794501">
                <text:p>523.697794501</text:p>
              </table:table-cell>
              <table:table-cell office:value-type="float" office:value="855.55263653">
                <text:p>855.55263653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867.724266256">
                <text:p>867.724266256</text:p>
              </table:table-cell>
              <table:table-cell office:value-type="float" office:value="343.823090545">
                <text:p>343.823090545</text:p>
              </table:table-cell>
              <table:table-cell office:value-type="float" office:value="523.901175711">
                <text:p>523.901175711</text:p>
              </table:table-cell>
              <table:table-cell office:value-type="float" office:value="876.54938904">
                <text:p>876.54938904</text:p>
              </table:table-cell>
            </table:table-row>
            <table:table-row>
              <table:table-cell office:value-type="float" office:value="1.81">
                <text:p>1.81</text:p>
              </table:table-cell>
              <table:table-cell office:value-type="float" office:value="867.550497987">
                <text:p>867.550497987</text:p>
              </table:table-cell>
              <table:table-cell office:value-type="float" office:value="344.16119247">
                <text:p>344.16119247</text:p>
              </table:table-cell>
              <table:table-cell office:value-type="float" office:value="523.389305517">
                <text:p>523.389305517</text:p>
              </table:table-cell>
              <table:table-cell office:value-type="float" office:value="898.061438444">
                <text:p>898.061438444</text:p>
              </table:table-cell>
            </table:table-row>
            <table:table-row>
              <table:table-cell office:value-type="float" office:value="1.82">
                <text:p>1.82</text:p>
              </table:table-cell>
              <table:table-cell office:value-type="float" office:value="867.377503155">
                <text:p>867.377503155</text:p>
              </table:table-cell>
              <table:table-cell office:value-type="float" office:value="342.490733795">
                <text:p>342.490733795</text:p>
              </table:table-cell>
              <table:table-cell office:value-type="float" office:value="524.886769361">
                <text:p>524.886769361</text:p>
              </table:table-cell>
              <table:table-cell office:value-type="float" office:value="920.101431025">
                <text:p>920.101431025</text:p>
              </table:table-cell>
            </table:table-row>
            <table:table-row>
              <table:table-cell office:value-type="float" office:value="1.83">
                <text:p>1.83</text:p>
              </table:table-cell>
              <table:table-cell office:value-type="float" office:value="867.216921467">
                <text:p>867.216921467</text:p>
              </table:table-cell>
              <table:table-cell office:value-type="float" office:value="341.633552171">
                <text:p>341.633552171</text:p>
              </table:table-cell>
              <table:table-cell office:value-type="float" office:value="525.583369296">
                <text:p>525.583369296</text:p>
              </table:table-cell>
              <table:table-cell office:value-type="float" office:value="942.682323429">
                <text:p>942.682323429</text:p>
              </table:table-cell>
            </table:table-row>
            <table:table-row>
              <table:table-cell office:value-type="float" office:value="1.84">
                <text:p>1.84</text:p>
              </table:table-cell>
              <table:table-cell office:value-type="float" office:value="867.071354572">
                <text:p>867.071354572</text:p>
              </table:table-cell>
              <table:table-cell office:value-type="float" office:value="341.796291793">
                <text:p>341.796291793</text:p>
              </table:table-cell>
              <table:table-cell office:value-type="float" office:value="525.275062779">
                <text:p>525.275062779</text:p>
              </table:table-cell>
              <table:table-cell office:value-type="float" office:value="965.817390281">
                <text:p>965.817390281</text:p>
              </table:table-cell>
            </table:table-row>
            <table:table-row>
              <table:table-cell office:value-type="float" office:value="1.85">
                <text:p>1.85</text:p>
              </table:table-cell>
              <table:table-cell office:value-type="float" office:value="866.904660993">
                <text:p>866.904660993</text:p>
              </table:table-cell>
              <table:table-cell office:value-type="float" office:value="341.755283734">
                <text:p>341.755283734</text:p>
              </table:table-cell>
              <table:table-cell office:value-type="float" office:value="525.149377259">
                <text:p>525.149377259</text:p>
              </table:table-cell>
              <table:table-cell office:value-type="float" office:value="989.520231985">
                <text:p>989.520231985</text:p>
              </table:table-cell>
            </table:table-row>
            <table:table-row>
              <table:table-cell office:value-type="float" office:value="1.86">
                <text:p>1.86</text:p>
              </table:table-cell>
              <table:table-cell office:value-type="float" office:value="866.754600268">
                <text:p>866.754600268</text:p>
              </table:table-cell>
              <table:table-cell office:value-type="float" office:value="341.658768974">
                <text:p>341.658768974</text:p>
              </table:table-cell>
              <table:table-cell office:value-type="float" office:value="525.095831294">
                <text:p>525.095831294</text:p>
              </table:table-cell>
              <table:table-cell office:value-type="float" office:value="1013.80478273">
                <text:p>1013.80478273</text:p>
              </table:table-cell>
            </table:table-row>
            <table:table-row>
              <table:table-cell office:value-type="float" office:value="1.87">
                <text:p>1.87</text:p>
              </table:table-cell>
              <table:table-cell office:value-type="float" office:value="866.624428174">
                <text:p>866.624428174</text:p>
              </table:table-cell>
              <table:table-cell office:value-type="float" office:value="341.519157765">
                <text:p>341.519157765</text:p>
              </table:table-cell>
              <table:table-cell office:value-type="float" office:value="525.105270409">
                <text:p>525.105270409</text:p>
              </table:table-cell>
              <table:table-cell office:value-type="float" office:value="1038.68531866">
                <text:p>1038.68531866</text:p>
              </table:table-cell>
            </table:table-row>
            <table:table-row>
              <table:table-cell office:value-type="float" office:value="1.88">
                <text:p>1.88</text:p>
              </table:table-cell>
              <table:table-cell office:value-type="float" office:value="866.430169888">
                <text:p>866.430169888</text:p>
              </table:table-cell>
              <table:table-cell office:value-type="float" office:value="337.900211001">
                <text:p>337.900211001</text:p>
              </table:table-cell>
              <table:table-cell office:value-type="float" office:value="528.529958887">
                <text:p>528.529958887</text:p>
              </table:table-cell>
              <table:table-cell office:value-type="float" office:value="1064.1764663">
                <text:p>1064.1764663</text:p>
              </table:table-cell>
            </table:table-row>
            <table:table-row>
              <table:table-cell office:value-type="float" office:value="1.89">
                <text:p>1.89</text:p>
              </table:table-cell>
              <table:table-cell office:value-type="float" office:value="866.215520084">
                <text:p>866.215520084</text:p>
              </table:table-cell>
              <table:table-cell office:value-type="float" office:value="337.848035861">
                <text:p>337.848035861</text:p>
              </table:table-cell>
              <table:table-cell office:value-type="float" office:value="528.367484223">
                <text:p>528.367484223</text:p>
              </table:table-cell>
              <table:table-cell office:value-type="float" office:value="1090.29321112">
                <text:p>1090.29321112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866.007044202">
                <text:p>866.007044202</text:p>
              </table:table-cell>
              <table:table-cell office:value-type="float" office:value="338.15466544">
                <text:p>338.15466544</text:p>
              </table:table-cell>
              <table:table-cell office:value-type="float" office:value="527.852378763">
                <text:p>527.852378763</text:p>
              </table:table-cell>
              <table:table-cell office:value-type="float" office:value="1117.05090637">
                <text:p>1117.05090637</text:p>
              </table:table-cell>
            </table:table-row>
            <table:table-row>
              <table:table-cell office:value-type="float" office:value="1.91">
                <text:p>1.91</text:p>
              </table:table-cell>
              <table:table-cell office:value-type="float" office:value="865.826105333">
                <text:p>865.826105333</text:p>
              </table:table-cell>
              <table:table-cell office:value-type="float" office:value="337.428101757">
                <text:p>337.428101757</text:p>
              </table:table-cell>
              <table:table-cell office:value-type="float" office:value="528.398003575">
                <text:p>528.398003575</text:p>
              </table:table-cell>
              <table:table-cell office:value-type="float" office:value="1144.46528209">
                <text:p>1144.46528209</text:p>
              </table:table-cell>
            </table:table-row>
            <table:table-row>
              <table:table-cell office:value-type="float" office:value="1.92">
                <text:p>1.92</text:p>
              </table:table-cell>
              <table:table-cell office:value-type="float" office:value="865.545192034">
                <text:p>865.545192034</text:p>
              </table:table-cell>
              <table:table-cell office:value-type="float" office:value="331.438076053">
                <text:p>331.438076053</text:p>
              </table:table-cell>
              <table:table-cell office:value-type="float" office:value="534.107115981">
                <text:p>534.107115981</text:p>
              </table:table-cell>
              <table:table-cell office:value-type="float" office:value="1172.55245435">
                <text:p>1172.55245435</text:p>
              </table:table-cell>
            </table:table-row>
            <table:table-row>
              <table:table-cell office:value-type="float" office:value="1.93">
                <text:p>1.93</text:p>
              </table:table-cell>
              <table:table-cell office:value-type="float" office:value="865.305032927">
                <text:p>865.305032927</text:p>
              </table:table-cell>
              <table:table-cell office:value-type="float" office:value="333.033199994">
                <text:p>333.033199994</text:p>
              </table:table-cell>
              <table:table-cell office:value-type="float" office:value="532.271832933">
                <text:p>532.271832933</text:p>
              </table:table-cell>
              <table:table-cell office:value-type="float" office:value="1201.32893477">
                <text:p>1201.32893477</text:p>
              </table:table-cell>
            </table:table-row>
            <table:table-row>
              <table:table-cell office:value-type="float" office:value="1.94">
                <text:p>1.94</text:p>
              </table:table-cell>
              <table:table-cell office:value-type="float" office:value="865.054371492">
                <text:p>865.054371492</text:p>
              </table:table-cell>
              <table:table-cell office:value-type="float" office:value="333.650224652">
                <text:p>333.650224652</text:p>
              </table:table-cell>
              <table:table-cell office:value-type="float" office:value="531.40414684">
                <text:p>531.40414684</text:p>
              </table:table-cell>
              <table:table-cell office:value-type="float" office:value="1230.81164016">
                <text:p>1230.81164016</text:p>
              </table:table-cell>
            </table:table-row>
            <table:table-row>
              <table:table-cell office:value-type="float" office:value="1.95">
                <text:p>1.95</text:p>
              </table:table-cell>
              <table:table-cell office:value-type="float" office:value="864.956892324">
                <text:p>864.956892324</text:p>
              </table:table-cell>
              <table:table-cell office:value-type="float" office:value="328.817183359">
                <text:p>328.817183359</text:p>
              </table:table-cell>
              <table:table-cell office:value-type="float" office:value="536.139708965">
                <text:p>536.139708965</text:p>
              </table:table-cell>
              <table:table-cell office:value-type="float" office:value="1261.01790251">
                <text:p>1261.01790251</text:p>
              </table:table-cell>
            </table:table-row>
            <table:table-row>
              <table:table-cell office:value-type="float" office:value="1.96">
                <text:p>1.96</text:p>
              </table:table-cell>
              <table:table-cell office:value-type="float" office:value="870.636912929">
                <text:p>870.636912929</text:p>
              </table:table-cell>
              <table:table-cell office:value-type="float" office:value="330.235387114">
                <text:p>330.235387114</text:p>
              </table:table-cell>
              <table:table-cell office:value-type="float" office:value="540.401525815">
                <text:p>540.401525815</text:p>
              </table:table-cell>
              <table:table-cell office:value-type="float" office:value="1291.96547917">
                <text:p>1291.96547917</text:p>
              </table:table-cell>
            </table:table-row>
            <table:table-row>
              <table:table-cell office:value-type="float" office:value="1.97">
                <text:p>1.97</text:p>
              </table:table-cell>
              <table:table-cell office:value-type="float" office:value="863.027742525">
                <text:p>863.027742525</text:p>
              </table:table-cell>
              <table:table-cell office:value-type="float" office:value="363.029766978">
                <text:p>363.029766978</text:p>
              </table:table-cell>
              <table:table-cell office:value-type="float" office:value="499.997975548">
                <text:p>499.997975548</text:p>
              </table:table-cell>
              <table:table-cell office:value-type="float" office:value="1323.6725633">
                <text:p>1323.6725633</text:p>
              </table:table-cell>
            </table:table-row>
            <table:table-row>
              <table:table-cell office:value-type="float" office:value="1.98">
                <text:p>1.98</text:p>
              </table:table-cell>
              <table:table-cell office:value-type="float" office:value="861.950020734">
                <text:p>861.950020734</text:p>
              </table:table-cell>
              <table:table-cell office:value-type="float" office:value="362.866625">
                <text:p>362.866625</text:p>
              </table:table-cell>
              <table:table-cell office:value-type="float" office:value="499.083395733">
                <text:p>499.083395733</text:p>
              </table:table-cell>
              <table:table-cell office:value-type="float" office:value="1356.15779451">
                <text:p>1356.15779451</text:p>
              </table:table-cell>
            </table:table-row>
            <table:table-row>
              <table:table-cell office:value-type="float" office:value="1.99">
                <text:p>1.99</text:p>
              </table:table-cell>
              <table:table-cell office:value-type="float" office:value="861.102346079">
                <text:p>861.102346079</text:p>
              </table:table-cell>
              <table:table-cell office:value-type="float" office:value="362.690996888">
                <text:p>362.690996888</text:p>
              </table:table-cell>
              <table:table-cell office:value-type="float" office:value="498.411349191">
                <text:p>498.411349191</text:p>
              </table:table-cell>
              <table:table-cell office:value-type="float" office:value="1389.44026991">
                <text:p>1389.4402699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762.19303004">
                <text:p>1762.19303004</text:p>
              </table:table-cell>
              <table:table-cell office:value-type="float" office:value="737.932841903">
                <text:p>737.932841903</text:p>
              </table:table-cell>
              <table:table-cell office:value-type="float" office:value="1024.26018814">
                <text:p>1024.26018814</text:p>
              </table:table-cell>
              <table:table-cell office:value-type="float" office:value="1423.53955525">
                <text:p>1423.53955525</text:p>
              </table:table-cell>
            </table:table-row>
            <table:table-row>
              <table:table-cell office:value-type="float" office:value="2.01">
                <text:p>2.01</text:p>
              </table:table-cell>
              <table:table-cell office:value-type="float" office:value="1761.36539038">
                <text:p>1761.36539038</text:p>
              </table:table-cell>
              <table:table-cell office:value-type="float" office:value="737.822254068">
                <text:p>737.822254068</text:p>
              </table:table-cell>
              <table:table-cell office:value-type="float" office:value="1023.54313631">
                <text:p>1023.54313631</text:p>
              </table:table-cell>
              <table:table-cell office:value-type="float" office:value="1458.47569647">
                <text:p>1458.47569647</text:p>
              </table:table-cell>
            </table:table-row>
            <table:table-row>
              <table:table-cell office:value-type="float" office:value="2.02">
                <text:p>2.02</text:p>
              </table:table-cell>
              <table:table-cell office:value-type="float" office:value="1761.18283845">
                <text:p>1761.18283845</text:p>
              </table:table-cell>
              <table:table-cell office:value-type="float" office:value="738.286768164">
                <text:p>738.286768164</text:p>
              </table:table-cell>
              <table:table-cell office:value-type="float" office:value="1022.89607029">
                <text:p>1022.89607029</text:p>
              </table:table-cell>
              <table:table-cell office:value-type="float" office:value="1494.26923147">
                <text:p>1494.26923147</text:p>
              </table:table-cell>
            </table:table-row>
            <table:table-row>
              <table:table-cell office:value-type="float" office:value="2.03">
                <text:p>2.03</text:p>
              </table:table-cell>
              <table:table-cell office:value-type="float" office:value="1759.86570469">
                <text:p>1759.86570469</text:p>
              </table:table-cell>
              <table:table-cell office:value-type="float" office:value="729.529090998">
                <text:p>729.529090998</text:p>
              </table:table-cell>
              <table:table-cell office:value-type="float" office:value="1030.33661369">
                <text:p>1030.33661369</text:p>
              </table:table-cell>
              <table:table-cell office:value-type="float" office:value="1530.94120219">
                <text:p>1530.94120219</text:p>
              </table:table-cell>
            </table:table-row>
            <table:table-row>
              <table:table-cell office:value-type="float" office:value="2.04">
                <text:p>2.04</text:p>
              </table:table-cell>
              <table:table-cell office:value-type="float" office:value="1758.8542805">
                <text:p>1758.8542805</text:p>
              </table:table-cell>
              <table:table-cell office:value-type="float" office:value="729.563014807">
                <text:p>729.563014807</text:p>
              </table:table-cell>
              <table:table-cell office:value-type="float" office:value="1029.29126569">
                <text:p>1029.29126569</text:p>
              </table:table-cell>
              <table:table-cell office:value-type="float" office:value="1568.51316697">
                <text:p>1568.51316697</text:p>
              </table:table-cell>
            </table:table-row>
            <table:table-row>
              <table:table-cell office:value-type="float" office:value="2.05">
                <text:p>2.05</text:p>
              </table:table-cell>
              <table:table-cell office:value-type="float" office:value="1757.97811352">
                <text:p>1757.97811352</text:p>
              </table:table-cell>
              <table:table-cell office:value-type="float" office:value="729.629686873">
                <text:p>729.629686873</text:p>
              </table:table-cell>
              <table:table-cell office:value-type="float" office:value="1028.34842665">
                <text:p>1028.34842665</text:p>
              </table:table-cell>
              <table:table-cell office:value-type="float" office:value="1607.00721324">
                <text:p>1607.00721324</text:p>
              </table:table-cell>
            </table:table-row>
            <table:table-row>
              <table:table-cell office:value-type="float" office:value="2.06">
                <text:p>2.06</text:p>
              </table:table-cell>
              <table:table-cell office:value-type="float" office:value="1757.07514627">
                <text:p>1757.07514627</text:p>
              </table:table-cell>
              <table:table-cell office:value-type="float" office:value="728.87062414">
                <text:p>728.87062414</text:p>
              </table:table-cell>
              <table:table-cell office:value-type="float" office:value="1028.20452213">
                <text:p>1028.20452213</text:p>
              </table:table-cell>
              <table:table-cell office:value-type="float" office:value="1646.44597048">
                <text:p>1646.44597048</text:p>
              </table:table-cell>
            </table:table-row>
            <table:table-row>
              <table:table-cell office:value-type="float" office:value="2.07">
                <text:p>2.07</text:p>
              </table:table-cell>
              <table:table-cell office:value-type="float" office:value="1756.32679401">
                <text:p>1756.32679401</text:p>
              </table:table-cell>
              <table:table-cell office:value-type="float" office:value="729.106894518">
                <text:p>729.106894518</text:p>
              </table:table-cell>
              <table:table-cell office:value-type="float" office:value="1027.2198995">
                <text:p>1027.2198995</text:p>
              </table:table-cell>
              <table:table-cell office:value-type="float" office:value="1686.85262355">
                <text:p>1686.85262355</text:p>
              </table:table-cell>
            </table:table-row>
            <table:table-row>
              <table:table-cell office:value-type="float" office:value="2.08">
                <text:p>2.08</text:p>
              </table:table-cell>
              <table:table-cell office:value-type="float" office:value="1755.4793872">
                <text:p>1755.4793872</text:p>
              </table:table-cell>
              <table:table-cell office:value-type="float" office:value="728.557612334">
                <text:p>728.557612334</text:p>
              </table:table-cell>
              <table:table-cell office:value-type="float" office:value="1026.92177487">
                <text:p>1026.92177487</text:p>
              </table:table-cell>
              <table:table-cell office:value-type="float" office:value="1728.25092629">
                <text:p>1728.25092629</text:p>
              </table:table-cell>
            </table:table-row>
            <table:table-row>
              <table:table-cell office:value-type="float" office:value="2.09">
                <text:p>2.09</text:p>
              </table:table-cell>
              <table:table-cell office:value-type="float" office:value="1754.39272067">
                <text:p>1754.39272067</text:p>
              </table:table-cell>
              <table:table-cell office:value-type="float" office:value="721.873859639">
                <text:p>721.873859639</text:p>
              </table:table-cell>
              <table:table-cell office:value-type="float" office:value="1032.51886103">
                <text:p>1032.51886103</text:p>
              </table:table-cell>
              <table:table-cell office:value-type="float" office:value="1770.66521551">
                <text:p>1770.66521551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1753.64420828">
                <text:p>1753.64420828</text:p>
              </table:table-cell>
              <table:table-cell office:value-type="float" office:value="720.224762806">
                <text:p>720.224762806</text:p>
              </table:table-cell>
              <table:table-cell office:value-type="float" office:value="1033.41944547">
                <text:p>1033.41944547</text:p>
              </table:table-cell>
              <table:table-cell office:value-type="float" office:value="1814.12042531">
                <text:p>1814.12042531</text:p>
              </table:table-cell>
            </table:table-row>
            <table:table-row>
              <table:table-cell office:value-type="float" office:value="2.11">
                <text:p>2.11</text:p>
              </table:table-cell>
              <table:table-cell office:value-type="float" office:value="1751.63703162">
                <text:p>1751.63703162</text:p>
              </table:table-cell>
              <table:table-cell office:value-type="float" office:value="717.756828467">
                <text:p>717.756828467</text:p>
              </table:table-cell>
              <table:table-cell office:value-type="float" office:value="1033.88020315">
                <text:p>1033.88020315</text:p>
              </table:table-cell>
              <table:table-cell office:value-type="float" office:value="1858.64210167">
                <text:p>1858.64210167</text:p>
              </table:table-cell>
            </table:table-row>
            <table:table-row>
              <table:table-cell office:value-type="float" office:value="2.12">
                <text:p>2.12</text:p>
              </table:table-cell>
              <table:table-cell office:value-type="float" office:value="1750.06712846">
                <text:p>1750.06712846</text:p>
              </table:table-cell>
              <table:table-cell office:value-type="float" office:value="716.862560919">
                <text:p>716.862560919</text:p>
              </table:table-cell>
              <table:table-cell office:value-type="float" office:value="1033.20456755">
                <text:p>1033.20456755</text:p>
              </table:table-cell>
              <table:table-cell office:value-type="float" office:value="1904.25641755">
                <text:p>1904.25641755</text:p>
              </table:table-cell>
            </table:table-row>
            <table:table-row>
              <table:table-cell office:value-type="float" office:value="2.13">
                <text:p>2.13</text:p>
              </table:table-cell>
              <table:table-cell office:value-type="float" office:value="1748.57705753">
                <text:p>1748.57705753</text:p>
              </table:table-cell>
              <table:table-cell office:value-type="float" office:value="716.02706028">
                <text:p>716.02706028</text:p>
              </table:table-cell>
              <table:table-cell office:value-type="float" office:value="1032.54999725">
                <text:p>1032.54999725</text:p>
              </table:table-cell>
              <table:table-cell office:value-type="float" office:value="1950.99018822">
                <text:p>1950.99018822</text:p>
              </table:table-cell>
            </table:table-row>
            <table:table-row>
              <table:table-cell office:value-type="float" office:value="2.14">
                <text:p>2.14</text:p>
              </table:table-cell>
              <table:table-cell office:value-type="float" office:value="1746.75123096">
                <text:p>1746.75123096</text:p>
              </table:table-cell>
              <table:table-cell office:value-type="float" office:value="708.624797314">
                <text:p>708.624797314</text:p>
              </table:table-cell>
              <table:table-cell office:value-type="float" office:value="1038.12643365">
                <text:p>1038.12643365</text:p>
              </table:table-cell>
              <table:table-cell office:value-type="float" office:value="1998.87088706">
                <text:p>1998.87088706</text:p>
              </table:table-cell>
            </table:table-row>
            <table:table-row>
              <table:table-cell office:value-type="float" office:value="2.15">
                <text:p>2.15</text:p>
              </table:table-cell>
              <table:table-cell office:value-type="float" office:value="1744.29522244">
                <text:p>1744.29522244</text:p>
              </table:table-cell>
              <table:table-cell office:value-type="float" office:value="707.419088431">
                <text:p>707.419088431</text:p>
              </table:table-cell>
              <table:table-cell office:value-type="float" office:value="1036.87613401">
                <text:p>1036.87613401</text:p>
              </table:table-cell>
              <table:table-cell office:value-type="float" office:value="2047.92666168">
                <text:p>2047.92666168</text:p>
              </table:table-cell>
            </table:table-row>
            <table:table-row>
              <table:table-cell office:value-type="float" office:value="2.16">
                <text:p>2.16</text:p>
              </table:table-cell>
              <table:table-cell office:value-type="float" office:value="1741.64486202">
                <text:p>1741.64486202</text:p>
              </table:table-cell>
              <table:table-cell office:value-type="float" office:value="693.915341687">
                <text:p>693.915341687</text:p>
              </table:table-cell>
              <table:table-cell office:value-type="float" office:value="1047.72952033">
                <text:p>1047.72952033</text:p>
              </table:table-cell>
              <table:table-cell office:value-type="float" office:value="2098.1863505">
                <text:p>2098.1863505</text:p>
              </table:table-cell>
            </table:table-row>
            <table:table-row>
              <table:table-cell office:value-type="float" office:value="2.17">
                <text:p>2.17</text:p>
              </table:table-cell>
              <table:table-cell office:value-type="float" office:value="1738.20507781">
                <text:p>1738.20507781</text:p>
              </table:table-cell>
              <table:table-cell office:value-type="float" office:value="694.938036171">
                <text:p>694.938036171</text:p>
              </table:table-cell>
              <table:table-cell office:value-type="float" office:value="1043.26704164">
                <text:p>1043.26704164</text:p>
              </table:table-cell>
              <table:table-cell office:value-type="float" office:value="2149.67949965">
                <text:p>2149.67949965</text:p>
              </table:table-cell>
            </table:table-row>
            <table:table-row>
              <table:table-cell office:value-type="float" office:value="2.18">
                <text:p>2.18</text:p>
              </table:table-cell>
              <table:table-cell office:value-type="float" office:value="1734.09205201">
                <text:p>1734.09205201</text:p>
              </table:table-cell>
              <table:table-cell office:value-type="float" office:value="681.198214276">
                <text:p>681.198214276</text:p>
              </table:table-cell>
              <table:table-cell office:value-type="float" office:value="1052.89383774">
                <text:p>1052.89383774</text:p>
              </table:table-cell>
              <table:table-cell office:value-type="float" office:value="2202.43638041">
                <text:p>2202.43638041</text:p>
              </table:table-cell>
            </table:table-row>
            <table:table-row>
              <table:table-cell office:value-type="float" office:value="2.19">
                <text:p>2.19</text:p>
              </table:table-cell>
              <table:table-cell office:value-type="float" office:value="1719.98861508">
                <text:p>1719.98861508</text:p>
              </table:table-cell>
              <table:table-cell office:value-type="float" office:value="744.315932713">
                <text:p>744.315932713</text:p>
              </table:table-cell>
              <table:table-cell office:value-type="float" office:value="975.672682368">
                <text:p>975.672682368</text:p>
              </table:table-cell>
              <table:table-cell office:value-type="float" office:value="2256.48800695">
                <text:p>2256.48800695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1707.16808747">
                <text:p>1707.16808747</text:p>
              </table:table-cell>
              <table:table-cell office:value-type="float" office:value="741.376518819">
                <text:p>741.376518819</text:p>
              </table:table-cell>
              <table:table-cell office:value-type="float" office:value="965.791568654">
                <text:p>965.791568654</text:p>
              </table:table-cell>
              <table:table-cell office:value-type="float" office:value="2311.8661546">
                <text:p>2311.8661546</text:p>
              </table:table-cell>
            </table:table-row>
            <table:table-row>
              <table:table-cell office:value-type="float" office:value="2.21">
                <text:p>2.21</text:p>
              </table:table-cell>
              <table:table-cell office:value-type="float" office:value="1695.59012648">
                <text:p>1695.59012648</text:p>
              </table:table-cell>
              <table:table-cell office:value-type="float" office:value="737.188422029">
                <text:p>737.188422029</text:p>
              </table:table-cell>
              <table:table-cell office:value-type="float" office:value="958.401704452">
                <text:p>958.401704452</text:p>
              </table:table-cell>
              <table:table-cell office:value-type="float" office:value="2368.60337849">
                <text:p>2368.60337849</text:p>
              </table:table-cell>
            </table:table-row>
            <table:table-row>
              <table:table-cell office:value-type="float" office:value="2.22">
                <text:p>2.22</text:p>
              </table:table-cell>
              <table:table-cell office:value-type="float" office:value="1684.88412228">
                <text:p>1684.88412228</text:p>
              </table:table-cell>
              <table:table-cell office:value-type="float" office:value="733.249626303">
                <text:p>733.249626303</text:p>
              </table:table-cell>
              <table:table-cell office:value-type="float" office:value="951.63449598">
                <text:p>951.63449598</text:p>
              </table:table-cell>
              <table:table-cell office:value-type="float" office:value="2426.73303271">
                <text:p>2426.73303271</text:p>
              </table:table-cell>
            </table:table-row>
            <table:table-row>
              <table:table-cell office:value-type="float" office:value="2.23">
                <text:p>2.23</text:p>
              </table:table-cell>
              <table:table-cell office:value-type="float" office:value="1674.74069369">
                <text:p>1674.74069369</text:p>
              </table:table-cell>
              <table:table-cell office:value-type="float" office:value="730.441031059">
                <text:p>730.441031059</text:p>
              </table:table-cell>
              <table:table-cell office:value-type="float" office:value="944.299662636">
                <text:p>944.299662636</text:p>
              </table:table-cell>
              <table:table-cell office:value-type="float" office:value="2486.28928994">
                <text:p>2486.28928994</text:p>
              </table:table-cell>
            </table:table-row>
            <table:table-row>
              <table:table-cell office:value-type="float" office:value="2.24">
                <text:p>2.24</text:p>
              </table:table-cell>
              <table:table-cell office:value-type="float" office:value="1665.06748863">
                <text:p>1665.06748863</text:p>
              </table:table-cell>
              <table:table-cell office:value-type="float" office:value="726.692436475">
                <text:p>726.692436475</text:p>
              </table:table-cell>
              <table:table-cell office:value-type="float" office:value="938.375052159">
                <text:p>938.375052159</text:p>
              </table:table-cell>
              <table:table-cell office:value-type="float" office:value="2547.3071615">
                <text:p>2547.3071615</text:p>
              </table:table-cell>
            </table:table-row>
            <table:table-row>
              <table:table-cell office:value-type="float" office:value="2.25">
                <text:p>2.25</text:p>
              </table:table-cell>
              <table:table-cell office:value-type="float" office:value="1655.92694022">
                <text:p>1655.92694022</text:p>
              </table:table-cell>
              <table:table-cell office:value-type="float" office:value="723.41058631">
                <text:p>723.41058631</text:p>
              </table:table-cell>
              <table:table-cell office:value-type="float" office:value="932.516353913">
                <text:p>932.516353913</text:p>
              </table:table-cell>
              <table:table-cell office:value-type="float" office:value="2609.82251796">
                <text:p>2609.82251796</text:p>
              </table:table-cell>
            </table:table-row>
            <table:table-row>
              <table:table-cell office:value-type="float" office:value="2.26">
                <text:p>2.26</text:p>
              </table:table-cell>
              <table:table-cell office:value-type="float" office:value="3456.68772068">
                <text:p>3456.68772068</text:p>
              </table:table-cell>
              <table:table-cell office:value-type="float" office:value="1516.37820723">
                <text:p>1516.37820723</text:p>
              </table:table-cell>
              <table:table-cell office:value-type="float" office:value="1940.30951345">
                <text:p>1940.30951345</text:p>
              </table:table-cell>
              <table:table-cell office:value-type="float" office:value="2673.87211019">
                <text:p>2673.87211019</text:p>
              </table:table-cell>
            </table:table-row>
            <table:table-row>
              <table:table-cell office:value-type="float" office:value="2.27">
                <text:p>2.27</text:p>
              </table:table-cell>
              <table:table-cell office:value-type="float" office:value="3450.55576826">
                <text:p>3450.55576826</text:p>
              </table:table-cell>
              <table:table-cell office:value-type="float" office:value="1516.17238138">
                <text:p>1516.17238138</text:p>
              </table:table-cell>
              <table:table-cell office:value-type="float" office:value="1934.38338687">
                <text:p>1934.38338687</text:p>
              </table:table-cell>
              <table:table-cell office:value-type="float" office:value="2739.49359103">
                <text:p>2739.49359103</text:p>
              </table:table-cell>
            </table:table-row>
            <table:table-row>
              <table:table-cell office:value-type="float" office:value="2.28">
                <text:p>2.28</text:p>
              </table:table-cell>
              <table:table-cell office:value-type="float" office:value="3446.06847665">
                <text:p>3446.06847665</text:p>
              </table:table-cell>
              <table:table-cell office:value-type="float" office:value="1516.28949476">
                <text:p>1516.28949476</text:p>
              </table:table-cell>
              <table:table-cell office:value-type="float" office:value="1929.77898189">
                <text:p>1929.77898189</text:p>
              </table:table-cell>
              <table:table-cell office:value-type="float" office:value="2806.72553735">
                <text:p>2806.72553735</text:p>
              </table:table-cell>
            </table:table-row>
            <table:table-row>
              <table:table-cell office:value-type="float" office:value="2.29">
                <text:p>2.29</text:p>
              </table:table-cell>
              <table:table-cell office:value-type="float" office:value="3437.79900852">
                <text:p>3437.79900852</text:p>
              </table:table-cell>
              <table:table-cell office:value-type="float" office:value="1499.51325261">
                <text:p>1499.51325261</text:p>
              </table:table-cell>
              <table:table-cell office:value-type="float" office:value="1938.28575592">
                <text:p>1938.28575592</text:p>
              </table:table-cell>
              <table:table-cell office:value-type="float" office:value="2875.60747278">
                <text:p>2875.60747278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3426.06373968">
                <text:p>3426.06373968</text:p>
              </table:table-cell>
              <table:table-cell office:value-type="float" office:value="1492.1544551">
                <text:p>1492.1544551</text:p>
              </table:table-cell>
              <table:table-cell office:value-type="float" office:value="1933.90928458">
                <text:p>1933.90928458</text:p>
              </table:table-cell>
              <table:table-cell office:value-type="float" office:value="2946.17989094">
                <text:p>2946.17989094</text:p>
              </table:table-cell>
            </table:table-row>
            <table:table-row>
              <table:table-cell office:value-type="float" office:value="2.31">
                <text:p>2.31</text:p>
              </table:table-cell>
              <table:table-cell office:value-type="float" office:value="3412.8985022">
                <text:p>3412.8985022</text:p>
              </table:table-cell>
              <table:table-cell office:value-type="float" office:value="1486.59452189">
                <text:p>1486.59452189</text:p>
              </table:table-cell>
              <table:table-cell office:value-type="float" office:value="1926.30398031">
                <text:p>1926.30398031</text:p>
              </table:table-cell>
              <table:table-cell office:value-type="float" office:value="3018.48427922">
                <text:p>3018.48427922</text:p>
              </table:table-cell>
            </table:table-row>
            <table:table-row>
              <table:table-cell office:value-type="float" office:value="2.32">
                <text:p>2.32</text:p>
              </table:table-cell>
              <table:table-cell office:value-type="float" office:value="3402.93063177">
                <text:p>3402.93063177</text:p>
              </table:table-cell>
              <table:table-cell office:value-type="float" office:value="1482.61009552">
                <text:p>1482.61009552</text:p>
              </table:table-cell>
              <table:table-cell office:value-type="float" office:value="1920.32053625">
                <text:p>1920.32053625</text:p>
              </table:table-cell>
              <table:table-cell office:value-type="float" office:value="3092.56314317">
                <text:p>3092.56314317</text:p>
              </table:table-cell>
            </table:table-row>
            <table:table-row>
              <table:table-cell office:value-type="float" office:value="2.33">
                <text:p>2.33</text:p>
              </table:table-cell>
              <table:table-cell office:value-type="float" office:value="3394.54685459">
                <text:p>3394.54685459</text:p>
              </table:table-cell>
              <table:table-cell office:value-type="float" office:value="1473.12338475">
                <text:p>1473.12338475</text:p>
              </table:table-cell>
              <table:table-cell office:value-type="float" office:value="1921.42346984">
                <text:p>1921.42346984</text:p>
              </table:table-cell>
              <table:table-cell office:value-type="float" office:value="3168.46003153">
                <text:p>3168.46003153</text:p>
              </table:table-cell>
            </table:table-row>
            <table:table-row>
              <table:table-cell office:value-type="float" office:value="2.34">
                <text:p>2.34</text:p>
              </table:table-cell>
              <table:table-cell office:value-type="float" office:value="3386.71258275">
                <text:p>3386.71258275</text:p>
              </table:table-cell>
              <table:table-cell office:value-type="float" office:value="1469.50517251">
                <text:p>1469.50517251</text:p>
              </table:table-cell>
              <table:table-cell office:value-type="float" office:value="1917.20741024">
                <text:p>1917.20741024</text:p>
              </table:table-cell>
              <table:table-cell office:value-type="float" office:value="3246.21956178">
                <text:p>3246.21956178</text:p>
              </table:table-cell>
            </table:table-row>
            <table:table-row>
              <table:table-cell office:value-type="float" office:value="2.35">
                <text:p>2.35</text:p>
              </table:table-cell>
              <table:table-cell office:value-type="float" office:value="3379.35731239">
                <text:p>3379.35731239</text:p>
              </table:table-cell>
              <table:table-cell office:value-type="float" office:value="1464.69070256">
                <text:p>1464.69070256</text:p>
              </table:table-cell>
              <table:table-cell office:value-type="float" office:value="1914.66660983">
                <text:p>1914.66660983</text:p>
              </table:table-cell>
              <table:table-cell office:value-type="float" office:value="3325.88744639">
                <text:p>3325.88744639</text:p>
              </table:table-cell>
            </table:table-row>
            <table:table-row>
              <table:table-cell office:value-type="float" office:value="2.36">
                <text:p>2.36</text:p>
              </table:table-cell>
              <table:table-cell office:value-type="float" office:value="3372.59449348">
                <text:p>3372.59449348</text:p>
              </table:table-cell>
              <table:table-cell office:value-type="float" office:value="1456.3280972">
                <text:p>1456.3280972</text:p>
              </table:table-cell>
              <table:table-cell office:value-type="float" office:value="1916.26639628">
                <text:p>1916.26639628</text:p>
              </table:table-cell>
              <table:table-cell office:value-type="float" office:value="3407.51051972">
                <text:p>3407.51051972</text:p>
              </table:table-cell>
            </table:table-row>
            <table:table-row>
              <table:table-cell office:value-type="float" office:value="2.37">
                <text:p>2.37</text:p>
              </table:table-cell>
              <table:table-cell office:value-type="float" office:value="3366.26860568">
                <text:p>3366.26860568</text:p>
              </table:table-cell>
              <table:table-cell office:value-type="float" office:value="1451.69564664">
                <text:p>1451.69564664</text:p>
              </table:table-cell>
              <table:table-cell office:value-type="float" office:value="1914.57295904">
                <text:p>1914.57295904</text:p>
              </table:table-cell>
              <table:table-cell office:value-type="float" office:value="3491.1367655">
                <text:p>3491.1367655</text:p>
              </table:table-cell>
            </table:table-row>
            <table:table-row>
              <table:table-cell office:value-type="float" office:value="2.38">
                <text:p>2.38</text:p>
              </table:table-cell>
              <table:table-cell office:value-type="float" office:value="3354.75483243">
                <text:p>3354.75483243</text:p>
              </table:table-cell>
              <table:table-cell office:value-type="float" office:value="1433.42666104">
                <text:p>1433.42666104</text:p>
              </table:table-cell>
              <table:table-cell office:value-type="float" office:value="1921.32817139">
                <text:p>1921.32817139</text:p>
              </table:table-cell>
              <table:table-cell office:value-type="float" office:value="3576.81534507">
                <text:p>3576.81534507</text:p>
              </table:table-cell>
            </table:table-row>
            <table:table-row>
              <table:table-cell office:value-type="float" office:value="2.39">
                <text:p>2.39</text:p>
              </table:table-cell>
              <table:table-cell office:value-type="float" office:value="3341.68234607">
                <text:p>3341.68234607</text:p>
              </table:table-cell>
              <table:table-cell office:value-type="float" office:value="1425.1588498">
                <text:p>1425.1588498</text:p>
              </table:table-cell>
              <table:table-cell office:value-type="float" office:value="1916.52349627">
                <text:p>1916.52349627</text:p>
              </table:table-cell>
              <table:table-cell office:value-type="float" office:value="3664.59662628">
                <text:p>3664.59662628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3330.7234593">
                <text:p>3330.7234593</text:p>
              </table:table-cell>
              <table:table-cell office:value-type="float" office:value="1419.0722844">
                <text:p>1419.0722844</text:p>
              </table:table-cell>
              <table:table-cell office:value-type="float" office:value="1911.6511749">
                <text:p>1911.6511749</text:p>
              </table:table-cell>
              <table:table-cell office:value-type="float" office:value="3754.53221309">
                <text:p>3754.53221309</text:p>
              </table:table-cell>
            </table:table-row>
            <table:table-row>
              <table:table-cell office:value-type="float" office:value="2.41">
                <text:p>2.41</text:p>
              </table:table-cell>
              <table:table-cell office:value-type="float" office:value="3317.58078859">
                <text:p>3317.58078859</text:p>
              </table:table-cell>
              <table:table-cell office:value-type="float" office:value="1413.01216436">
                <text:p>1413.01216436</text:p>
              </table:table-cell>
              <table:table-cell office:value-type="float" office:value="1904.56862423">
                <text:p>1904.56862423</text:p>
              </table:table-cell>
              <table:table-cell office:value-type="float" office:value="3846.67497591">
                <text:p>3846.67497591</text:p>
              </table:table-cell>
            </table:table-row>
            <table:table-row>
              <table:table-cell office:value-type="float" office:value="2.42">
                <text:p>2.42</text:p>
              </table:table-cell>
              <table:table-cell office:value-type="float" office:value="3298.61689391">
                <text:p>3298.61689391</text:p>
              </table:table-cell>
              <table:table-cell office:value-type="float" office:value="1390.79670551">
                <text:p>1390.79670551</text:p>
              </table:table-cell>
              <table:table-cell office:value-type="float" office:value="1907.8201884">
                <text:p>1907.8201884</text:p>
              </table:table-cell>
              <table:table-cell office:value-type="float" office:value="3941.07908269">
                <text:p>3941.07908269</text:p>
              </table:table-cell>
            </table:table-row>
            <table:table-row>
              <table:table-cell office:value-type="float" office:value="2.43">
                <text:p>2.43</text:p>
              </table:table-cell>
              <table:table-cell office:value-type="float" office:value="3280.43906181">
                <text:p>3280.43906181</text:p>
              </table:table-cell>
              <table:table-cell office:value-type="float" office:value="1377.60646629">
                <text:p>1377.60646629</text:p>
              </table:table-cell>
              <table:table-cell office:value-type="float" office:value="1902.83259552">
                <text:p>1902.83259552</text:p>
              </table:table-cell>
              <table:table-cell office:value-type="float" office:value="4037.80003075">
                <text:p>4037.80003075</text:p>
              </table:table-cell>
            </table:table-row>
            <table:table-row>
              <table:table-cell office:value-type="float" office:value="2.44">
                <text:p>2.44</text:p>
              </table:table-cell>
              <table:table-cell office:value-type="float" office:value="3261.51517658">
                <text:p>3261.51517658</text:p>
              </table:table-cell>
              <table:table-cell office:value-type="float" office:value="1352.05644083">
                <text:p>1352.05644083</text:p>
              </table:table-cell>
              <table:table-cell office:value-type="float" office:value="1909.45873575">
                <text:p>1909.45873575</text:p>
              </table:table-cell>
              <table:table-cell office:value-type="float" office:value="4136.89467942">
                <text:p>4136.89467942</text:p>
              </table:table-cell>
            </table:table-row>
            <table:table-row>
              <table:table-cell office:value-type="float" office:value="2.45">
                <text:p>2.45</text:p>
              </table:table-cell>
              <table:table-cell office:value-type="float" office:value="3234.77599269">
                <text:p>3234.77599269</text:p>
              </table:table-cell>
              <table:table-cell office:value-type="float" office:value="1329.4998457">
                <text:p>1329.4998457</text:p>
              </table:table-cell>
              <table:table-cell office:value-type="float" office:value="1905.27614699">
                <text:p>1905.27614699</text:p>
              </table:table-cell>
              <table:table-cell office:value-type="float" office:value="4238.42128343">
                <text:p>4238.42128343</text:p>
              </table:table-cell>
            </table:table-row>
            <table:table-row>
              <table:table-cell office:value-type="float" office:value="2.46">
                <text:p>2.46</text:p>
              </table:table-cell>
              <table:table-cell office:value-type="float" office:value="3200.08112416">
                <text:p>3200.08112416</text:p>
              </table:table-cell>
              <table:table-cell office:value-type="float" office:value="1277.13967741">
                <text:p>1277.13967741</text:p>
              </table:table-cell>
              <table:table-cell office:value-type="float" office:value="1922.94144674">
                <text:p>1922.94144674</text:p>
              </table:table-cell>
              <table:table-cell office:value-type="float" office:value="4342.43952722">
                <text:p>4342.43952722</text:p>
              </table:table-cell>
            </table:table-row>
            <table:table-row>
              <table:table-cell office:value-type="float" office:value="2.47">
                <text:p>2.47</text:p>
              </table:table-cell>
              <table:table-cell office:value-type="float" office:value="3078.75451902">
                <text:p>3078.75451902</text:p>
              </table:table-cell>
              <table:table-cell office:value-type="float" office:value="1346.04345511">
                <text:p>1346.04345511</text:p>
              </table:table-cell>
              <table:table-cell office:value-type="float" office:value="1732.71106391">
                <text:p>1732.71106391</text:p>
              </table:table-cell>
              <table:table-cell office:value-type="float" office:value="4449.01055997">
                <text:p>4449.01055997</text:p>
              </table:table-cell>
            </table:table-row>
            <table:table-row>
              <table:table-cell office:value-type="float" office:value="2.48">
                <text:p>2.48</text:p>
              </table:table-cell>
              <table:table-cell office:value-type="float" office:value="2985.95869101">
                <text:p>2985.95869101</text:p>
              </table:table-cell>
              <table:table-cell office:value-type="float" office:value="1317.89023931">
                <text:p>1317.89023931</text:p>
              </table:table-cell>
              <table:table-cell office:value-type="float" office:value="1668.0684517">
                <text:p>1668.0684517</text:p>
              </table:table-cell>
              <table:table-cell office:value-type="float" office:value="4558.19703156">
                <text:p>4558.19703156</text:p>
              </table:table-cell>
            </table:table-row>
            <table:table-row>
              <table:table-cell office:value-type="float" office:value="2.49">
                <text:p>2.49</text:p>
              </table:table-cell>
              <table:table-cell office:value-type="float" office:value="2911.65109306">
                <text:p>2911.65109306</text:p>
              </table:table-cell>
              <table:table-cell office:value-type="float" office:value="1296.76668785">
                <text:p>1296.76668785</text:p>
              </table:table-cell>
              <table:table-cell office:value-type="float" office:value="1614.88440521">
                <text:p>1614.88440521</text:p>
              </table:table-cell>
              <table:table-cell office:value-type="float" office:value="4670.06312942">
                <text:p>4670.06312942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5673.28153462">
                <text:p>5673.28153462</text:p>
              </table:table-cell>
              <table:table-cell office:value-type="float" office:value="2553.00959796">
                <text:p>2553.00959796</text:p>
              </table:table-cell>
              <table:table-cell office:value-type="float" office:value="3120.27193666">
                <text:p>3120.27193666</text:p>
              </table:table-cell>
              <table:table-cell office:value-type="float" office:value="4784.67461625">
                <text:p>4784.674616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